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07300000014ABC20E39055C48FE.png" manifest:media-type="image/png"/>
  <manifest:file-entry manifest:full-path="Pictures/10000201000000C8000000C88A56E135A892CB91.png" manifest:media-type="image/png"/>
  <manifest:file-entry manifest:full-path="Pictures/100000000000051400000265BD440F4C4AF0C2F9.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family-generic="system" style:font-pitch="variable"/>
  </office:font-face-decls>
  <office:automatic-styles>
    <style:style style:name="dp1" style:family="drawing-page"/>
    <style:style style:name="gr1" style:family="graphic" style:parent-style-name="objectwithoutfill">
      <style:graphic-properties svg:stroke-width="0.05cm" svg:stroke-color="#000000" draw:marker-start-width="0.28cm" draw:marker-end-width="0.28cm" draw:fill="none" draw:textarea-vertical-align="middle" fo:padding-top="0.15cm" fo:padding-bottom="0.15cm" fo:padding-left="0.275cm" fo:padding-right="0.275cm"/>
    </style:style>
    <style:style style:name="gr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ffffff" draw:textarea-horizontal-align="justify" draw:textarea-vertical-align="middle" draw:auto-grow-height="false" fo:min-height="2.5cm" fo:min-width="1.75cm"/>
    </style:style>
    <style:style style:name="gr4" style:family="graphic" style:parent-style-name="standard">
      <style:graphic-properties draw:stroke="none" draw:fill="solid" draw:fill-color="#dddddd" draw:textarea-horizontal-align="justify" draw:textarea-vertical-align="middle" draw:auto-grow-height="false" fo:min-height="10.75cm" fo:min-width="4.25cm"/>
    </style:style>
    <style:style style:name="gr5" style:family="graphic" style:parent-style-name="standard" style:list-style-name="L1">
      <style:graphic-properties draw:stroke="solid" draw:stroke-dash="Dashed_20__28_var_29__20_2" svg:stroke-width="0.035cm" svg:stroke-color="#000000" draw:marker-start="" draw:marker-start-width="0.252cm" draw:marker-start-center="false" draw:marker-end="" draw:marker-end-width="0.252cm" draw:marker-end-center="false" draw:stroke-linejoin="round" svg:stroke-linecap="round" draw:fill="solid" draw:fill-color="#000000" draw:opacity="30%" draw:textarea-horizontal-align="center" draw:textarea-vertical-align="middle" fo:padding-top="0.142cm" fo:padding-bottom="0.142cm" fo:padding-left="0.267cm" fo:padding-right="0.267cm" fo:wrap-option="wrap" draw:shadow="hidden" draw:shadow-offset-x="0cm" draw:shadow-offset-y="0cm" draw:shadow-color="#729fcf"/>
    </style:style>
    <style:style style:name="gr6" style:family="graphic" style:parent-style-name="standard" style:list-style-name="L1">
      <style:graphic-properties draw:stroke="solid" svg:stroke-width="0.035cm" svg:stroke-color="#000000" draw:marker-start="Arrow_20_short" draw:marker-start-width="0.252cm" draw:marker-start-center="false" draw:marker-end="Arrow_20_short" draw:marker-end-width="0.252cm" draw:marker-end-center="false" draw:stroke-linejoin="round" svg:stroke-linecap="round" draw:fill="solid" draw:fill-color="#000000" draw:textarea-horizontal-align="justify" draw:textarea-vertical-align="middle" fo:padding-top="0.142cm" fo:padding-bottom="0.142cm" fo:padding-left="0.267cm" fo:padding-right="0.267cm" fo:wrap-option="wrap" draw:shadow="hidden" draw:shadow-offset-x="0cm" draw:shadow-offset-y="0cm" draw:shadow-color="#729fcf"/>
    </style:style>
    <style:style style:name="gr7" style:family="graphic" style:parent-style-name="standard" style:list-style-name="L1">
      <style:graphic-properties draw:stroke="solid" svg:stroke-width="0.035cm" svg:stroke-color="#000000" draw:marker-start="" draw:marker-start-width="0.252cm" draw:marker-start-center="false" draw:marker-end="" draw:marker-end-width="0.252cm" draw:marker-end-center="false" draw:fill="solid" draw:fill-color="#000000" draw:textarea-horizontal-align="justify" draw:textarea-vertical-align="middle" fo:padding-top="0.142cm" fo:padding-bottom="0.142cm" fo:padding-left="0.267cm" fo:padding-right="0.267cm" fo:wrap-option="wrap" draw:shadow="hidden" draw:shadow-offset-x="0cm" draw:shadow-offset-y="0cm" draw:shadow-color="#729fcf"/>
    </style:style>
    <style:style style:name="gr8" style:family="graphic" style:parent-style-name="standard" style:list-style-name="L1">
      <style:graphic-properties draw:stroke="solid" svg:stroke-width="0.035cm" svg:stroke-color="#000000" draw:marker-start="Arrow_20_short" draw:marker-start-width="0.252cm" draw:marker-start-center="false" draw:marker-end="Arrow_20_short" draw:marker-end-width="0.252cm" draw:marker-end-center="false" draw:stroke-linejoin="round" svg:stroke-linecap="round" draw:fill="solid" draw:fill-color="#000000" draw:textarea-horizontal-align="justify" draw:textarea-vertical-align="middle" fo:padding-top="0.142cm" fo:padding-bottom="0.142cm" fo:padding-left="0.267cm" fo:padding-right="0.267cm" fo:wrap-option="wrap" draw:shadow="hidden" draw:shadow-offset-x="0cm" draw:shadow-offset-y="0cm" draw:shadow-color="#729fcf"/>
    </style:style>
    <style:style style:name="gr9" style:family="graphic" style:parent-style-name="standard" style:list-style-name="L1">
      <style:graphic-properties draw:stroke="solid" svg:stroke-width="0.035cm" svg:stroke-color="#000000" draw:marker-start="" draw:marker-start-width="0.252cm" draw:marker-start-center="false" draw:marker-end="" draw:marker-end-width="0.252cm" draw:marker-end-center="false" draw:fill="solid" draw:fill-color="#000000" draw:textarea-horizontal-align="justify" draw:textarea-vertical-align="middle" fo:padding-top="0.142cm" fo:padding-bottom="0.142cm" fo:padding-left="0.267cm" fo:padding-right="0.267cm" fo:wrap-option="wrap" draw:shadow="hidden" draw:shadow-offset-x="0cm" draw:shadow-offset-y="0cm" draw:shadow-color="#729fcf"/>
    </style:style>
    <style:style style:name="gr10" style:family="graphic" style:parent-style-name="standard">
      <style:graphic-properties draw:fill="solid" draw:fill-color="#ffffff" draw:textarea-horizontal-align="justify" draw:textarea-vertical-align="middle" draw:auto-grow-height="false" fo:min-height="2.001cm" fo:min-width="3.75cm"/>
    </style:style>
    <style:style style:name="gr1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616cm" fo:min-width="0.761cm" fo:padding-top="0.151cm" fo:padding-bottom="0.151cm" fo:padding-left="0.276cm" fo:padding-right="0.276cm" fo:wrap-option="wrap" draw:shadow="hidden" draw:shadow-offset-x="0cm" draw:shadow-offset-y="0cm" draw:shadow-color="#729fcf"/>
    </style:style>
    <style:style style:name="gr1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1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gr14"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gr15" style:family="graphic" style:parent-style-name="standard">
      <style:graphic-properties draw:stroke="none" svg:stroke-color="#000000" draw:fill="none" draw:fill-color="#ffffff" draw:textarea-horizontal-align="left" draw:auto-grow-height="true" draw:auto-grow-width="false" fo:min-height="0.949cm" fo:min-width="3.788cm"/>
      <style:paragraph-properties style:writing-mode="lr-tb"/>
    </style:style>
    <style:style style:name="gr1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653cm" fo:min-width="0.812cm" fo:padding-top="0.151cm" fo:padding-bottom="0.151cm" fo:padding-left="0.276cm" fo:padding-right="0.276cm" fo:wrap-option="wrap" draw:shadow="hidden" draw:shadow-offset-x="0cm" draw:shadow-offset-y="0cm" draw:shadow-color="#729fcf"/>
    </style:style>
    <style:style style:name="gr3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3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gr3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003cm" fo:min-width="0.668cm" fo:padding-top="0.151cm" fo:padding-bottom="0.151cm" fo:padding-left="0.276cm" fo:padding-right="0.276cm" fo:wrap-option="wrap" draw:shadow="hidden" draw:shadow-offset-x="0cm" draw:shadow-offset-y="0cm" draw:shadow-color="#729fcf"/>
    </style:style>
    <style:style style:name="gr3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3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512cm" fo:padding-top="0.151cm" fo:padding-bottom="0.151cm" fo:padding-left="0.276cm" fo:padding-right="0.276cm" fo:wrap-option="wrap" draw:shadow="hidden" draw:shadow-offset-x="0cm" draw:shadow-offset-y="0cm" draw:shadow-color="#729fcf"/>
    </style:style>
    <style:style style:name="gr38" style:family="graphic" style:parent-style-name="standard">
      <style:graphic-properties draw:fill="solid" draw:fill-color="#ffffff" draw:textarea-horizontal-align="justify" draw:textarea-vertical-align="middle" draw:auto-grow-height="false" fo:min-height="1.5cm" fo:min-width="10.529cm"/>
    </style:style>
    <style:style style:name="gr39"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427cm" fo:min-width="1.198cm" fo:padding-top="0.151cm" fo:padding-bottom="0.151cm" fo:padding-left="0.276cm" fo:padding-right="0.276cm" fo:wrap-option="wrap" draw:shadow="hidden" draw:shadow-offset-x="0cm" draw:shadow-offset-y="0cm" draw:shadow-color="#729fcf"/>
    </style:style>
    <style:style style:name="gr40"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1.052cm" fo:padding-top="0.151cm" fo:padding-bottom="0.151cm" fo:padding-left="0.276cm" fo:padding-right="0.276cm" fo:wrap-option="wrap" draw:shadow="hidden" draw:shadow-offset-x="0cm" draw:shadow-offset-y="0cm" draw:shadow-color="#729fcf"/>
    </style:style>
    <style:style style:name="gr4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135cm" fo:min-width="0cm" fo:padding-top="0.151cm" fo:padding-bottom="0.151cm" fo:padding-left="0.276cm" fo:padding-right="0.276cm" fo:wrap-option="wrap" draw:shadow="visible" draw:shadow-offset-x="0cm" draw:shadow-offset-y="0cm" draw:shadow-color="#729fcf"/>
    </style:style>
    <style:style style:name="gr42" style:family="graphic" style:parent-style-name="standard" style:list-style-name="L1">
      <style:graphic-properties draw:stroke="solid" svg:stroke-width="0.053cm" svg:stroke-color="#ffffff" draw:marker-start="Linienspitzen_20_3" draw:marker-start-width="0.15cm" draw:marker-start-center="false" draw:marker-end="Linienspitzen_20_3" draw:marker-end-width="0.15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43" style:family="graphic" style:parent-style-name="standard" style:list-style-name="L1">
      <style:graphic-properties draw:stroke="solid" svg:stroke-width="0.053cm" svg:stroke-color="#ffffff" draw:marker-start="Linienspitzen_20_3" draw:marker-start-width="0.15cm" draw:marker-start-center="false" draw:marker-end="Linienspitzen_20_3" draw:marker-end-width="0.15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4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4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4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4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4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4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5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5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52" style:family="graphic" style:parent-style-name="standard">
      <style:graphic-properties draw:stroke="none" svg:stroke-color="#000000" draw:fill="none" draw:fill-color="#ffffff" draw:textarea-horizontal-align="left" draw:auto-grow-height="true" draw:auto-grow-width="true" fo:min-height="0.475cm" fo:min-width="3.871cm"/>
      <style:paragraph-properties style:writing-mode="lr-tb"/>
    </style:style>
    <style:style style:name="gr53"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427cm" fo:min-width="1.198cm" fo:padding-top="0.151cm" fo:padding-bottom="0.151cm" fo:padding-left="0.276cm" fo:padding-right="0.276cm" fo:wrap-option="wrap" draw:shadow="hidden" draw:shadow-offset-x="0cm" draw:shadow-offset-y="0cm" draw:shadow-color="#729fcf"/>
    </style:style>
    <style:style style:name="gr54"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1.052cm" fo:padding-top="0.151cm" fo:padding-bottom="0.151cm" fo:padding-left="0.276cm" fo:padding-right="0.276cm" fo:wrap-option="wrap" draw:shadow="hidden" draw:shadow-offset-x="0cm" draw:shadow-offset-y="0cm" draw:shadow-color="#729fcf"/>
    </style:style>
    <style:style style:name="gr5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135cm" fo:min-width="0cm" fo:padding-top="0.151cm" fo:padding-bottom="0.151cm" fo:padding-left="0.276cm" fo:padding-right="0.276cm" fo:wrap-option="wrap" draw:shadow="visible" draw:shadow-offset-x="0cm" draw:shadow-offset-y="0cm" draw:shadow-color="#729fcf"/>
    </style:style>
    <style:style style:name="gr56" style:family="graphic" style:parent-style-name="standard" style:list-style-name="L1">
      <style:graphic-properties draw:stroke="solid" svg:stroke-width="0.053cm" svg:stroke-color="#ffffff" draw:marker-start="Linienspitzen_20_3" draw:marker-start-width="0.15cm" draw:marker-start-center="false" draw:marker-end="Linienspitzen_20_3" draw:marker-end-width="0.15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57" style:family="graphic" style:parent-style-name="standard" style:list-style-name="L1">
      <style:graphic-properties draw:stroke="solid" svg:stroke-width="0.053cm" svg:stroke-color="#ffffff" draw:marker-start="Linienspitzen_20_3" draw:marker-start-width="0.15cm" draw:marker-start-center="false" draw:marker-end="Linienspitzen_20_3" draw:marker-end-width="0.15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5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5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6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6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6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6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6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6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66" style:family="graphic" style:parent-style-name="standard">
      <style:graphic-properties draw:fill="solid" draw:fill-color="#ffffff" draw:textarea-horizontal-align="justify" draw:textarea-vertical-align="middle" draw:auto-grow-height="false" fo:min-height="1.25cm" fo:min-width="1.25cm"/>
    </style:style>
    <style:style style:name="gr67"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258cm" fo:min-width="0.791cm" fo:padding-top="0.151cm" fo:padding-bottom="0.151cm" fo:padding-left="0.276cm" fo:padding-right="0.276cm" fo:wrap-option="wrap" draw:shadow="hidden" draw:shadow-offset-x="0cm" draw:shadow-offset-y="0cm" draw:shadow-color="#729fcf"/>
    </style:style>
    <style:style style:name="gr68"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679cm" fo:padding-top="0.151cm" fo:padding-bottom="0.151cm" fo:padding-left="0.276cm" fo:padding-right="0.276cm" fo:wrap-option="wrap" draw:shadow="hidden" draw:shadow-offset-x="0cm" draw:shadow-offset-y="0cm" draw:shadow-color="#729fcf"/>
    </style:style>
    <style:style style:name="gr6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034cm" fo:min-width="0cm" fo:padding-top="0.151cm" fo:padding-bottom="0.151cm" fo:padding-left="0.276cm" fo:padding-right="0.276cm" fo:wrap-option="wrap" draw:shadow="visible" draw:shadow-offset-x="0cm" draw:shadow-offset-y="0cm" draw:shadow-color="#729fcf"/>
    </style:style>
    <style:style style:name="gr7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7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7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7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7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7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7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7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78" style:family="graphic" style:parent-style-name="standard">
      <style:graphic-properties draw:stroke="none" svg:stroke-color="#000000" draw:fill="none" draw:fill-color="#ffffff" draw:textarea-horizontal-align="left" draw:auto-grow-height="true" draw:auto-grow-width="true" fo:min-height="0.475cm" fo:min-width="1.488cm"/>
      <style:paragraph-properties style:writing-mode="lr-tb"/>
    </style:style>
    <style:style style:name="gr79" style:family="graphic" style:parent-style-name="standard">
      <style:graphic-properties draw:fill="solid" draw:fill-color="#ffffff" draw:textarea-horizontal-align="justify" draw:textarea-vertical-align="middle" draw:auto-grow-height="false" fo:min-height="2cm" fo:min-width="1.5cm"/>
    </style:style>
    <style:style style:name="gr8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547cm" fo:min-width="0.661cm" fo:padding-top="0.151cm" fo:padding-bottom="0.151cm" fo:padding-left="0.276cm" fo:padding-right="0.276cm" fo:wrap-option="wrap" draw:shadow="hidden" draw:shadow-offset-x="0cm" draw:shadow-offset-y="0cm" draw:shadow-color="#729fcf"/>
    </style:style>
    <style:style style:name="gr8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8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533cm" fo:padding-top="0.151cm" fo:padding-bottom="0.151cm" fo:padding-left="0.276cm" fo:padding-right="0.276cm" fo:wrap-option="wrap" draw:shadow="hidden" draw:shadow-offset-x="0cm" draw:shadow-offset-y="0cm" draw:shadow-color="#729fcf"/>
    </style:style>
    <style:style style:name="gr8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8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393cm" fo:padding-top="0.151cm" fo:padding-bottom="0.151cm" fo:padding-left="0.276cm" fo:padding-right="0.276cm" fo:wrap-option="wrap" draw:shadow="hidden" draw:shadow-offset-x="0cm" draw:shadow-offset-y="0cm" draw:shadow-color="#729fcf"/>
    </style:style>
    <style:style style:name="gr85" style:family="graphic" style:parent-style-name="standard">
      <style:graphic-properties draw:stroke="none" svg:stroke-color="#000000" draw:fill="none" draw:fill-color="#ffffff" draw:textarea-horizontal-align="left" draw:auto-grow-height="true" draw:auto-grow-width="true" fo:min-height="0.475cm" fo:min-width="1.695cm"/>
      <style:paragraph-properties style:writing-mode="lr-tb"/>
    </style:style>
    <style:style style:name="gr86" style:family="graphic" style:parent-style-name="standard">
      <style:graphic-properties draw:fill="solid" draw:fill-color="#ffffff" draw:textarea-horizontal-align="justify" draw:textarea-vertical-align="middle" draw:auto-grow-height="false" fo:min-height="2cm" fo:min-width="2.75cm"/>
    </style:style>
    <style:style style:name="gr8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547cm" fo:min-width="0.661cm" fo:padding-top="0.151cm" fo:padding-bottom="0.151cm" fo:padding-left="0.276cm" fo:padding-right="0.276cm" fo:wrap-option="wrap" draw:shadow="hidden" draw:shadow-offset-x="0cm" draw:shadow-offset-y="0cm" draw:shadow-color="#729fcf"/>
    </style:style>
    <style:style style:name="gr8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8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533cm" fo:padding-top="0.151cm" fo:padding-bottom="0.151cm" fo:padding-left="0.276cm" fo:padding-right="0.276cm" fo:wrap-option="wrap" draw:shadow="hidden" draw:shadow-offset-x="0cm" draw:shadow-offset-y="0cm" draw:shadow-color="#729fcf"/>
    </style:style>
    <style:style style:name="gr9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9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393cm" fo:padding-top="0.151cm" fo:padding-bottom="0.151cm" fo:padding-left="0.276cm" fo:padding-right="0.276cm" fo:wrap-option="wrap" draw:shadow="hidden" draw:shadow-offset-x="0cm" draw:shadow-offset-y="0cm" draw:shadow-color="#729fcf"/>
    </style:style>
    <style:style style:name="gr92" style:family="graphic" style:parent-style-name="standard">
      <style:graphic-properties draw:stroke="none" svg:stroke-color="#000000" draw:fill="none" draw:fill-color="#ffffff" draw:textarea-horizontal-align="left" draw:auto-grow-height="true" draw:auto-grow-width="true" fo:min-height="0.475cm" fo:min-width="2.999cm"/>
      <style:paragraph-properties style:writing-mode="lr-tb"/>
    </style:style>
    <style:style style:name="gr93" style:family="graphic" style:parent-style-name="standard">
      <style:graphic-properties draw:fill="solid" draw:fill-color="#ffffff" draw:textarea-horizontal-align="justify" draw:textarea-vertical-align="middle" draw:auto-grow-height="false" fo:min-height="1.5cm" fo:min-width="1.25cm"/>
    </style:style>
    <style:style style:name="gr94" style:family="graphic" style:parent-style-name="standard">
      <style:graphic-properties draw:stroke="none" draw:fill="solid" draw:fill-color="#e6e7e7"/>
    </style:style>
    <style:style style:name="gr95" style:family="graphic" style:parent-style-name="standard">
      <style:graphic-properties draw:stroke="none" draw:fill="solid" draw:fill-color="#d0d2d3"/>
    </style:style>
    <style:style style:name="gr96" style:family="graphic" style:parent-style-name="standard">
      <style:graphic-properties draw:stroke="solid" svg:stroke-width="0.022cm" svg:stroke-color="#939598" draw:stroke-linejoin="miter" svg:stroke-linecap="butt" draw:fill="none" fo:padding-top="0.011cm" fo:padding-bottom="0.011cm" fo:padding-left="0.011cm" fo:padding-right="0.011cm"/>
    </style:style>
    <style:style style:name="gr97" style:family="graphic" style:parent-style-name="standard">
      <style:graphic-properties draw:stroke="none" svg:stroke-color="#000000" draw:fill="none" draw:fill-color="#ffffff" draw:textarea-horizontal-align="left" draw:auto-grow-height="true" draw:auto-grow-width="true" fo:min-height="0.475cm" fo:min-width="0.802cm"/>
      <style:paragraph-properties style:writing-mode="lr-tb"/>
    </style:style>
    <style:style style:name="gr98" style:family="graphic" style:parent-style-name="standard">
      <style:graphic-properties draw:fill="solid" draw:fill-color="#ffffff" draw:textarea-horizontal-align="justify" draw:textarea-vertical-align="middle" draw:auto-grow-height="false" fo:min-height="1.375cm" fo:min-width="3cm"/>
    </style:style>
    <style:style style:name="gr99" style:family="graphic" style:parent-style-name="standard">
      <style:graphic-properties draw:stroke="none" svg:stroke-color="#000000" draw:fill="none" draw:fill-color="#ffffff" draw:textarea-horizontal-align="left" draw:auto-grow-height="true" draw:auto-grow-width="false" fo:min-height="0.475cm" fo:min-width="0cm"/>
      <style:paragraph-properties style:writing-mode="lr-tb"/>
    </style:style>
    <style:style style:name="gr100"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427cm" fo:min-width="1.198cm" fo:padding-top="0.151cm" fo:padding-bottom="0.151cm" fo:padding-left="0.276cm" fo:padding-right="0.276cm" fo:wrap-option="wrap" draw:shadow="hidden" draw:shadow-offset-x="0cm" draw:shadow-offset-y="0cm" draw:shadow-color="#729fcf"/>
    </style:style>
    <style:style style:name="gr101"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1.052cm" fo:padding-top="0.151cm" fo:padding-bottom="0.151cm" fo:padding-left="0.276cm" fo:padding-right="0.276cm" fo:wrap-option="wrap" draw:shadow="hidden" draw:shadow-offset-x="0cm" draw:shadow-offset-y="0cm" draw:shadow-color="#729fcf"/>
    </style:style>
    <style:style style:name="gr10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135cm" fo:min-width="0cm" fo:padding-top="0.151cm" fo:padding-bottom="0.151cm" fo:padding-left="0.276cm" fo:padding-right="0.276cm" fo:wrap-option="wrap" draw:shadow="visible" draw:shadow-offset-x="0cm" draw:shadow-offset-y="0cm" draw:shadow-color="#729fcf"/>
    </style:style>
    <style:style style:name="gr103" style:family="graphic" style:parent-style-name="standard" style:list-style-name="L1">
      <style:graphic-properties draw:stroke="solid" svg:stroke-width="0.053cm" svg:stroke-color="#ffffff" draw:marker-start="Linienspitzen_20_3" draw:marker-start-width="0.15cm" draw:marker-start-center="false" draw:marker-end="Linienspitzen_20_3" draw:marker-end-width="0.15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104" style:family="graphic" style:parent-style-name="standard" style:list-style-name="L1">
      <style:graphic-properties draw:stroke="solid" svg:stroke-width="0.053cm" svg:stroke-color="#ffffff" draw:marker-start="Linienspitzen_20_3" draw:marker-start-width="0.15cm" draw:marker-start-center="false" draw:marker-end="Linienspitzen_20_3" draw:marker-end-width="0.15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10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10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10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10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10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11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11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11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113" style:family="graphic" style:parent-style-name="standard">
      <style:graphic-properties draw:fill="solid" draw:fill-color="#ffffff" draw:textarea-horizontal-align="justify" draw:textarea-vertical-align="middle" draw:auto-grow-height="false" fo:min-height="1.25cm" fo:min-width="2cm"/>
    </style:style>
    <style:style style:name="gr114" style:family="graphic" style:parent-style-name="standard">
      <style:graphic-properties draw:stroke="none" svg:stroke-color="#000000" draw:fill="none" draw:fill-color="#ffffff" draw:textarea-horizontal-align="left" draw:auto-grow-height="true" draw:auto-grow-width="false" fo:min-height="0.475cm" fo:min-width="2.488cm"/>
      <style:paragraph-properties style:writing-mode="lr-tb"/>
    </style:style>
    <style:style style:name="gr115" style:family="graphic" style:parent-style-name="standard">
      <style:graphic-properties draw:fill="solid" draw:fill-color="#ffffff" draw:textarea-horizontal-align="justify" draw:textarea-vertical-align="middle" draw:auto-grow-height="false" fo:min-height="2cm" fo:min-width="2cm"/>
    </style:style>
    <style:style style:name="gr116" style:family="graphic" style:parent-style-name="standard">
      <style:graphic-properties draw:stroke="solid" svg:stroke-width="0.017cm" svg:stroke-color="#939598" draw:stroke-linejoin="round" svg:stroke-linecap="round" draw:fill="solid" draw:fill-color="#d1d3d4" fo:padding-top="0.008cm" fo:padding-bottom="0.008cm" fo:padding-left="0.008cm" fo:padding-right="0.008cm"/>
    </style:style>
    <style:style style:name="gr117" style:family="graphic" style:parent-style-name="standard">
      <style:graphic-properties draw:stroke="solid" svg:stroke-width="0.017cm" svg:stroke-color="#939598" draw:stroke-linejoin="round" svg:stroke-linecap="round" draw:fill="solid" draw:fill-color="#b1b4b6" fo:padding-top="0.008cm" fo:padding-bottom="0.008cm" fo:padding-left="0.008cm" fo:padding-right="0.008cm"/>
    </style:style>
    <style:style style:name="gr118" style:family="graphic" style:parent-style-name="standard">
      <style:graphic-properties draw:stroke="none" draw:fill="solid" draw:fill-color="#b1b4b6"/>
    </style:style>
    <style:style style:name="gr119" style:family="graphic" style:parent-style-name="standard">
      <style:graphic-properties draw:stroke="solid" svg:stroke-width="0.017cm" svg:stroke-color="#939598" draw:stroke-linejoin="round" svg:stroke-linecap="round" draw:fill="none" fo:padding-top="0.008cm" fo:padding-bottom="0.008cm" fo:padding-left="0.008cm" fo:padding-right="0.008cm"/>
    </style:style>
    <style:style style:name="gr120" style:family="graphic" style:parent-style-name="standard">
      <style:graphic-properties draw:stroke="none" draw:fill="solid" draw:fill-color="#d1d3d4"/>
    </style:style>
    <style:style style:name="gr121" style:family="graphic" style:parent-style-name="standard">
      <style:graphic-properties draw:stroke="none" svg:stroke-color="#000000" draw:fill="none" draw:fill-color="#ffffff" draw:textarea-horizontal-align="left" draw:auto-grow-height="true" draw:auto-grow-width="true" fo:min-height="0.475cm" fo:min-width="2.123cm"/>
      <style:paragraph-properties style:writing-mode="lr-tb"/>
    </style:style>
    <style:style style:name="gr122" style:family="graphic" style:parent-style-name="standard">
      <style:graphic-properties draw:fill="solid" draw:fill-color="#ffffff" draw:textarea-horizontal-align="justify" draw:textarea-vertical-align="middle" draw:auto-grow-height="false" fo:min-height="3cm" fo:min-width="1.5cm"/>
    </style:style>
    <style:style style:name="gr12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934cm" fo:min-width="1.704cm" fo:padding-top="0.151cm" fo:padding-bottom="0.151cm" fo:padding-left="0.276cm" fo:padding-right="0.276cm" fo:wrap-option="wrap" draw:shadow="hidden" draw:shadow-offset-x="0.2cm" draw:shadow-offset-y="0.2cm" draw:shadow-color="#808080"/>
    </style:style>
    <style:style style:name="gr12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draw:auto-grow-height="false" fo:min-height="0.888cm" fo:min-width="1.138cm" fo:padding-top="0.151cm" fo:padding-bottom="0.151cm" fo:padding-left="0.276cm" fo:padding-right="0.276cm" fo:wrap-option="wrap" draw:shadow="visible" draw:shadow-offset-x="0cm" draw:shadow-offset-y="0cm" draw:shadow-color="#729fcf"/>
    </style:style>
    <style:style style:name="gr12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26" style:family="graphic" style:parent-style-name="standard">
      <style:graphic-properties draw:stroke="none" svg:stroke-color="#000000" draw:fill="none" draw:fill-color="#ffffff" draw:textarea-horizontal-align="left" draw:auto-grow-height="true" draw:auto-grow-width="true" fo:min-height="0.475cm" fo:min-width="0.853cm"/>
      <style:paragraph-properties style:writing-mode="lr-tb"/>
    </style:style>
    <style:style style:name="gr127" style:family="graphic" style:parent-style-name="standard">
      <style:graphic-properties draw:fill="solid" draw:fill-color="#ffffff" draw:textarea-horizontal-align="justify" draw:textarea-vertical-align="middle" draw:auto-grow-height="false" fo:min-height="1.5cm" fo:min-width="1.75cm"/>
    </style:style>
    <style:style style:name="gr128"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29"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063cm" fo:min-width="0cm" fo:padding-top="0.151cm" fo:padding-bottom="0.151cm" fo:padding-left="0.276cm" fo:padding-right="0.276cm" fo:wrap-option="wrap" draw:shadow="hidden" draw:shadow-offset-x="0cm" draw:shadow-offset-y="0cm" draw:shadow-color="#729fcf"/>
    </style:style>
    <style:style style:name="gr130"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opacity="100%"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31"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32"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opacity="100%"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33"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34"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opacity="100%"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35"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36"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opacity="30%"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37" style:family="graphic" style:parent-style-name="standard">
      <style:graphic-properties draw:stroke="none" svg:stroke-color="#000000" draw:fill="none" draw:fill-color="#ffffff" draw:textarea-horizontal-align="left" draw:auto-grow-height="true" draw:auto-grow-width="true" fo:min-height="0.475cm" fo:min-width="1.797cm"/>
      <style:paragraph-properties style:writing-mode="lr-tb"/>
    </style:style>
    <style:style style:name="gr138" style:family="graphic" style:parent-style-name="standard">
      <style:graphic-properties draw:fill="solid" draw:fill-color="#ffffff" draw:textarea-horizontal-align="justify" draw:textarea-vertical-align="middle" draw:auto-grow-height="false" fo:min-height="1.25cm" fo:min-width="2.038cm"/>
    </style:style>
    <style:style style:name="gr139" style:family="graphic" style:parent-style-name="standard">
      <style:graphic-properties draw:fill="solid" draw:fill-color="#ffffff" draw:textarea-horizontal-align="justify" draw:textarea-vertical-align="middle" draw:auto-grow-height="false" fo:min-height="1.25cm" fo:min-width="1.341cm"/>
    </style:style>
    <style:style style:name="gr140" style:family="graphic" style:parent-style-name="standard">
      <style:graphic-properties draw:stroke="none" svg:stroke-color="#000000" draw:fill="none" draw:fill-color="#ffffff" draw:textarea-horizontal-align="left" draw:auto-grow-height="true" draw:auto-grow-width="true" fo:min-height="0.475cm" fo:min-width="1.7cm"/>
      <style:paragraph-properties style:writing-mode="lr-tb"/>
    </style:style>
    <style:style style:name="gr141" style:family="graphic" style:parent-style-name="standard" style:list-style-name="L1">
      <style:graphic-properties draw:stroke="solid" svg:stroke-width="0.081cm" svg:stroke-color="#3f51b5" draw:marker-start="" draw:marker-start-width="0.321cm" draw:marker-start-center="false" draw:marker-end="" draw:marker-end-width="0.321cm" draw:marker-end-center="false" draw:fill="none" draw:fill-color="#c5cae9" draw:opacity="60%" draw:textarea-horizontal-align="justify" draw:textarea-vertical-align="middle" draw:auto-grow-height="false" fo:min-height="2.701cm" fo:min-width="4.507cm" fo:padding-top="0.165cm" fo:padding-bottom="0.165cm" fo:padding-left="0.29cm" fo:padding-right="0.29cm" fo:wrap-option="no-wrap" draw:shadow="visible" draw:shadow-offset-x="0.071cm" draw:shadow-offset-y="0.071cm" draw:shadow-color="#2196f3"/>
    </style:style>
    <style:style style:name="gr142" style:family="graphic" style:parent-style-name="standard" style:list-style-name="L1">
      <style:graphic-properties draw:stroke="solid" svg:stroke-width="0.081cm" svg:stroke-color="#ff0000" draw:marker-start="" draw:marker-start-width="0.321cm" draw:marker-start-center="false" draw:marker-end="" draw:marker-end-width="0.321cm" draw:marker-end-center="false" draw:fill="none" draw:fill-color="#c5cae9" draw:opacity="60%" draw:textarea-horizontal-align="justify" draw:textarea-vertical-align="middle" draw:auto-grow-height="false" fo:min-height="1.632cm" fo:min-width="2.712cm" fo:padding-top="0.165cm" fo:padding-bottom="0.165cm" fo:padding-left="0.29cm" fo:padding-right="0.29cm" fo:wrap-option="no-wrap" draw:shadow="visible" draw:shadow-offset-x="0.07cm" draw:shadow-offset-y="0.07cm" draw:shadow-color="#ff6d6d"/>
    </style:style>
    <style:style style:name="gr143" style:family="graphic" style:parent-style-name="standard">
      <style:graphic-properties draw:stroke="none" svg:stroke-color="#000000" draw:fill="none" draw:fill-color="#ffffff" draw:textarea-horizontal-align="left" draw:auto-grow-height="true" draw:auto-grow-width="true" fo:min-height="0.949cm" fo:min-width="2.465cm"/>
      <style:paragraph-properties style:writing-mode="lr-tb"/>
    </style:style>
    <style:style style:name="gr144" style:family="graphic" style:parent-style-name="standard">
      <style:graphic-properties draw:fill="solid" draw:fill-color="#ffffff" draw:textarea-horizontal-align="justify" draw:textarea-vertical-align="middle" draw:auto-grow-height="false" fo:min-height="1.75cm" fo:min-width="2.5cm"/>
    </style:style>
    <style:style style:name="gr14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547cm" fo:min-width="0.661cm" fo:padding-top="0.151cm" fo:padding-bottom="0.151cm" fo:padding-left="0.276cm" fo:padding-right="0.276cm" fo:wrap-option="wrap" draw:shadow="hidden" draw:shadow-offset-x="0cm" draw:shadow-offset-y="0cm" draw:shadow-color="#729fcf"/>
    </style:style>
    <style:style style:name="gr14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14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533cm" fo:padding-top="0.151cm" fo:padding-bottom="0.151cm" fo:padding-left="0.276cm" fo:padding-right="0.276cm" fo:wrap-option="wrap" draw:shadow="hidden" draw:shadow-offset-x="0cm" draw:shadow-offset-y="0cm" draw:shadow-color="#729fcf"/>
    </style:style>
    <style:style style:name="gr14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4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393cm" fo:padding-top="0.151cm" fo:padding-bottom="0.151cm" fo:padding-left="0.276cm" fo:padding-right="0.276cm" fo:wrap-option="wrap" draw:shadow="hidden" draw:shadow-offset-x="0cm" draw:shadow-offset-y="0cm" draw:shadow-color="#729fcf"/>
    </style:style>
    <style:style style:name="gr150" style:family="graphic" style:parent-style-name="standard">
      <style:graphic-properties draw:stroke="none" svg:stroke-color="#000000" draw:fill="none" draw:fill-color="#ffffff" draw:textarea-horizontal-align="left" draw:auto-grow-height="true" draw:auto-grow-width="true" fo:min-height="0.475cm" fo:min-width="2.529cm"/>
      <style:paragraph-properties style:writing-mode="lr-tb"/>
    </style:style>
    <style:style style:name="gr151" style:family="graphic" style:parent-style-name="standard">
      <style:graphic-properties draw:fill="solid" draw:fill-color="#ffffff" draw:textarea-horizontal-align="justify" draw:textarea-vertical-align="middle" draw:auto-grow-height="false" fo:min-height="1cm" fo:min-width="1.5cm"/>
    </style:style>
    <style:style style:name="gr152"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129cm" fo:min-width="0.482cm" fo:padding-top="0.151cm" fo:padding-bottom="0.151cm" fo:padding-left="0.276cm" fo:padding-right="0.276cm" fo:wrap-option="wrap" draw:shadow="hidden" draw:shadow-offset-x="0cm" draw:shadow-offset-y="0cm" draw:shadow-color="#729fcf"/>
    </style:style>
    <style:style style:name="gr153"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396cm" fo:padding-top="0.151cm" fo:padding-bottom="0.151cm" fo:padding-left="0.276cm" fo:padding-right="0.276cm" fo:wrap-option="wrap" draw:shadow="hidden" draw:shadow-offset-x="0cm" draw:shadow-offset-y="0cm" draw:shadow-color="#729fcf"/>
    </style:style>
    <style:style style:name="gr15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5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3465a4"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5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15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15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5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60" style:family="graphic" style:parent-style-name="standard">
      <style:graphic-properties draw:stroke="none" svg:stroke-color="#000000" draw:fill="none" draw:fill-color="#ffffff" draw:textarea-horizontal-align="left" draw:auto-grow-height="true" draw:auto-grow-width="false" fo:min-height="0.475cm" fo:min-width="2.497cm"/>
      <style:paragraph-properties style:writing-mode="lr-tb"/>
    </style:style>
    <style:style style:name="gr161" style:family="graphic" style:parent-style-name="standard">
      <style:graphic-properties draw:fill="solid" draw:fill-color="#ffffff" draw:textarea-horizontal-align="justify" draw:textarea-vertical-align="middle" draw:auto-grow-height="false" fo:min-height="1.25cm" fo:min-width="1.5cm"/>
    </style:style>
    <style:style style:name="gr162"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409cm" fo:padding-top="0.151cm" fo:padding-bottom="0.151cm" fo:padding-left="0.276cm" fo:padding-right="0.276cm" fo:wrap-option="wrap" draw:shadow="hidden" draw:shadow-offset-x="0cm" draw:shadow-offset-y="0cm" draw:shadow-color="#729fcf"/>
    </style:style>
    <style:style style:name="gr163" style:family="graphic" style:parent-style-name="standard" style:list-style-name="L1">
      <style:graphic-properties draw:stroke="solid" svg:stroke-width="0.053cm" svg:stroke-color="#3465a4" draw:marker-start="" draw:marker-start-width="0.227cm" draw:marker-start-center="false" draw:marker-end="" draw:marker-end-width="0.227cm" draw:marker-end-center="false" draw:stroke-linejoin="round" svg:stroke-linecap="round" draw:fill="solid" draw:fill-color="#3465a4" draw:textarea-horizontal-align="justify" draw:textarea-vertical-align="middle" draw:auto-grow-height="false" draw:fit-to-size="false" style:shrink-to-fit="false" fo:min-height="0.149cm" fo:min-width="0.401cm" fo:padding-top="0.134cm" fo:padding-bottom="0.134cm" fo:padding-left="0.259cm" fo:padding-right="0.259cm" fo:wrap-option="wrap" draw:shadow="hidden" draw:shadow-offset-x="0cm" draw:shadow-offset-y="0cm" draw:shadow-color="#729fcf"/>
    </style:style>
    <style:style style:name="gr16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6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16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167" style:family="graphic" style:parent-style-name="standard">
      <style:graphic-properties draw:stroke="none" svg:stroke-color="#000000" draw:fill="none" draw:fill-color="#ffffff" draw:textarea-horizontal-align="left" draw:auto-grow-height="true" draw:auto-grow-width="false" fo:min-height="0.475cm" fo:min-width="2.436cm"/>
      <style:paragraph-properties style:writing-mode="lr-tb"/>
    </style:style>
    <style:style style:name="gr168" style:family="graphic" style:parent-style-name="standard">
      <style:graphic-properties draw:fill="solid" draw:fill-color="#ffffff" draw:textarea-horizontal-align="justify" draw:textarea-vertical-align="middle" draw:auto-grow-height="false" fo:min-height="1.5cm" fo:min-width="2.75cm"/>
    </style:style>
    <style:style style:name="gr169" style:family="graphic" style:parent-style-name="standard">
      <style:graphic-properties draw:stroke="none" svg:stroke-color="#000000" draw:fill="none" draw:fill-color="#ffffff" draw:textarea-horizontal-align="left" draw:auto-grow-height="true" draw:auto-grow-width="false" fo:min-height="0.475cm" fo:min-width="3.784cm"/>
      <style:paragraph-properties style:writing-mode="lr-tb"/>
    </style:style>
    <style:style style:name="gr170" style:family="graphic" style:parent-style-name="standard">
      <style:graphic-properties draw:stroke="none" svg:stroke-color="#000000" draw:fill="none" draw:fill-color="#ffffff" draw:textarea-horizontal-align="left" draw:auto-grow-height="true" draw:auto-grow-width="false" fo:min-height="0.319cm" fo:min-width="2.578cm"/>
      <style:paragraph-properties style:writing-mode="lr-tb"/>
    </style:style>
    <style:style style:name="gr171" style:family="graphic" style:parent-style-name="standard">
      <style:graphic-properties draw:stroke="none" svg:stroke-color="#000000" draw:fill="none" draw:fill-color="#ffffff" draw:textarea-horizontal-align="left" draw:auto-grow-height="true" draw:auto-grow-width="false" fo:min-height="0.319cm" fo:min-width="0cm"/>
      <style:paragraph-properties style:writing-mode="lr-tb"/>
    </style:style>
    <style:style style:name="gr172" style:family="graphic" style:parent-style-name="standard">
      <style:graphic-properties draw:stroke="none" svg:stroke-color="#000000" draw:fill="none" draw:fill-color="#ffffff" draw:textarea-horizontal-align="left" draw:auto-grow-height="true" draw:auto-grow-width="false" fo:min-height="0.637cm" fo:min-width="3.164cm"/>
      <style:paragraph-properties style:writing-mode="lr-tb"/>
    </style:style>
    <style:style style:name="gr173" style:family="graphic" style:parent-style-name="standard">
      <style:graphic-properties draw:stroke="none" svg:stroke-color="#000000" draw:fill="none" draw:fill-color="#ffffff" draw:textarea-horizontal-align="left" draw:auto-grow-height="true" draw:auto-grow-width="false" fo:min-height="0.637cm" fo:min-width="3.57cm"/>
      <style:paragraph-properties style:writing-mode="lr-tb"/>
    </style:style>
    <style:style style:name="gr174" style:family="graphic" style:parent-style-name="standard">
      <style:graphic-properties draw:stroke="none" svg:stroke-color="#000000" draw:fill="none" draw:fill-color="#ffffff" draw:textarea-horizontal-align="left" draw:auto-grow-height="true" draw:auto-grow-width="false" fo:min-height="0.319cm" fo:min-width="1.933cm"/>
      <style:paragraph-properties style:writing-mode="lr-tb"/>
    </style:style>
    <style:style style:name="gr175" style:family="graphic" style:parent-style-name="standard">
      <style:graphic-properties draw:stroke="none" svg:stroke-color="#000000" draw:fill="none" draw:fill-color="#ffffff" draw:textarea-horizontal-align="left" draw:auto-grow-height="true" draw:auto-grow-width="false" fo:min-height="0.319cm" fo:min-width="1.136cm"/>
      <style:paragraph-properties style:writing-mode="lr-tb"/>
    </style:style>
    <style:style style:name="gr176" style:family="graphic" style:parent-style-name="standard">
      <style:graphic-properties draw:stroke="none" svg:stroke-color="#000000" draw:fill="none" draw:fill-color="#ffffff" draw:textarea-horizontal-align="left" draw:auto-grow-height="true" draw:auto-grow-width="false" fo:min-height="0.637cm" fo:min-width="1.361cm"/>
      <style:paragraph-properties style:writing-mode="lr-tb"/>
    </style:style>
    <style:style style:name="gr177" style:family="graphic" style:parent-style-name="standard">
      <style:graphic-properties draw:stroke="none" svg:stroke-color="#000000" draw:fill="none" draw:fill-color="#ffffff" draw:textarea-horizontal-align="left" draw:auto-grow-height="true" draw:auto-grow-width="false" fo:min-height="0.319cm" fo:min-width="0.888cm"/>
      <style:paragraph-properties style:writing-mode="lr-tb"/>
    </style:style>
    <style:style style:name="gr178"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258cm" fo:min-width="0.791cm" fo:padding-top="0.151cm" fo:padding-bottom="0.151cm" fo:padding-left="0.276cm" fo:padding-right="0.276cm" fo:wrap-option="wrap" draw:shadow="hidden" draw:shadow-offset-x="0cm" draw:shadow-offset-y="0cm" draw:shadow-color="#729fcf"/>
    </style:style>
    <style:style style:name="gr179"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679cm" fo:padding-top="0.151cm" fo:padding-bottom="0.151cm" fo:padding-left="0.276cm" fo:padding-right="0.276cm" fo:wrap-option="wrap" draw:shadow="hidden" draw:shadow-offset-x="0cm" draw:shadow-offset-y="0cm" draw:shadow-color="#729fcf"/>
    </style:style>
    <style:style style:name="gr18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034cm" fo:min-width="0cm" fo:padding-top="0.151cm" fo:padding-bottom="0.151cm" fo:padding-left="0.276cm" fo:padding-right="0.276cm" fo:wrap-option="wrap" draw:shadow="visible" draw:shadow-offset-x="0cm" draw:shadow-offset-y="0cm" draw:shadow-color="#729fcf"/>
    </style:style>
    <style:style style:name="gr18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8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8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8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8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8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8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18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18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616cm" fo:min-width="0.761cm" fo:padding-top="0.151cm" fo:padding-bottom="0.151cm" fo:padding-left="0.276cm" fo:padding-right="0.276cm" fo:wrap-option="wrap" draw:shadow="hidden" draw:shadow-offset-x="0cm" draw:shadow-offset-y="0cm" draw:shadow-color="#729fcf"/>
    </style:style>
    <style:style style:name="gr19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19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gr192"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gr193" style:family="graphic" style:parent-style-name="standard">
      <style:graphic-properties draw:stroke="none" svg:stroke-color="#000000" draw:fill="none" draw:fill-color="#ffffff" draw:textarea-horizontal-align="left" draw:auto-grow-height="true" draw:auto-grow-width="false" fo:min-height="1cm" fo:min-width="2.436cm"/>
      <style:paragraph-properties style:writing-mode="lr-tb"/>
    </style:style>
    <style:style style:name="gr194" style:family="graphic" style:parent-style-name="standard">
      <style:graphic-properties draw:fill="solid" draw:fill-color="#ffffff" draw:textarea-horizontal-align="justify" draw:textarea-vertical-align="middle" draw:auto-grow-height="false" fo:min-height="1.25cm" fo:min-width="1.75cm"/>
    </style:style>
    <style:style style:name="gr195" style:family="graphic" style:parent-style-name="standard">
      <style:graphic-properties draw:stroke="none" svg:stroke-color="#000000" draw:fill="none" draw:fill-color="#ffffff" draw:textarea-horizontal-align="left" draw:auto-grow-height="true" draw:auto-grow-width="false" fo:min-height="0.949cm" fo:min-width="2.488cm"/>
      <style:paragraph-properties style:writing-mode="lr-tb"/>
    </style:style>
    <style:style style:name="gr19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616cm" fo:min-width="0.761cm" fo:padding-top="0.151cm" fo:padding-bottom="0.151cm" fo:padding-left="0.276cm" fo:padding-right="0.276cm" fo:wrap-option="wrap" draw:shadow="hidden" draw:shadow-offset-x="0cm" draw:shadow-offset-y="0cm" draw:shadow-color="#729fcf"/>
    </style:style>
    <style:style style:name="gr19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19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gr199"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P1" style:family="paragraph">
      <loext:graphic-properties draw:fill="none"/>
      <style:paragraph-properties fo:text-align="center"/>
    </style:style>
    <style:style style:name="P2" style:family="paragraph">
      <loext:graphic-properties draw:fill="solid" draw:fill-color="#ffffff"/>
      <style:paragraph-properties fo:text-align="center"/>
    </style:style>
    <style:style style:name="P3" style:family="paragraph">
      <loext:graphic-properties draw:fill="solid" draw:fill-color="#dddddd"/>
      <style:paragraph-properties fo:text-align="center"/>
      <style:text-properties fo:font-size="8pt" style:font-size-asian="8pt" style:font-size-complex="8pt"/>
    </style:style>
    <style:style style:name="P4" style:family="paragraph">
      <loext:graphic-properties draw:fill="solid" draw:fill-color="#000000"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 style:family="paragraph">
      <loext:graphic-properties draw:fill="solid" draw:fill-color="#3465a4"/>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 style:family="paragraph">
      <loext:graphic-properties draw:fill="solid" draw:fill-color="#729fcf"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 style:family="paragraph">
      <loext:graphic-properties draw:fill="none" draw:fill-color="#ffffff"/>
      <style:paragraph-properties style:writing-mode="lr-tb"/>
    </style:style>
    <style:style style:name="P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 style:family="paragraph">
      <loext:graphic-properties draw:fill="solid" draw:fill-color="#3465a4"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 style:family="paragraph">
      <loext:graphic-properties draw:fill="solid" draw:fill-color="#e6e7e7"/>
    </style:style>
    <style:style style:name="P12" style:family="paragraph">
      <loext:graphic-properties draw:fill="solid" draw:fill-color="#d0d2d3"/>
    </style:style>
    <style:style style:name="P13" style:family="paragraph">
      <loext:graphic-properties draw:fill="none"/>
    </style:style>
    <style:style style:name="P14" style:family="paragraph">
      <loext:graphic-properties draw:fill="solid" draw:fill-color="#d1d3d4"/>
    </style:style>
    <style:style style:name="P15" style:family="paragraph">
      <loext:graphic-properties draw:fill="solid" draw:fill-color="#b1b4b6"/>
    </style:style>
    <style:style style:name="P16" style:family="paragraph">
      <loext:graphic-properties draw:fill="solid" draw:fill-color="#729fcf" draw:opacity="1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7"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8" style:family="paragraph">
      <loext:graphic-properties draw:fill="none" draw:fill-color="#c5cae9" draw:opacity="6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9" style:family="paragraph">
      <style:paragraph-properties fo:text-align="center"/>
    </style:style>
    <style:style style:name="P20" style:family="paragraph">
      <loext:graphic-properties draw:fill="none" draw:fill-color="#ffffff"/>
      <style:paragraph-properties fo:text-align="center" style:writing-mode="lr-tb"/>
      <style:text-properties fo:font-size="18pt"/>
    </style:style>
    <style:style style:name="P21" style:family="paragraph">
      <loext:graphic-properties draw:fill="none" draw:fill-color="#3465a4"/>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2"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3" style:family="paragraph">
      <loext:graphic-properties draw:fill="solid" draw:fill-color="#3465a4"/>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4" style:family="paragraph">
      <loext:graphic-properties draw:fill="none" draw:fill-color="#ffffff"/>
      <style:paragraph-properties style:writing-mode="lr-tb"/>
      <style:text-properties fo:font-size="8pt" style:font-size-asian="8pt" style:font-size-complex="8pt"/>
    </style:style>
    <style:style style:name="P25" style:family="paragraph">
      <style:paragraph-properties fo:text-align="end"/>
    </style:style>
    <style:style style:name="P26" style:family="paragraph">
      <loext:graphic-properties draw:fill="none" draw:fill-color="#ffffff"/>
      <style:paragraph-properties fo:text-align="end" style:writing-mode="lr-tb"/>
      <style:text-properties fo:font-size="8pt" style:font-size-asian="8pt" style:font-size-complex="8pt"/>
    </style:style>
    <style:style style:name="P27" style:family="paragraph">
      <loext:graphic-properties draw:fill="none" draw:fill-color="#ffffff"/>
      <style:paragraph-properties fo:text-align="center" style:writing-mode="lr-tb"/>
    </style:style>
    <style:style style:name="T1" style:family="text">
      <style:text-properties fo:font-size="18pt"/>
    </style:style>
    <style:style style:name="T2"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36.75cm" svg:y1="10.75cm" svg:x2="36.75cm" svg:y2="9.75cm">
          <text:p/>
        </draw:line>
        <draw:frame draw:style-name="gr2" draw:text-style-name="P1" draw:layer="layout" svg:width="2.484cm" svg:height="0.438cm" draw:transform="skewX (-0.00226892802759263) rotate (-1.5697491292437) translate (13.497cm 14.25cm)">
          <draw:image xlink:href="Pictures/100002010000007300000014ABC20E39055C48FE.png" xlink:type="simple" xlink:show="embed" xlink:actuate="onLoad" draw:mime-type="image/png">
            <text:p/>
          </draw:image>
        </draw:frame>
        <draw:line draw:style-name="gr1" draw:text-style-name="P1" draw:layer="layout" svg:x1="36.55cm" svg:y1="19.25cm" svg:x2="36.55cm" svg:y2="18cm">
          <text:p/>
        </draw:line>
        <draw:custom-shape draw:style-name="gr3" draw:text-style-name="P2" draw:layer="layout" svg:width="2.25cm" svg:height="2.75cm" svg:x="35.75cm" svg:y="19cm">
          <text:p/>
          <draw:enhanced-geometry svg:viewBox="0 0 21600 21600" draw:mirror-horizontal="false" draw:mirror-vertical="false" draw:type="rectangle" draw:enhanced-path="M 0 0 L 21600 0 21600 21600 0 21600 0 0 Z N"/>
        </draw:custom-shape>
        <draw:line draw:style-name="gr1" draw:text-style-name="P1" draw:layer="layout" svg:x1="35.85cm" svg:y1="16.738cm" svg:x2="35.85cm" svg:y2="14.738cm">
          <text:p/>
        </draw:line>
        <draw:line draw:style-name="gr1" draw:text-style-name="P1" draw:layer="layout" svg:x1="27cm" svg:y1="10.75cm" svg:x2="27cm" svg:y2="7.25cm">
          <text:p/>
        </draw:line>
        <draw:line draw:style-name="gr1" draw:text-style-name="P1" draw:layer="layout" svg:x1="29.25cm" svg:y1="6.75cm" svg:x2="28.25cm" svg:y2="6.75cm">
          <text:p/>
        </draw:line>
        <draw:custom-shape draw:style-name="gr4" draw:text-style-name="P3" draw:layer="layout" svg:width="4.75cm" svg:height="11cm" svg:x="16.75cm" svg:y="13.25cm">
          <text:p/>
          <draw:enhanced-geometry svg:viewBox="0 0 21600 21600" draw:mirror-horizontal="false" draw:mirror-vertical="false" draw:type="rectangle" draw:enhanced-path="M 0 0 L 21600 0 21600 21600 0 21600 0 0 Z N"/>
        </draw:custom-shape>
        <draw:line draw:style-name="gr1" draw:text-style-name="P1" draw:layer="layout" svg:x1="27.95cm" svg:y1="14.5cm" svg:x2="20.2cm" svg:y2="14.5cm">
          <text:p/>
        </draw:line>
        <draw:line draw:style-name="gr1" draw:text-style-name="P1" draw:layer="layout" svg:x1="34.45cm" svg:y1="13.75cm" svg:x2="34.45cm" svg:y2="11cm">
          <text:p/>
        </draw:line>
        <draw:line draw:style-name="gr1" draw:text-style-name="P1" draw:layer="layout" svg:x1="28.002cm" svg:y1="17.15cm" svg:x2="28.002cm" svg:y2="14.65cm">
          <text:p/>
        </draw:line>
        <draw:line draw:style-name="gr1" draw:text-style-name="P1" draw:layer="layout" svg:x1="30.701cm" svg:y1="17.15cm" svg:x2="30.701cm" svg:y2="14.65cm">
          <text:p/>
        </draw:line>
        <draw:line draw:style-name="gr1" draw:text-style-name="P1" draw:layer="layout" svg:x1="28.7cm" svg:y1="14.25cm" svg:x2="28.7cm" svg:y2="11.75cm">
          <text:p/>
        </draw:line>
        <draw:line draw:style-name="gr1" draw:text-style-name="P1" draw:layer="layout" svg:x1="30.7cm" svg:y1="14.25cm" svg:x2="30.7cm" svg:y2="11.75cm">
          <text:p/>
        </draw:line>
        <draw:line draw:style-name="gr1" draw:text-style-name="P1" draw:layer="layout" svg:x1="27.2cm" svg:y1="14.25cm" svg:x2="27.2cm" svg:y2="11.75cm">
          <text:p/>
        </draw:line>
        <draw:frame draw:style-name="gr2" draw:text-style-name="P1" draw:layer="layout" svg:width="2.484cm" svg:height="0.438cm" draw:transform="skewX (-0.00226892802759266) rotate (-0.77876591223987) translate (24.189cm 9.193cm)">
          <draw:image xlink:href="Pictures/100002010000007300000014ABC20E39055C48FE.png" xlink:type="simple" xlink:show="embed" xlink:actuate="onLoad" draw:mime-type="image/png">
            <text:p/>
          </draw:image>
        </draw:frame>
        <draw:g draw:name="comm-link 2">
          <draw:path draw:style-name="gr5" draw:text-style-name="P4" xml:id="id1" draw:id="id1" draw:layer="layout" svg:width="0.666cm" svg:height="0.499cm" svg:x="17.617cm" svg:y="6cm" svg:viewBox="0 0 667 500" svg:d="M333 0l-333 500c0 0 279-225 277-225-2-8 0 226 1 225 1-2 389-500 389-500 0 0-330 275-334 273-2-1 0-273 0-273z">
            <text:p/>
          </draw:path>
          <draw:polygon draw:style-name="gr6" draw:text-style-name="P5" xml:id="id2" draw:id="id2" draw:layer="layout" svg:width="0cm" svg:height="0cm" svg:x="16.95cm" svg:y="6.25cm" svg:viewBox="0 0 0 0" draw:points="0,0">
            <text:p/>
          </draw:polygon>
          <draw:connector draw:style-name="gr7" draw:text-style-name="P5" draw:layer="layout" svg:x1="17.617cm" svg:y1="6.25cm" svg:x2="16.95cm" svg:y2="6.25cm" draw:start-shape="id1" draw:start-glue-point="3" draw:end-shape="id2" draw:end-glue-point="0" svg:d="M17617 6250h-667" svg:viewBox="0 0 668 1">
            <text:p/>
          </draw:connector>
          <draw:polygon draw:style-name="gr8" draw:text-style-name="P5" xml:id="id3" draw:id="id3" draw:layer="layout" svg:width="0cm" svg:height="0cm" svg:x="18.95cm" svg:y="6.25cm" svg:viewBox="0 0 0 0" draw:points="0,0">
            <text:p/>
          </draw:polygon>
          <draw:connector draw:style-name="gr9" draw:text-style-name="P5" draw:layer="layout" svg:x1="18.284cm" svg:y1="6.25cm" svg:x2="18.95cm" svg:y2="6.25cm" draw:start-shape="id1" draw:start-glue-point="1" draw:end-shape="id3" draw:end-glue-point="0" svg:d="M18284 6250h666" svg:viewBox="0 0 667 1">
            <text:p/>
          </draw:connector>
        </draw:g>
        <draw:line draw:style-name="gr1" draw:text-style-name="P1" draw:layer="layout" svg:x1="16.45cm" svg:y1="10.75cm" svg:x2="14.45cm" svg:y2="10.75cm">
          <text:p/>
        </draw:line>
        <draw:line draw:style-name="gr1" draw:text-style-name="P1" draw:layer="layout" svg:x1="17.2cm" svg:y1="13.75cm" svg:x2="17.2cm" svg:y2="11.25cm">
          <text:p/>
        </draw:line>
        <draw:line draw:style-name="gr1" draw:text-style-name="P1" draw:layer="layout" svg:x1="17.2cm" svg:y1="14.25cm" svg:x2="14.45cm" svg:y2="14.25cm">
          <text:p/>
        </draw:line>
        <draw:line draw:style-name="gr1" draw:text-style-name="P1" draw:layer="layout" svg:x1="33.35cm" svg:y1="19.25cm" svg:x2="33.35cm" svg:y2="18cm">
          <text:p/>
        </draw:line>
        <draw:line draw:style-name="gr1" draw:text-style-name="P1" draw:layer="layout" svg:x1="19.8cm" svg:y1="22cm" svg:x2="19.8cm" svg:y2="20cm">
          <text:p/>
        </draw:line>
        <draw:line draw:style-name="gr1" draw:text-style-name="P1" draw:layer="layout" svg:x1="18.55cm" svg:y1="22cm" svg:x2="18.55cm" svg:y2="20cm">
          <text:p/>
        </draw:line>
        <draw:line draw:style-name="gr1" draw:text-style-name="P1" draw:layer="layout" svg:x1="19.05cm" svg:y1="19.5cm" svg:x2="19.05cm" svg:y2="17.5cm">
          <text:p/>
        </draw:line>
        <draw:line draw:style-name="gr1" draw:text-style-name="P1" draw:layer="layout" svg:x1="19cm" svg:y1="16.75cm" svg:x2="19cm" svg:y2="14.75cm">
          <text:p/>
        </draw:line>
        <draw:line draw:style-name="gr1" draw:text-style-name="P1" draw:layer="layout" svg:x1="32.75cm" svg:y1="16.75cm" svg:x2="32.75cm" svg:y2="14.75cm">
          <text:p/>
        </draw:line>
        <draw:custom-shape draw:style-name="gr10" draw:text-style-name="P2" draw:layer="layout" svg:width="4.25cm" svg:height="2.251cm" svg:x="24.95cm" svg:y="16.5cm">
          <text:p/>
          <draw:enhanced-geometry svg:viewBox="0 0 21600 21600" draw:mirror-horizontal="false" draw:mirror-vertical="false" draw:type="rectangle" draw:enhanced-path="M 0 0 L 21600 0 21600 21600 0 21600 0 0 Z N"/>
        </draw:custom-shape>
        <draw:g draw:name="video-display 1">
          <draw:custom-shape draw:style-name="gr11" draw:text-style-name="P6" draw:layer="layout" svg:width="1.313cm" svg:height="0.918cm" svg:x="27.475cm" svg:y="16.75cm">
            <text:p/>
            <draw:enhanced-geometry svg:viewBox="0 0 21600 21600" draw:mirror-horizontal="false" draw:mirror-vertical="false" draw:type="rectangle" draw:enhanced-path="M 0 0 L 21600 0 21600 21600 0 21600 0 0 Z N"/>
          </draw:custom-shape>
          <draw:rect draw:style-name="gr12" draw:text-style-name="P7" draw:layer="layout" svg:width="1.051cm" svg:height="0.657cm" svg:x="27.606cm" svg:y="16.881cm">
            <text:p/>
          </draw:rect>
          <draw:custom-shape draw:style-name="gr13" draw:text-style-name="P6" draw:layer="layout" svg:width="0.263cm" svg:height="0.132cm" svg:x="28cm" svg:y="17.668cm">
            <text:p/>
            <draw:enhanced-geometry svg:viewBox="0 0 21600 21600" draw:mirror-horizontal="false" draw:mirror-vertical="false" draw:type="rectangle" draw:enhanced-path="M 0 0 L 21600 0 21600 21600 0 21600 0 0 Z N"/>
          </draw:custom-shape>
          <draw:custom-shape draw:style-name="gr14" draw:text-style-name="P6" draw:layer="layout" svg:width="0.524cm" svg:height="0.001cm" svg:x="27.869cm" svg:y="17.8cm">
            <text:p/>
            <draw:enhanced-geometry svg:viewBox="0 0 21600 21600" draw:mirror-horizontal="false" draw:mirror-vertical="false" draw:type="rectangle" draw:enhanced-path="M 0 0 L 21600 0 21600 21600 0 21600 0 0 Z N"/>
          </draw:custom-shape>
        </draw:g>
        <draw:frame draw:style-name="gr15" draw:text-style-name="P8" draw:layer="layout" svg:width="4.5cm" svg:height="1.199cm" svg:x="24.95cm" svg:y="18.052cm">
          <draw:text-box>
            <text:p>ComingHome-Video</text:p>
          </draw:text-box>
        </draw:frame>
        <draw:g draw:name="desktop 1">
          <draw:g>
            <draw:rect draw:style-name="gr16" draw:text-style-name="P6" draw:layer="layout" svg:width="0.682cm" svg:height="1.364cm" svg:x="25.151cm" svg:y="16.886cm">
              <text:p/>
            </draw:rect>
            <draw:line draw:style-name="gr17" draw:text-style-name="P9" draw:layer="layout" svg:x1="25.765cm" svg:y1="17.568cm" svg:x2="25.219cm" svg:y2="17.568cm">
              <text:p/>
            </draw:line>
            <draw:line draw:style-name="gr18" draw:text-style-name="P9" draw:layer="layout" svg:x1="25.696cm" svg:y1="18.046cm" svg:x2="25.287cm" svg:y2="18.046cm">
              <text:p/>
            </draw:line>
            <draw:line draw:style-name="gr19" draw:text-style-name="P9" draw:layer="layout" svg:x1="25.696cm" svg:y1="17.978cm" svg:x2="25.287cm" svg:y2="17.978cm">
              <text:p/>
            </draw:line>
            <draw:line draw:style-name="gr20" draw:text-style-name="P9" draw:layer="layout" svg:x1="25.765cm" svg:y1="17.023cm" svg:x2="25.765cm" svg:y2="16.955cm">
              <text:p/>
            </draw:line>
            <draw:line draw:style-name="gr21" draw:text-style-name="P9" draw:layer="layout" svg:x1="25.765cm" svg:y1="17.159cm" svg:x2="25.765cm" svg:y2="17.091cm">
              <text:p/>
            </draw:line>
            <draw:line draw:style-name="gr22" draw:text-style-name="P9" draw:layer="layout" svg:x1="25.697cm" svg:y1="17.023cm" svg:x2="25.697cm" svg:y2="16.955cm">
              <text:p/>
            </draw:line>
            <draw:line draw:style-name="gr23" draw:text-style-name="P9" draw:layer="layout" svg:x1="25.697cm" svg:y1="17.159cm" svg:x2="25.697cm" svg:y2="17.091cm">
              <text:p/>
            </draw:line>
            <draw:line draw:style-name="gr24" draw:text-style-name="P9" draw:layer="layout" svg:x1="25.56cm" svg:y1="17.023cm" svg:x2="25.56cm" svg:y2="16.955cm">
              <text:p/>
            </draw:line>
            <draw:line draw:style-name="gr25" draw:text-style-name="P9" draw:layer="layout" svg:x1="25.56cm" svg:y1="17.159cm" svg:x2="25.56cm" svg:y2="17.091cm">
              <text:p/>
            </draw:line>
            <draw:line draw:style-name="gr26" draw:text-style-name="P9" draw:layer="layout" svg:x1="25.492cm" svg:y1="17.023cm" svg:x2="25.492cm" svg:y2="16.955cm">
              <text:p/>
            </draw:line>
            <draw:line draw:style-name="gr27" draw:text-style-name="P9" draw:layer="layout" svg:x1="25.492cm" svg:y1="17.159cm" svg:x2="25.492cm" svg:y2="17.091cm">
              <text:p/>
            </draw:line>
            <draw:line draw:style-name="gr28" draw:text-style-name="P9" draw:layer="layout" svg:x1="25.356cm" svg:y1="17.023cm" svg:x2="25.356cm" svg:y2="16.955cm">
              <text:p/>
            </draw:line>
            <draw:line draw:style-name="gr29" draw:text-style-name="P9" draw:layer="layout" svg:x1="25.356cm" svg:y1="17.159cm" svg:x2="25.356cm" svg:y2="17.091cm">
              <text:p/>
            </draw:line>
            <draw:line draw:style-name="gr30" draw:text-style-name="P9" draw:layer="layout" svg:x1="25.287cm" svg:y1="17.023cm" svg:x2="25.287cm" svg:y2="16.955cm">
              <text:p/>
            </draw:line>
            <draw:line draw:style-name="gr31" draw:text-style-name="P9" draw:layer="layout" svg:x1="25.287cm" svg:y1="17.159cm" svg:x2="25.287cm" svg:y2="17.091cm">
              <text:p/>
            </draw:line>
          </draw:g>
          <draw:g>
            <draw:custom-shape draw:style-name="gr32" draw:text-style-name="P6" draw:layer="layout" svg:width="1.364cm" svg:height="0.955cm" svg:x="26.038cm" svg:y="16.75cm">
              <text:p/>
              <draw:enhanced-geometry svg:viewBox="0 0 21600 21600" draw:mirror-horizontal="true" draw:mirror-vertical="false" draw:type="rectangle" draw:enhanced-path="M 0 0 L 21600 0 21600 21600 0 21600 0 0 Z N"/>
            </draw:custom-shape>
            <draw:rect draw:style-name="gr33" draw:text-style-name="P7" draw:layer="layout" svg:width="1.091cm" svg:height="0.683cm" svg:x="26.174cm" svg:y="16.886cm">
              <text:p/>
            </draw:rect>
            <draw:custom-shape draw:style-name="gr34" draw:text-style-name="P6" draw:layer="layout" svg:width="0.273cm" svg:height="0.136cm" svg:x="26.576cm" svg:y="17.705cm">
              <text:p/>
              <draw:enhanced-geometry svg:viewBox="0 0 21600 21600" draw:mirror-horizontal="true" draw:mirror-vertical="false" draw:type="rectangle" draw:enhanced-path="M 0 0 L 21600 0 21600 21600 0 21600 0 0 Z N"/>
            </draw:custom-shape>
            <draw:custom-shape draw:style-name="gr35" draw:text-style-name="P6" draw:layer="layout" svg:width="1.636cm" svg:height="0.409cm" svg:x="25.902cm" svg:y="17.835cm">
              <text:p/>
              <draw:enhanced-geometry svg:viewBox="0 0 21600 21600" draw:mirror-vertical="true" draw:mirror-horizontal="tru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6" draw:text-style-name="P10" draw:layer="layout" svg:width="0.273cm" svg:height="0.071cm" svg:x="26.576cm" svg:y="18.108cm">
              <text:p/>
              <draw:enhanced-geometry svg:viewBox="0 0 21600 21600" draw:mirror-vertical="true" draw:mirror-horizontal="tru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7" draw:text-style-name="P6" draw:layer="layout" svg:width="1.364cm" svg:height="0.208cm" svg:x="26.038cm" svg:y="17.907cm">
              <text:p/>
              <draw:enhanced-geometry svg:viewBox="0 0 21600 21600" draw:mirror-vertical="true" draw:mirror-horizontal="tru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custom-shape draw:style-name="gr38" draw:text-style-name="P2" draw:layer="layout" svg:width="11.029cm" svg:height="1.75cm" svg:x="26.971cm" svg:y="13.5cm">
          <text:p/>
          <draw:enhanced-geometry svg:viewBox="0 0 21600 21600" draw:mirror-horizontal="false" draw:mirror-vertical="false" draw:type="rectangle" draw:enhanced-path="M 0 0 L 21600 0 21600 21600 0 21600 0 0 Z N"/>
        </draw:custom-shape>
        <draw:g>
          <draw:g draw:name="switch 1">
            <draw:custom-shape draw:style-name="gr39" draw:text-style-name="P6" draw:layer="layout" svg:width="1.75cm" svg:height="0.729cm" svg:x="30.971cm" svg:y="13.75cm">
              <text:p/>
              <draw:enhanced-geometry svg:viewBox="0 0 21600 21600" draw:mirror-horizontal="false" draw:mirror-vertical="false" draw:type="rectangle" draw:enhanced-path="M 0 0 L 21600 0 21600 21600 0 21600 0 0 Z N"/>
            </draw:custom-shape>
            <draw:custom-shape draw:style-name="gr40" draw:text-style-name="P6" draw:layer="layout" svg:width="1.604cm" svg:height="0.073cm" svg:x="31.044cm" svg:y="14.552cm">
              <text:p/>
              <draw:enhanced-geometry svg:viewBox="0 0 21600 21600" draw:mirror-horizontal="false" draw:mirror-vertical="false" draw:type="rectangle" draw:enhanced-path="M 0 0 L 21600 0 21600 21600 0 21600 0 0 Z N"/>
            </draw:custom-shape>
            <draw:custom-shape draw:style-name="gr41" draw:text-style-name="P7" draw:layer="layout" svg:width="0.437cm" svg:height="0.437cm" svg:x="32.211cm" svg:y="13.896cm">
              <text:p/>
              <draw:enhanced-geometry svg:viewBox="0 0 21600 21600" draw:mirror-horizontal="false" draw:mirror-vertical="false" draw:type="rectangle" draw:enhanced-path="M 0 0 L 21600 0 21600 21600 0 21600 0 0 Z N"/>
            </draw:custom-shape>
            <draw:polyline draw:style-name="gr42" draw:text-style-name="P9" draw:layer="layout" svg:width="0.349cm" svg:height="0.232cm" svg:x="32.254cm" svg:y="13.983cm" svg:viewBox="0 0 350 233" draw:points="0,233 98,233 261,0 350,0">
              <text:p/>
            </draw:polyline>
            <draw:polyline draw:style-name="gr43" draw:text-style-name="P9" draw:layer="layout" svg:width="0.349cm" svg:height="0.232cm" svg:x="32.254cm" svg:y="13.983cm" svg:viewBox="0 0 350 233" draw:points="350,233 252,233 89,0 0,0">
              <text:p/>
            </draw:polyline>
            <draw:polygon draw:style-name="gr44" draw:text-style-name="P6" draw:layer="layout" svg:width="0.218cm" svg:height="0.189cm" svg:x="31.044cm" svg:y="14.159cm" svg:viewBox="0 0 219 190" draw:points="0,146 0,0 219,0 219,146 146,146 146,189 73,190 73,146">
              <text:p/>
            </draw:polygon>
            <draw:polygon draw:style-name="gr45" draw:text-style-name="P6" draw:layer="layout" svg:width="0.218cm" svg:height="0.189cm" svg:x="31.628cm" svg:y="14.16cm" svg:viewBox="0 0 219 190" draw:points="0,146 0,0 219,0 219,146 146,146 146,189 73,190 73,146">
              <text:p/>
            </draw:polygon>
            <draw:polygon draw:style-name="gr46" draw:text-style-name="P6" draw:layer="layout" svg:width="0.218cm" svg:height="0.189cm" svg:x="31.337cm" svg:y="14.16cm" svg:viewBox="0 0 219 190" draw:points="0,146 0,0 219,0 219,146 146,146 146,189 73,190 73,146">
              <text:p/>
            </draw:polygon>
            <draw:polygon draw:style-name="gr47" draw:text-style-name="P6" draw:layer="layout" svg:width="0.218cm" svg:height="0.189cm" svg:x="31.921cm" svg:y="14.161cm" svg:viewBox="0 0 219 190" draw:points="0,146 0,0 219,0 219,146 146,146 146,189 73,190 73,146">
              <text:p/>
            </draw:polygon>
            <draw:polygon draw:style-name="gr48" draw:text-style-name="P6" draw:layer="layout" svg:width="0.218cm" svg:height="0.189cm" svg:x="31.044cm" svg:y="13.898cm" svg:viewBox="0 0 219 190" draw:points="0,146 0,0 219,0 219,146 146,146 146,189 73,190 73,146">
              <text:p/>
            </draw:polygon>
            <draw:polygon draw:style-name="gr49" draw:text-style-name="P6" draw:layer="layout" svg:width="0.218cm" svg:height="0.189cm" svg:x="31.628cm" svg:y="13.899cm" svg:viewBox="0 0 219 190" draw:points="0,146 0,0 219,0 219,146 146,146 146,189 73,190 73,146">
              <text:p/>
            </draw:polygon>
            <draw:polygon draw:style-name="gr50" draw:text-style-name="P6" draw:layer="layout" svg:width="0.218cm" svg:height="0.189cm" svg:x="31.337cm" svg:y="13.899cm" svg:viewBox="0 0 219 190" draw:points="0,146 0,0 219,0 219,146 146,146 146,189 73,190 73,146">
              <text:p/>
            </draw:polygon>
            <draw:polygon draw:style-name="gr51" draw:text-style-name="P6" draw:layer="layout" svg:width="0.218cm" svg:height="0.189cm" svg:x="31.921cm" svg:y="13.9cm" svg:viewBox="0 0 219 190" draw:points="0,146 0,0 219,0 219,146 146,146 146,189 73,190 73,146">
              <text:p/>
            </draw:polygon>
          </draw:g>
          <draw:frame draw:style-name="gr52" draw:text-style-name="P8" draw:layer="layout" svg:width="4.371cm" svg:height="0.725cm" svg:x="30.35cm" svg:y="14.5cm">
            <draw:text-box>
              <text:p>switch-hp-12-12port </text:p>
            </draw:text-box>
          </draw:frame>
          <draw:g draw:name="switch 2">
            <draw:custom-shape draw:style-name="gr53" draw:text-style-name="P6" draw:layer="layout" svg:width="1.75cm" svg:height="0.729cm" svg:x="32.221cm" svg:y="13.75cm">
              <text:p/>
              <draw:enhanced-geometry svg:viewBox="0 0 21600 21600" draw:mirror-horizontal="false" draw:mirror-vertical="false" draw:type="rectangle" draw:enhanced-path="M 0 0 L 21600 0 21600 21600 0 21600 0 0 Z N"/>
            </draw:custom-shape>
            <draw:custom-shape draw:style-name="gr54" draw:text-style-name="P6" draw:layer="layout" svg:width="1.604cm" svg:height="0.073cm" svg:x="32.294cm" svg:y="14.552cm">
              <text:p/>
              <draw:enhanced-geometry svg:viewBox="0 0 21600 21600" draw:mirror-horizontal="false" draw:mirror-vertical="false" draw:type="rectangle" draw:enhanced-path="M 0 0 L 21600 0 21600 21600 0 21600 0 0 Z N"/>
            </draw:custom-shape>
            <draw:custom-shape draw:style-name="gr55" draw:text-style-name="P7" draw:layer="layout" svg:width="0.437cm" svg:height="0.437cm" svg:x="33.461cm" svg:y="13.896cm">
              <text:p/>
              <draw:enhanced-geometry svg:viewBox="0 0 21600 21600" draw:mirror-horizontal="false" draw:mirror-vertical="false" draw:type="rectangle" draw:enhanced-path="M 0 0 L 21600 0 21600 21600 0 21600 0 0 Z N"/>
            </draw:custom-shape>
            <draw:polyline draw:style-name="gr56" draw:text-style-name="P9" draw:layer="layout" svg:width="0.349cm" svg:height="0.232cm" svg:x="33.504cm" svg:y="13.983cm" svg:viewBox="0 0 350 233" draw:points="0,233 98,233 261,0 350,0">
              <text:p/>
            </draw:polyline>
            <draw:polyline draw:style-name="gr57" draw:text-style-name="P9" draw:layer="layout" svg:width="0.349cm" svg:height="0.232cm" svg:x="33.504cm" svg:y="13.983cm" svg:viewBox="0 0 350 233" draw:points="350,233 252,233 89,0 0,0">
              <text:p/>
            </draw:polyline>
            <draw:polygon draw:style-name="gr58" draw:text-style-name="P6" draw:layer="layout" svg:width="0.218cm" svg:height="0.189cm" svg:x="32.294cm" svg:y="14.159cm" svg:viewBox="0 0 219 190" draw:points="0,146 0,0 219,0 219,146 146,146 146,189 73,190 73,146">
              <text:p/>
            </draw:polygon>
            <draw:polygon draw:style-name="gr59" draw:text-style-name="P6" draw:layer="layout" svg:width="0.218cm" svg:height="0.189cm" svg:x="32.878cm" svg:y="14.16cm" svg:viewBox="0 0 219 190" draw:points="0,146 0,0 219,0 219,146 146,146 146,189 73,190 73,146">
              <text:p/>
            </draw:polygon>
            <draw:polygon draw:style-name="gr60" draw:text-style-name="P6" draw:layer="layout" svg:width="0.218cm" svg:height="0.189cm" svg:x="32.587cm" svg:y="14.16cm" svg:viewBox="0 0 219 190" draw:points="0,146 0,0 219,0 219,146 146,146 146,189 73,190 73,146">
              <text:p/>
            </draw:polygon>
            <draw:polygon draw:style-name="gr61" draw:text-style-name="P6" draw:layer="layout" svg:width="0.218cm" svg:height="0.189cm" svg:x="33.171cm" svg:y="14.161cm" svg:viewBox="0 0 219 190" draw:points="0,146 0,0 219,0 219,146 146,146 146,189 73,190 73,146">
              <text:p/>
            </draw:polygon>
            <draw:polygon draw:style-name="gr62" draw:text-style-name="P6" draw:layer="layout" svg:width="0.218cm" svg:height="0.189cm" svg:x="32.294cm" svg:y="13.898cm" svg:viewBox="0 0 219 190" draw:points="0,146 0,0 219,0 219,146 146,146 146,189 73,190 73,146">
              <text:p/>
            </draw:polygon>
            <draw:polygon draw:style-name="gr63" draw:text-style-name="P6" draw:layer="layout" svg:width="0.218cm" svg:height="0.189cm" svg:x="32.878cm" svg:y="13.899cm" svg:viewBox="0 0 219 190" draw:points="0,146 0,0 219,0 219,146 146,146 146,189 73,190 73,146">
              <text:p/>
            </draw:polygon>
            <draw:polygon draw:style-name="gr64" draw:text-style-name="P6" draw:layer="layout" svg:width="0.218cm" svg:height="0.189cm" svg:x="32.587cm" svg:y="13.899cm" svg:viewBox="0 0 219 190" draw:points="0,146 0,0 219,0 219,146 146,146 146,189 73,190 73,146">
              <text:p/>
            </draw:polygon>
            <draw:polygon draw:style-name="gr65" draw:text-style-name="P6" draw:layer="layout" svg:width="0.218cm" svg:height="0.189cm" svg:x="33.171cm" svg:y="13.9cm" svg:viewBox="0 0 219 190" draw:points="0,146 0,0 219,0 219,146 146,146 146,189 73,190 73,146">
              <text:p/>
            </draw:polygon>
          </draw:g>
        </draw:g>
        <draw:g>
          <draw:custom-shape draw:style-name="gr66" draw:text-style-name="P2" draw:layer="layout" svg:width="1.75cm" svg:height="1.5cm" svg:x="25.609cm" svg:y="10.75cm">
            <text:p/>
            <draw:enhanced-geometry svg:viewBox="0 0 21600 21600" draw:mirror-horizontal="false" draw:mirror-vertical="false" draw:type="rectangle" draw:enhanced-path="M 0 0 L 21600 0 21600 21600 0 21600 0 0 Z N"/>
          </draw:custom-shape>
          <draw:g draw:name="modem 1">
            <draw:custom-shape draw:style-name="gr67" draw:text-style-name="P6" draw:layer="layout" svg:width="1.343cm" svg:height="0.56cm" svg:x="25.788cm" svg:y="11cm">
              <text:p/>
              <draw:enhanced-geometry svg:viewBox="0 0 21600 21600" draw:mirror-horizontal="false" draw:mirror-vertical="false" draw:type="rectangle" draw:enhanced-path="M 0 0 L 21600 0 21600 21600 0 21600 0 0 Z N"/>
            </draw:custom-shape>
            <draw:custom-shape draw:style-name="gr68" draw:text-style-name="P6" draw:layer="layout" svg:width="1.231cm" svg:height="0.056cm" svg:x="25.844cm" svg:y="11.616cm">
              <text:p/>
              <draw:enhanced-geometry svg:viewBox="0 0 21600 21600" draw:mirror-horizontal="false" draw:mirror-vertical="false" draw:type="rectangle" draw:enhanced-path="M 0 0 L 21600 0 21600 21600 0 21600 0 0 Z N"/>
            </draw:custom-shape>
            <draw:custom-shape draw:style-name="gr69" draw:text-style-name="P7" draw:layer="layout" svg:width="0.336cm" svg:height="0.336cm" svg:x="26.739cm" svg:y="11.112cm">
              <text:p/>
              <draw:enhanced-geometry svg:viewBox="0 0 21600 21600" draw:mirror-horizontal="false" draw:mirror-vertical="false" draw:type="rectangle" draw:enhanced-path="M 0 0 L 21600 0 21600 21600 0 21600 0 0 Z N"/>
            </draw:custom-shape>
            <draw:custom-shape draw:style-name="gr70" draw:text-style-name="P9" draw:layer="layout" svg:width="0.224cm" svg:height="0.223cm" svg:x="26.795cm" svg:y="11.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71" draw:text-style-name="P6" draw:layer="layout" svg:width="0.057cm" svg:height="0.056cm" svg:x="25.899cm" svg:y="11.224cm">
              <text:p/>
            </draw:ellipse>
            <draw:circle draw:style-name="gr72" draw:text-style-name="P6" draw:layer="layout" svg:width="0.056cm" svg:height="0.056cm" svg:x="26.124cm" svg:y="11.224cm">
              <text:p/>
            </draw:circle>
            <draw:circle draw:style-name="gr73" draw:text-style-name="P6" draw:layer="layout" svg:width="0.056cm" svg:height="0.056cm" svg:x="26.012cm" svg:y="11.224cm">
              <text:p/>
            </draw:circle>
            <draw:circle draw:style-name="gr74" draw:text-style-name="P6" draw:layer="layout" svg:width="0.055cm" svg:height="0.056cm" svg:x="26.236cm" svg:y="11.224cm">
              <text:p/>
            </draw:circle>
            <draw:custom-shape draw:style-name="gr75" draw:text-style-name="P9" draw:layer="layout" svg:width="0.112cm" svg:height="0.224cm" svg:x="26.851cm" svg:y="11.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6" draw:text-style-name="P9" draw:layer="layout" svg:x1="26.795cm" svg:y1="11.28cm" svg:x2="27.019cm" svg:y2="11.28cm">
              <text:p/>
            </draw:line>
            <draw:line draw:style-name="gr77" draw:text-style-name="P9" draw:layer="layout" svg:x1="26.907cm" svg:y1="11.168cm" svg:x2="26.907cm" svg:y2="11.392cm">
              <text:p/>
            </draw:line>
          </draw:g>
          <draw:frame draw:style-name="gr78" draw:text-style-name="P8" draw:layer="layout" svg:width="1.988cm" svg:height="0.725cm" svg:x="25.45cm" svg:y="11.565cm">
            <draw:text-box>
              <text:p>fritz.box</text:p>
            </draw:text-box>
          </draw:frame>
        </draw:g>
        <draw:g>
          <draw:custom-shape draw:style-name="gr79" draw:text-style-name="P2" draw:layer="layout" svg:width="2cm" svg:height="2.25cm" svg:x="33.243cm" svg:y="10cm">
            <text:p/>
            <draw:enhanced-geometry svg:viewBox="0 0 21600 21600" draw:mirror-horizontal="false" draw:mirror-vertical="false" draw:type="rectangle" draw:enhanced-path="M 0 0 L 21600 0 21600 21600 0 21600 0 0 Z N"/>
          </draw:custom-shape>
          <draw:g draw:name="laptop 1">
            <draw:custom-shape draw:style-name="gr80" draw:text-style-name="P6" draw:layer="layout" svg:width="1.213cm" svg:height="0.849cm" svg:x="33.659cm" svg:y="10.258cm">
              <text:p/>
              <draw:enhanced-geometry svg:viewBox="0 0 21600 21600" draw:mirror-horizontal="false" draw:mirror-vertical="false" draw:type="rectangle" draw:enhanced-path="M 0 0 L 21600 0 21600 21600 0 21600 0 0 Z N"/>
            </draw:custom-shape>
            <draw:rect draw:style-name="gr81" draw:text-style-name="P7" draw:layer="layout" svg:width="0.97cm" svg:height="0.607cm" svg:x="33.781cm" svg:y="10.379cm">
              <text:p/>
            </draw:rect>
            <draw:custom-shape draw:style-name="gr82" draw:text-style-name="P6" draw:layer="layout" svg:width="1.455cm" svg:height="0.364cm" svg:x="33.538cm" svg:y="11.107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3" draw:text-style-name="P10" draw:layer="layout" svg:width="0.243cm" svg:height="0.063cm" svg:x="34.144cm" svg:y="11.342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4" draw:text-style-name="P6" draw:layer="layout" svg:width="1.213cm" svg:height="0.184cm" svg:x="33.659cm" svg:y="11.165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draw:style-name="gr85" draw:text-style-name="P8" draw:layer="layout" svg:width="2.195cm" svg:height="0.725cm" svg:x="33.255cm" svg:y="11.525cm">
            <draw:text-box>
              <text:p>CHZoom</text:p>
            </draw:text-box>
          </draw:frame>
        </draw:g>
        <draw:g>
          <draw:custom-shape draw:style-name="gr86" draw:text-style-name="P2" draw:layer="layout" svg:width="3.25cm" svg:height="2.25cm" svg:x="11.45cm" svg:y="12.25cm">
            <text:p/>
            <draw:enhanced-geometry svg:viewBox="0 0 21600 21600" draw:mirror-horizontal="false" draw:mirror-vertical="false" draw:type="rectangle" draw:enhanced-path="M 0 0 L 21600 0 21600 21600 0 21600 0 0 Z N"/>
          </draw:custom-shape>
          <draw:g draw:name="laptop 2">
            <draw:custom-shape draw:style-name="gr87" draw:text-style-name="P6" draw:layer="layout" svg:width="1.213cm" svg:height="0.849cm" svg:x="12.566cm" svg:y="12.508cm">
              <text:p/>
              <draw:enhanced-geometry svg:viewBox="0 0 21600 21600" draw:mirror-horizontal="false" draw:mirror-vertical="false" draw:type="rectangle" draw:enhanced-path="M 0 0 L 21600 0 21600 21600 0 21600 0 0 Z N"/>
            </draw:custom-shape>
            <draw:rect draw:style-name="gr88" draw:text-style-name="P7" draw:layer="layout" svg:width="0.97cm" svg:height="0.607cm" svg:x="12.688cm" svg:y="12.629cm">
              <text:p/>
            </draw:rect>
            <draw:custom-shape draw:style-name="gr89" draw:text-style-name="P6" draw:layer="layout" svg:width="1.455cm" svg:height="0.364cm" svg:x="12.445cm" svg:y="13.357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0" draw:text-style-name="P10" draw:layer="layout" svg:width="0.243cm" svg:height="0.063cm" svg:x="13.051cm" svg:y="13.592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1" draw:text-style-name="P6" draw:layer="layout" svg:width="1.213cm" svg:height="0.184cm" svg:x="12.566cm" svg:y="13.415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draw:style-name="gr92" draw:text-style-name="P8" draw:layer="layout" svg:width="3.499cm" svg:height="0.725cm" svg:x="11.462cm" svg:y="13.775cm">
            <draw:text-box>
              <text:p>CHPresentation</text:p>
            </draw:text-box>
          </draw:frame>
        </draw:g>
        <draw:g>
          <draw:custom-shape draw:style-name="gr93" draw:text-style-name="P2" draw:layer="layout" svg:width="1.75cm" svg:height="1.75cm" svg:x="29.7cm" svg:y="16.75cm">
            <text:p/>
            <draw:enhanced-geometry svg:viewBox="0 0 21600 21600" draw:mirror-horizontal="false" draw:mirror-vertical="false" draw:type="rectangle" draw:enhanced-path="M 0 0 L 21600 0 21600 21600 0 21600 0 0 Z N"/>
          </draw:custom-shape>
          <draw:g>
            <draw:path draw:style-name="gr94" draw:text-style-name="P11" draw:layer="layout" svg:width="1.249cm" svg:height="0.66cm" svg:x="29.95cm" svg:y="17.114cm" svg:viewBox="0 0 1250 661" svg:d="M1244 202c-5-25-15-52-37-79-33-40-77-70-115-90l-154-33-293 92-521 163-95 30c0 0-29 9-29 26v51c0 9 5 14 5 14l218 268c12 15 31 21 49 15l946-298c46-15 30-137 26-159z">
              <text:p/>
            </draw:path>
            <draw:path draw:style-name="gr95" draw:text-style-name="P12" draw:layer="layout" svg:width="0.071cm" svg:height="0.092cm" svg:x="30.184cm" svg:y="17.565cm" svg:viewBox="0 0 72 93" svg:d="M66 57l-2-40c0-9-13-17-29-17s-28 8-28 17l-1 36v4c-4 4-6 8-6 13 0 13 16 23 36 23s36-10 36-23c0-5-2-9-6-13z">
              <text:p/>
            </draw:path>
            <draw:path draw:style-name="gr95" draw:text-style-name="P12" draw:layer="layout" svg:width="0.071cm" svg:height="0.092cm" svg:x="30.126cm" svg:y="17.494cm" svg:viewBox="0 0 72 93" svg:d="M72 70c0-5-3-9-6-13h-1l-1-40c-1-9-13-17-29-17s-28 8-28 17l-1 40c-4 4-6 8-6 13 0 13 16 23 36 23s36-10 36-23z">
              <text:p/>
            </draw:path>
            <draw:path draw:style-name="gr95" draw:text-style-name="P12" draw:layer="layout" svg:width="0.071cm" svg:height="0.092cm" svg:x="30.068cm" svg:y="17.423cm" svg:viewBox="0 0 72 93" svg:d="M72 70c0-5-2-9-6-13l-2-39c0-10-13-18-28-18-16 0-29 8-29 18l-1 35v4c-4 4-6 8-6 13 0 13 16 23 36 23s36-10 36-23z">
              <text:p/>
            </draw:path>
            <draw:path draw:style-name="gr95" draw:text-style-name="P12" draw:layer="layout" svg:width="0.071cm" svg:height="0.09cm" svg:x="30.01cm" svg:y="17.351cm" svg:viewBox="0 0 72 91" svg:d="M72 69c0-5-2-9-6-12l-1-4-1-35v-1c0-9-13-17-28-17-16 0-28 8-28 17v1h-1l-1 39c-4 3-6 7-6 12 0 12 16 22 36 22s36-10 36-22z">
              <text:p/>
            </draw:path>
            <draw:path draw:style-name="gr95" draw:text-style-name="P12" draw:layer="layout" svg:width="0.071cm" svg:height="0.09cm" svg:x="30.588cm" svg:y="17.171cm" svg:viewBox="0 0 72 91" svg:d="M36 91c20 0 36-10 36-22 0-5-2-9-6-12h-1l-1-39c0-1 0-1 0-1 0-9-13-17-29-17-15 0-28 8-28 17l-1 35c0 1 0 1 0 1v4c-4 3-6 7-6 12 0 12 16 22 36 22z">
              <text:p/>
            </draw:path>
            <draw:path draw:style-name="gr95" draw:text-style-name="P12" draw:layer="layout" svg:width="0.071cm" svg:height="0.09cm" svg:x="30.706cm" svg:y="17.133cm" svg:viewBox="0 0 72 91" svg:d="M36 91c20 0 36-10 36-22 0-4-2-8-6-12l-2-39v-1c0-9-13-17-28-17-16 0-29 8-29 17 0 1 0 1 0 1l-1 35v4c-4 4-6 8-6 12 0 12 16 22 36 22z">
              <text:p/>
            </draw:path>
            <draw:path draw:style-name="gr95" draw:text-style-name="P12" draw:layer="layout" svg:width="0.046cm" svg:height="0.036cm" svg:x="30.266cm" svg:y="17.402cm" svg:viewBox="0 0 47 37" svg:d="M47 22v-7c0-8-10-15-23-15-14 0-24 7-24 15v7c0 8 10 15 24 15 13 0 23-7 23-15z">
              <text:p/>
            </draw:path>
            <draw:path draw:style-name="gr95" draw:text-style-name="P12" draw:layer="layout" svg:width="0.046cm" svg:height="0.036cm" svg:x="30.333cm" svg:y="17.381cm" svg:viewBox="0 0 47 37" svg:d="M47 22v-8c0-8-10-14-23-14s-24 6-24 14v8c0 8 11 15 24 15s23-7 23-15z">
              <text:p/>
            </draw:path>
            <draw:path draw:style-name="gr95" draw:text-style-name="P12" draw:layer="layout" svg:width="0.046cm" svg:height="0.036cm" svg:x="30.4cm" svg:y="17.36cm" svg:viewBox="0 0 47 37" svg:d="M47 22v-7c0-9-10-15-24-15-13 0-23 6-23 15v7c0 8 10 15 23 15 14 0 24-7 24-15z">
              <text:p/>
            </draw:path>
            <draw:path draw:style-name="gr95" draw:text-style-name="P12" draw:layer="layout" svg:width="0.046cm" svg:height="0.036cm" svg:x="30.466cm" svg:y="17.339cm" svg:viewBox="0 0 47 37" svg:d="M24 37c13 0 23-7 23-15v-8c0-8-10-14-23-14s-24 6-24 14v8c0 8 11 15 24 15z">
              <text:p/>
            </draw:path>
            <draw:path draw:style-name="gr95" draw:text-style-name="P12" draw:layer="layout" svg:width="0.046cm" svg:height="0.036cm" svg:x="30.554cm" svg:y="17.312cm" svg:viewBox="0 0 47 37" svg:d="M24 37c13 0 23-7 23-15v-8c0-8-10-14-23-14-14 0-24 6-24 14v8c0 8 10 15 24 15z">
              <text:p/>
            </draw:path>
            <draw:path draw:style-name="gr95" draw:text-style-name="P12" draw:layer="layout" svg:width="0.046cm" svg:height="0.036cm" svg:x="30.633cm" svg:y="17.287cm" svg:viewBox="0 0 47 37" svg:d="M0 15v7c0 8 10 15 23 15 14 0 24-7 24-15v-7c0-9-10-15-24-15-13 0-23 6-23 15z">
              <text:p/>
            </draw:path>
            <draw:path draw:style-name="gr95" draw:text-style-name="P12" draw:layer="layout" svg:width="0.046cm" svg:height="0.036cm" svg:x="30.711cm" svg:y="17.263cm" svg:viewBox="0 0 47 37" svg:d="M47 22v-7c0-9-11-15-24-15s-23 6-23 15v7c0 8 10 15 23 15s24-7 24-15z">
              <text:p/>
            </draw:path>
            <draw:path draw:style-name="gr95" draw:text-style-name="P12" draw:layer="layout" svg:width="0.038cm" svg:height="0.029cm" svg:x="30.877cm" svg:y="17.363cm" svg:viewBox="0 0 39 30" svg:d="M39 18v-5c0-7-9-13-19-13-11 0-20 6-20 13v5c0 7 9 12 20 12 10 0 19-5 19-12z">
              <text:p/>
            </draw:path>
            <draw:path draw:style-name="gr95" draw:text-style-name="P12" draw:layer="layout" svg:width="0.038cm" svg:height="0.029cm" svg:x="30.507cm" svg:y="17.251cm" svg:viewBox="0 0 39 30" svg:d="M19 30c11 0 20-5 20-12v-6c0-7-9-12-20-12s-19 5-19 12v6c0 7 8 12 19 12z">
              <text:p/>
            </draw:path>
            <draw:path draw:style-name="gr95" draw:text-style-name="P12" draw:layer="layout" svg:width="0.038cm" svg:height="0.029cm" svg:x="30.909cm" svg:y="17.401cm" svg:viewBox="0 0 39 30" svg:d="M20 0c-11 0-20 5-20 12v6c0 6 9 12 20 12 10 0 19-6 19-12v-6c0-7-9-12-19-12z">
              <text:p/>
            </draw:path>
            <draw:path draw:style-name="gr95" draw:text-style-name="P12" draw:layer="layout" svg:width="0.046cm" svg:height="0.036cm" svg:x="30.302cm" svg:y="17.445cm" svg:viewBox="0 0 47 37" svg:d="M23 37c14 0 24-7 24-15v-7c0-9-10-15-24-15-13 0-23 6-23 15v7c0 8 10 15 23 15z">
              <text:p/>
            </draw:path>
            <draw:path draw:style-name="gr95" draw:text-style-name="P12" draw:layer="layout" svg:width="0.046cm" svg:height="0.036cm" svg:x="30.369cm" svg:y="17.424cm" svg:viewBox="0 0 47 37" svg:d="M47 22v-8c0-8-10-14-23-14-14 0-24 6-24 14v8c0 8 10 15 24 15 13 0 23-7 23-15z">
              <text:p/>
            </draw:path>
            <draw:path draw:style-name="gr95" draw:text-style-name="P12" draw:layer="layout" svg:width="0.046cm" svg:height="0.036cm" svg:x="30.435cm" svg:y="17.403cm" svg:viewBox="0 0 47 37" svg:d="M23 37c13 0 24-7 24-15v-7c0-8-11-15-24-15s-23 7-23 15v7c0 8 10 15 23 15z">
              <text:p/>
            </draw:path>
            <draw:path draw:style-name="gr95" draw:text-style-name="P12" draw:layer="layout" svg:width="0.046cm" svg:height="0.036cm" svg:x="30.502cm" svg:y="17.382cm" svg:viewBox="0 0 47 37" svg:d="M24 0c-14 0-24 6-24 14v8c0 8 10 15 24 15 13 0 23-7 23-15v-8c0-8-10-14-23-14z">
              <text:p/>
            </draw:path>
            <draw:path draw:style-name="gr95" draw:text-style-name="P12" draw:layer="layout" svg:width="0.046cm" svg:height="0.036cm" svg:x="30.332cm" svg:y="17.483cm" svg:viewBox="0 0 47 37" svg:d="M24 0c-13 0-24 6-24 15v7c0 8 11 15 24 15s23-7 23-15v-7c0-9-10-15-23-15z">
              <text:p/>
            </draw:path>
            <draw:path draw:style-name="gr95" draw:text-style-name="P12" draw:layer="layout" svg:width="0.046cm" svg:height="0.036cm" svg:x="30.465cm" svg:y="17.442cm" svg:viewBox="0 0 47 37" svg:d="M24 37c13 0 23-7 23-15v-8c0-8-10-14-23-14s-24 6-24 14v8c0 8 11 15 24 15z">
              <text:p/>
            </draw:path>
            <draw:path draw:style-name="gr95" draw:text-style-name="P12" draw:layer="layout" svg:width="0.046cm" svg:height="0.036cm" svg:x="30.532cm" svg:y="17.42cm" svg:viewBox="0 0 47 37" svg:d="M0 14v8c0 8 10 15 23 15 14 0 24-7 24-15v-8c0-8-10-14-24-14-13 0-23 6-23 14z">
              <text:p/>
            </draw:path>
            <draw:path draw:style-name="gr95" draw:text-style-name="P12" draw:layer="layout" svg:width="0.278cm" svg:height="0.355cm" svg:x="30.832cm" svg:y="17.002cm" svg:viewBox="0 0 279 356" svg:d="M252 201c-9-13-24-24-43-32 0-1 0-2 0-2l3-57-3-54c0-15-12-29-30-37h-1c-6-10-21-18-40-19-1 0-2 0-4 0s-3 0-4 0c-19 1-34 9-40 19h-1c-18 8-30 22-30 37l-3 54 3 57c0 2 0 4 1 6-15 8-26 17-34 28-16 14-26 31-26 49v21c0 47 62 85 139 85s140-38 140-85v-21c0-18-10-35-27-49z">
              <text:p/>
            </draw:path>
            <draw:path draw:style-name="gr95" draw:text-style-name="P12" draw:layer="layout" svg:width="0.072cm" svg:height="0.048cm" svg:x="30.575cm" svg:y="17.348cm" svg:viewBox="0 0 73 49" svg:d="M73 30v-8c0-2 0-3-1-4l-13-14c-2-3-6-5-10-3l-47 15c-1 0-2 1-2 2v11c0 0 0 1 1 1l12 14c3 4 8 6 12 4l44-14c3-1 4-3 4-4z">
              <text:p/>
            </draw:path>
            <draw:path draw:style-name="gr95" draw:text-style-name="P12" draw:layer="layout" svg:width="0.072cm" svg:height="0.048cm" svg:x="30.606cm" svg:y="17.386cm" svg:viewBox="0 0 73 49" svg:d="M73 29v-7c0-1 0-3-1-4l-12-15c-3-3-7-4-11-3l-47 16c-1 0-2 1-2 2v10c0 1 0 1 1 2l12 15c3 3 8 5 13 3l44-14c2-1 3-3 3-5z">
              <text:p/>
            </draw:path>
            <draw:path draw:style-name="gr95" draw:text-style-name="P12" draw:layer="layout" svg:width="0.072cm" svg:height="0.048cm" svg:x="30.637cm" svg:y="17.424cm" svg:viewBox="0 0 73 49" svg:d="M73 29v-7c0-2 0-3-1-4l-12-14c-3-3-7-5-11-3l-47 15c-1 0-2 1-2 2v10c0 1 0 1 1 2l12 14c3 4 8 6 13 4l43-14c3-1 4-3 4-5z">
              <text:p/>
            </draw:path>
            <draw:path draw:style-name="gr95" draw:text-style-name="P12" draw:layer="layout" svg:width="0.072cm" svg:height="0.048cm" svg:x="30.668cm" svg:y="17.462cm" svg:viewBox="0 0 73 49" svg:d="M73 22c0-1 0-2-1-3l-12-16c-3-3-7-4-11-3l-47 16c-1 0-2 2-2 3v10c0 0 0 1 1 1l12 15c3 3 8 5 13 3l43-14c3 0 4-2 4-5z">
              <text:p/>
            </draw:path>
            <draw:path draw:style-name="gr95" draw:text-style-name="P12" draw:layer="layout" svg:width="0.072cm" svg:height="0.048cm" svg:x="30.162cm" svg:y="17.426cm" svg:viewBox="0 0 73 49" svg:d="M0 18v10c0 1 0 1 0 2l13 14c3 4 8 6 12 4l44-14c3-1 4-3 4-5v-7c0-2-1-3-1-4l-12-14c-3-3-7-5-11-3l-47 15c-1 0-2 1-2 2z">
              <text:p/>
            </draw:path>
            <draw:path draw:style-name="gr95" draw:text-style-name="P12" draw:layer="layout" svg:width="0.072cm" svg:height="0.048cm" svg:x="30.193cm" svg:y="17.464cm" svg:viewBox="0 0 73 49" svg:d="M72 19l-12-16c-3-3-7-4-11-3l-47 16c-1 0-2 2-2 3v10c0 0 0 1 1 1l12 15c3 3 8 5 13 3l43-14c3 0 4-2 4-5v-7c0-1 0-3-1-3z">
              <text:p/>
            </draw:path>
            <draw:path draw:style-name="gr95" draw:text-style-name="P12" draw:layer="layout" svg:width="0.072cm" svg:height="0.048cm" svg:x="30.224cm" svg:y="17.502cm" svg:viewBox="0 0 73 49" svg:d="M0 29v1l13 14c3 4 8 6 12 4l44-14c2-1 4-3 4-5v-7c0-1-1-2-1-4l-13-14c-2-3-6-5-10-3l-47 15c-2 1-2 2-2 3z">
              <text:p/>
            </draw:path>
            <draw:path draw:style-name="gr95" draw:text-style-name="P12" draw:layer="layout" svg:width="0.072cm" svg:height="0.048cm" svg:x="30.27cm" svg:y="17.557cm" svg:viewBox="0 0 73 49" svg:d="M73 29v-7c0-1-1-3-1-3l-13-16c-2-3-6-4-10-3l-47 16c-2 0-2 2-2 3v10 1l13 15c3 3 8 5 13 3l43-14c3 0 4-2 4-5z">
              <text:p/>
            </draw:path>
            <draw:path draw:style-name="gr95" draw:text-style-name="P12" draw:layer="layout" svg:width="0.072cm" svg:height="0.048cm" svg:x="30.111cm" svg:y="17.363cm" svg:viewBox="0 0 73 49" svg:d="M0 29v1l13 14c3 4 8 6 13 4l43-14c3-1 4-2 4-5v-7c0-1 0-2-1-3l-12-16c-3-3-7-4-11-2l-47 15c-1 1-2 2-2 3z">
              <text:p/>
            </draw:path>
            <draw:path draw:style-name="gr95" draw:text-style-name="P12" draw:layer="layout" svg:width="0.072cm" svg:height="0.048cm" svg:x="30.298cm" svg:y="17.593cm" svg:viewBox="0 0 73 49" svg:d="M73 22c0-1 0-3-1-4l-12-15c-3-3-7-4-11-3l-47 16c-1 0-2 1-2 2v11c0 0 0 1 1 1l12 15c3 3 8 5 12 3l44-14c3 0 4-2 4-5z">
              <text:p/>
            </draw:path>
            <draw:path draw:style-name="gr95" draw:text-style-name="P12" draw:layer="layout" svg:width="0.072cm" svg:height="0.048cm" svg:x="30.654cm" svg:y="17.324cm" svg:viewBox="0 0 73 49" svg:d="M0 19v10l1 1 12 15c3 3 8 5 13 3l43-14c3 0 4-2 4-5v-7c0-1 0-3-1-3l-12-15c-3-4-7-5-11-4l-47 16c-1 0-2 2-2 3z">
              <text:p/>
            </draw:path>
            <draw:path draw:style-name="gr95" draw:text-style-name="P12" draw:layer="layout" svg:width="0.072cm" svg:height="0.048cm" svg:x="30.685cm" svg:y="17.362cm" svg:viewBox="0 0 73 49" svg:d="M72 19l-13-16c-2-3-6-4-10-3l-47 16c-2 0-2 2-2 3v10 1l13 15c3 3 8 5 12 3l44-14c2 0 4-2 4-5v-7c0-1-1-2-1-3z">
              <text:p/>
            </draw:path>
            <draw:path draw:style-name="gr95" draw:text-style-name="P12" draw:layer="layout" svg:width="0.072cm" svg:height="0.048cm" svg:x="30.716cm" svg:y="17.4cm" svg:viewBox="0 0 73 49" svg:d="M73 29v-8c0-1 0-2-1-3l-13-15c-2-3-6-4-10-3l-47 16c-1 0-2 1-2 2v11l1 1 12 15c3 3 8 5 12 3l44-14c3 0 4-2 4-5z">
              <text:p/>
            </draw:path>
            <draw:path draw:style-name="gr95" draw:text-style-name="P12" draw:layer="layout" svg:width="0.072cm" svg:height="0.048cm" svg:x="30.747cm" svg:y="17.437cm" svg:viewBox="0 0 73 49" svg:d="M73 22c0-1 0-3-1-4l-12-15c-3-3-7-4-11-3l-47 16c-1 0-2 1-2 2v10 1l1 1 12 15c3 3 8 5 13 3l44-14c2 0 3-3 3-5z">
              <text:p/>
            </draw:path>
            <draw:path draw:style-name="gr95" draw:text-style-name="P12" draw:layer="layout" svg:width="0.072cm" svg:height="0.048cm" svg:x="30.732cm" svg:y="17.299cm" svg:viewBox="0 0 73 49" svg:d="M0 18v11c0 0 0 1 1 1l12 15c3 3 8 5 13 3l43-14c3 0 4-2 4-5v-7c0-1 0-3-1-4l-12-15c-3-3-7-4-11-3l-47 16c-1 0-2 1-2 2z">
              <text:p/>
            </draw:path>
            <draw:path draw:style-name="gr95" draw:text-style-name="P12" draw:layer="layout" svg:width="0.072cm" svg:height="0.048cm" svg:x="30.763cm" svg:y="17.337cm" svg:viewBox="0 0 73 49" svg:d="M0 18v10c0 1 0 1 0 2l13 14c3 4 8 6 13 4l43-14c3-1 4-3 4-5v-7c0-2-1-3-1-4l-13-14c-2-3-6-5-10-3l-47 15c-2 0-2 1-2 2z">
              <text:p/>
            </draw:path>
            <draw:path draw:style-name="gr95" draw:text-style-name="P12" draw:layer="layout" svg:width="0.072cm" svg:height="0.048cm" svg:x="30.794cm" svg:y="17.375cm" svg:viewBox="0 0 73 49" svg:d="M73 29v-7c0-1 0-3-1-4l-13-15c-2-3-6-4-10-3l-47 16c-1 0-2 1-2 2v10 1l1 1 12 14c3 4 8 6 13 4l43-14c3-1 4-3 4-5z">
              <text:p/>
            </draw:path>
            <draw:path draw:style-name="gr95" draw:text-style-name="P12" draw:layer="layout" svg:width="0.072cm" svg:height="0.048cm" svg:x="30.825cm" svg:y="17.413cm" svg:viewBox="0 0 73 49" svg:d="M73 22c0-1-1-2-1-4l-13-14c-2-3-6-5-10-3l-47 15c-2 1-2 2-2 3v10 1l13 14c3 4 8 6 12 4l44-14c2-1 4-3 4-4z">
              <text:p/>
            </draw:path>
            <draw:path draw:style-name="gr95" draw:text-style-name="P12" draw:layer="layout" svg:width="0.248cm" svg:height="0.103cm" svg:x="30.214cm" svg:y="17.277cm" svg:viewBox="0 0 249 104" svg:d="M26 104c1 0 2 0 3 0l218-68c2-1 2-2 1-3l-26-32c0-1-1-1-2-1l-218 68c-2 0-2 2-2 3z">
              <text:p/>
            </draw:path>
            <draw:path draw:style-name="gr95" draw:text-style-name="P12" draw:layer="layout" svg:width="0.199cm" svg:height="0.088cm" svg:x="30.399cm" svg:y="17.462cm" svg:viewBox="0 0 200 89" svg:d="M175 37c-6 0-14-1-14-1 0 0-27 9-57 9-26 0-56-12-56-12 0 0-5 0-9-1 5-2 7-6 7-10v-8c0-8-10-14-23-14s-23 6-23 14v8c0 8 10 14 23 14 1 0 3 0 4 0-8 8-17 26-17 26l-3 20c0 1 1 3 2 3l187 4c1 0 2-1 2-1l2-24c0 0-17-27-25-27z">
              <text:p/>
            </draw:path>
            <draw:path draw:style-name="gr96" draw:text-style-name="P13" draw:layer="layout" svg:width="0.056cm" svg:height="0.034cm" svg:x="30.017cm" svg:y="17.35cm" svg:viewBox="0 0 57 35" svg:d="M57 18c0 9-13 17-28 17-16 0-29-8-29-17 0-10 13-18 29-18 15 0 28 8 28 18z">
              <text:p/>
            </draw:path>
            <draw:path draw:style-name="gr96" draw:text-style-name="P13" draw:layer="layout" svg:width="0.058cm" svg:height="0.017cm" svg:x="30.016cm" svg:y="17.402cm" svg:viewBox="0 0 59 18" svg:d="M59 0c0 10-13 18-29 18-17 0-30-8-30-18">
              <text:p/>
            </draw:path>
            <draw:path draw:style-name="gr96" draw:text-style-name="P13" draw:layer="layout" svg:width="0.058cm" svg:height="0.017cm" svg:x="30.074cm" svg:y="17.474cm" svg:viewBox="0 0 59 18" svg:d="M59 0c0 10-13 18-29 18-17 0-30-8-30-18">
              <text:p/>
            </draw:path>
            <draw:path draw:style-name="gr96" draw:text-style-name="P13" draw:layer="layout" svg:width="0.059cm" svg:height="0.017cm" svg:x="30.132cm" svg:y="17.545cm" svg:viewBox="0 0 60 18" svg:d="M60 0c0 10-14 18-30 18-17 0-30-8-30-18">
              <text:p/>
            </draw:path>
            <draw:path draw:style-name="gr96" draw:text-style-name="P13" draw:layer="layout" svg:width="0.059cm" svg:height="0.017cm" svg:x="30.19cm" svg:y="17.616cm" svg:viewBox="0 0 60 18" svg:d="M60 0c0 10-14 18-30 18-17 0-30-8-30-18">
              <text:p/>
            </draw:path>
            <draw:path draw:style-name="gr96" draw:text-style-name="P13" draw:layer="layout" svg:width="0.058cm" svg:height="0.017cm" svg:x="30.594cm" svg:y="17.221cm" svg:viewBox="0 0 59 18" svg:d="M59 0c0 10-13 18-30 18-16 0-29-8-29-18">
              <text:p/>
            </draw:path>
            <draw:path draw:style-name="gr96" draw:text-style-name="P13" draw:layer="layout" svg:width="0.059cm" svg:height="0.017cm" svg:x="30.712cm" svg:y="17.184cm" svg:viewBox="0 0 60 18" svg:d="M60 0c0 10-14 18-30 18-17 0-30-8-30-18">
              <text:p/>
            </draw:path>
            <draw:path draw:style-name="gr96" draw:text-style-name="P13" draw:layer="layout" svg:width="0.056cm" svg:height="0.034cm" svg:x="30.075cm" svg:y="17.421cm" svg:viewBox="0 0 57 35" svg:d="M57 18c0 9-13 17-29 17-15 0-28-8-28-17 0-10 13-18 28-18 16 0 29 8 29 18z">
              <text:p/>
            </draw:path>
            <draw:path draw:style-name="gr96" draw:text-style-name="P13" draw:layer="layout" svg:width="0.056cm" svg:height="0.034cm" svg:x="30.133cm" svg:y="17.492cm" svg:viewBox="0 0 57 35" svg:d="M57 17c0 10-13 18-29 18-15 0-28-8-28-18 0-9 13-17 28-17 16 0 29 8 29 17z">
              <text:p/>
            </draw:path>
            <draw:path draw:style-name="gr96" draw:text-style-name="P13" draw:layer="layout" svg:width="0.056cm" svg:height="0.034cm" svg:x="30.191cm" svg:y="17.563cm" svg:viewBox="0 0 57 35" svg:d="M57 17c0 10-13 18-29 18-15 0-28-8-28-18 0-9 13-17 28-17 16 0 29 8 29 17z">
              <text:p/>
            </draw:path>
            <draw:path draw:style-name="gr96" draw:text-style-name="P13" draw:layer="layout" svg:width="0.06cm" svg:height="0.018cm" svg:x="30.189cm" svg:y="17.632cm" svg:viewBox="0 0 61 19" svg:d="M61 0c0 10-14 19-30 19-17 0-31-9-31-19">
              <text:p/>
            </draw:path>
            <draw:path draw:style-name="gr96" draw:text-style-name="P13" draw:layer="layout" svg:width="0.071cm" svg:height="0.036cm" svg:x="30.184cm" svg:y="17.62cm" svg:viewBox="0 0 72 37" svg:d="M66 0c4 4 6 8 6 13 0 13-16 24-36 24s-36-11-36-24c0-5 2-9 6-13">
              <text:p/>
            </draw:path>
            <draw:line draw:style-name="gr96" draw:text-style-name="P13" draw:layer="layout" svg:x1="30.191cm" svg:y1="17.58cm" svg:x2="30.189cm" svg:y2="17.632cm">
              <text:p/>
            </draw:line>
            <draw:line draw:style-name="gr96" draw:text-style-name="P13" draw:layer="layout" svg:x1="30.248cm" svg:y1="17.58cm" svg:x2="30.251cm" svg:y2="17.632cm">
              <text:p/>
            </draw:line>
            <draw:path draw:style-name="gr96" draw:text-style-name="P13" draw:layer="layout" svg:width="0.06cm" svg:height="0.018cm" svg:x="30.132cm" svg:y="17.56cm" svg:viewBox="0 0 61 19" svg:d="M61 0c0 10-14 19-31 19s-30-9-30-19">
              <text:p/>
            </draw:path>
            <draw:path draw:style-name="gr96" draw:text-style-name="P13" draw:layer="layout" svg:width="0.071cm" svg:height="0.036cm" svg:x="30.126cm" svg:y="17.548cm" svg:viewBox="0 0 72 37" svg:d="M66 0c3 4 6 8 6 13 0 13-16 24-36 24s-36-11-36-24c0-5 2-9 6-13">
              <text:p/>
            </draw:path>
            <draw:line draw:style-name="gr96" draw:text-style-name="P13" draw:layer="layout" svg:x1="30.134cm" svg:y1="17.509cm" svg:x2="30.132cm" svg:y2="17.561cm">
              <text:p/>
            </draw:line>
            <draw:line draw:style-name="gr96" draw:text-style-name="P13" draw:layer="layout" svg:x1="30.189cm" svg:y1="17.509cm" svg:x2="30.192cm" svg:y2="17.561cm">
              <text:p/>
            </draw:line>
            <draw:path draw:style-name="gr96" draw:text-style-name="P13" draw:layer="layout" svg:width="0.06cm" svg:height="0.018cm" svg:x="30.074cm" svg:y="17.489cm" svg:viewBox="0 0 61 19" svg:d="M61 0c0 10-14 19-31 19s-30-9-30-19">
              <text:p/>
            </draw:path>
            <draw:path draw:style-name="gr96" draw:text-style-name="P13" draw:layer="layout" svg:width="0.071cm" svg:height="0.035cm" svg:x="30.068cm" svg:y="17.478cm" svg:viewBox="0 0 72 36" svg:d="M66 0c4 3 6 8 6 13 0 12-16 23-36 23s-36-11-36-23c0-5 2-10 6-13">
              <text:p/>
            </draw:path>
            <draw:line draw:style-name="gr96" draw:text-style-name="P13" draw:layer="layout" svg:x1="30.076cm" svg:y1="17.438cm" svg:x2="30.074cm" svg:y2="17.489cm">
              <text:p/>
            </draw:line>
            <draw:line draw:style-name="gr96" draw:text-style-name="P13" draw:layer="layout" svg:x1="30.132cm" svg:y1="17.438cm" svg:x2="30.135cm" svg:y2="17.489cm">
              <text:p/>
            </draw:line>
            <draw:path draw:style-name="gr96" draw:text-style-name="P13" draw:layer="layout" svg:width="0.06cm" svg:height="0.018cm" svg:x="30.016cm" svg:y="17.418cm" svg:viewBox="0 0 61 19" svg:d="M61 0c0 10-14 19-31 19s-30-9-30-19">
              <text:p/>
            </draw:path>
            <draw:path draw:style-name="gr96" draw:text-style-name="P13" draw:layer="layout" svg:width="0.071cm" svg:height="0.033cm" svg:x="30.01cm" svg:y="17.407cm" svg:viewBox="0 0 72 34" svg:d="M66 0c4 3 6 8 6 12 0 12-16 22-36 22s-36-10-36-22c0-4 2-9 6-12">
              <text:p/>
            </draw:path>
            <draw:line draw:style-name="gr96" draw:text-style-name="P13" draw:layer="layout" svg:x1="30.018cm" svg:y1="17.367cm" svg:x2="30.016cm" svg:y2="17.418cm">
              <text:p/>
            </draw:line>
            <draw:line draw:style-name="gr96" draw:text-style-name="P13" draw:layer="layout" svg:x1="30.074cm" svg:y1="17.367cm" svg:x2="30.077cm" svg:y2="17.418cm">
              <text:p/>
            </draw:line>
            <draw:path draw:style-name="gr96" draw:text-style-name="P13" draw:layer="layout" svg:width="0.056cm" svg:height="0.034cm" svg:x="30.595cm" svg:y="17.169cm" svg:viewBox="0 0 57 35" svg:d="M57 18c0 9-13 17-29 17-15 0-28-8-28-17 0-10 13-18 28-18 16 0 29 8 29 18z">
              <text:p/>
            </draw:path>
            <draw:path draw:style-name="gr96" draw:text-style-name="P13" draw:layer="layout" svg:width="0.06cm" svg:height="0.018cm" svg:x="30.594cm" svg:y="17.238cm" svg:viewBox="0 0 61 19" svg:d="M61 0c0 10-14 19-31 19s-30-9-30-19">
              <text:p/>
            </draw:path>
            <draw:path draw:style-name="gr96" draw:text-style-name="P13" draw:layer="layout" svg:width="0.071cm" svg:height="0.033cm" svg:x="30.588cm" svg:y="17.226cm" svg:viewBox="0 0 72 34" svg:d="M66 0c4 3 6 8 6 12 0 12-16 22-36 22s-36-10-36-22c0-4 2-9 6-12">
              <text:p/>
            </draw:path>
            <draw:line draw:style-name="gr96" draw:text-style-name="P13" draw:layer="layout" svg:x1="30.596cm" svg:y1="17.186cm" svg:x2="30.594cm" svg:y2="17.238cm">
              <text:p/>
            </draw:line>
            <draw:line draw:style-name="gr96" draw:text-style-name="P13" draw:layer="layout" svg:x1="30.652cm" svg:y1="17.186cm" svg:x2="30.655cm" svg:y2="17.238cm">
              <text:p/>
            </draw:line>
            <draw:path draw:style-name="gr96" draw:text-style-name="P13" draw:layer="layout" svg:width="0.056cm" svg:height="0.034cm" svg:x="30.713cm" svg:y="17.131cm" svg:viewBox="0 0 57 35" svg:d="M57 17c0 10-12 18-28 18s-29-8-29-18c0-9 13-17 29-17s28 8 28 17z">
              <text:p/>
            </draw:path>
            <draw:path draw:style-name="gr96" draw:text-style-name="P13" draw:layer="layout" svg:width="0.06cm" svg:height="0.018cm" svg:x="30.711cm" svg:y="17.2cm" svg:viewBox="0 0 61 19" svg:d="M61 0c0 10-14 19-31 19-16 0-30-9-30-19">
              <text:p/>
            </draw:path>
            <draw:path draw:style-name="gr96" draw:text-style-name="P13" draw:layer="layout" svg:width="0.071cm" svg:height="0.032cm" svg:x="30.706cm" svg:y="17.188cm" svg:viewBox="0 0 72 33" svg:d="M66 0c4 3 6 7 6 12 0 12-16 21-36 21s-36-9-36-21c0-5 2-9 6-12">
              <text:p/>
            </draw:path>
            <draw:line draw:style-name="gr96" draw:text-style-name="P13" draw:layer="layout" svg:x1="30.713cm" svg:y1="17.149cm" svg:x2="30.711cm" svg:y2="17.201cm">
              <text:p/>
            </draw:line>
            <draw:line draw:style-name="gr96" draw:text-style-name="P13" draw:layer="layout" svg:x1="30.77cm" svg:y1="17.149cm" svg:x2="30.773cm" svg:y2="17.201cm">
              <text:p/>
            </draw:line>
            <draw:path draw:style-name="gr96" draw:text-style-name="P13" draw:layer="layout" svg:width="0.046cm" svg:height="0.029cm" svg:x="30.266cm" svg:y="17.4cm" svg:viewBox="0 0 47 30" svg:d="M47 14c0 9-10 16-23 16-14 0-24-7-24-16 0-8 10-14 24-14 13 0 23 6 23 14z">
              <text:p/>
            </draw:path>
            <draw:path draw:style-name="gr96" draw:text-style-name="P13" draw:layer="layout" svg:width="0.046cm" svg:height="0.014cm" svg:x="30.266cm" svg:y="17.422cm" svg:viewBox="0 0 47 15" svg:d="M47 0c0 8-10 15-23 15-14 0-24-7-24-15">
              <text:p/>
            </draw:path>
            <draw:line draw:style-name="gr96" draw:text-style-name="P13" draw:layer="layout" svg:x1="30.313cm" svg:y1="17.415cm" svg:x2="30.313cm" svg:y2="17.422cm">
              <text:p/>
            </draw:line>
            <draw:line draw:style-name="gr96" draw:text-style-name="P13" draw:layer="layout" svg:x1="30.266cm" svg:y1="17.415cm" svg:x2="30.266cm" svg:y2="17.422cm">
              <text:p/>
            </draw:line>
            <draw:path draw:style-name="gr96" draw:text-style-name="P13" draw:layer="layout" svg:width="0.046cm" svg:height="0.028cm" svg:x="30.333cm" svg:y="17.379cm" svg:viewBox="0 0 47 29" svg:d="M47 14c0 9-10 15-23 15s-24-6-24-15c0-8 11-14 24-14s23 6 23 14z">
              <text:p/>
            </draw:path>
            <draw:path draw:style-name="gr96" draw:text-style-name="P13" draw:layer="layout" svg:width="0.046cm" svg:height="0.014cm" svg:x="30.333cm" svg:y="17.401cm" svg:viewBox="0 0 47 15" svg:d="M47 0c0 8-10 15-23 15s-24-7-24-15">
              <text:p/>
            </draw:path>
            <draw:line draw:style-name="gr96" draw:text-style-name="P13" draw:layer="layout" svg:x1="30.379cm" svg:y1="17.394cm" svg:x2="30.379cm" svg:y2="17.401cm">
              <text:p/>
            </draw:line>
            <draw:line draw:style-name="gr96" draw:text-style-name="P13" draw:layer="layout" svg:x1="30.333cm" svg:y1="17.394cm" svg:x2="30.333cm" svg:y2="17.401cm">
              <text:p/>
            </draw:line>
            <draw:path draw:style-name="gr96" draw:text-style-name="P13" draw:layer="layout" svg:width="0.046cm" svg:height="0.028cm" svg:x="30.4cm" svg:y="17.359cm" svg:viewBox="0 0 47 29" svg:d="M47 15c0 8-10 14-24 14-13 0-23-6-23-14 0-9 10-15 23-15 14 0 24 6 24 15z">
              <text:p/>
            </draw:path>
            <draw:path draw:style-name="gr96" draw:text-style-name="P13" draw:layer="layout" svg:width="0.046cm" svg:height="0.014cm" svg:x="30.4cm" svg:y="17.381cm" svg:viewBox="0 0 47 15" svg:d="M47 0c0 8-10 15-24 15-13 0-23-7-23-15">
              <text:p/>
            </draw:path>
            <draw:line draw:style-name="gr96" draw:text-style-name="P13" draw:layer="layout" svg:x1="30.446cm" svg:y1="17.373cm" svg:x2="30.446cm" svg:y2="17.38cm">
              <text:p/>
            </draw:line>
            <draw:line draw:style-name="gr96" draw:text-style-name="P13" draw:layer="layout" svg:x1="30.4cm" svg:y1="17.373cm" svg:x2="30.4cm" svg:y2="17.38cm">
              <text:p/>
            </draw:line>
            <draw:path draw:style-name="gr96" draw:text-style-name="P13" draw:layer="layout" svg:width="0.046cm" svg:height="0.028cm" svg:x="30.466cm" svg:y="17.338cm" svg:viewBox="0 0 47 29" svg:d="M47 15c0 8-10 14-23 14s-24-6-24-14 11-15 24-15 23 7 23 15z">
              <text:p/>
            </draw:path>
            <draw:path draw:style-name="gr96" draw:text-style-name="P13" draw:layer="layout" svg:width="0.046cm" svg:height="0.014cm" svg:x="30.466cm" svg:y="17.359cm" svg:viewBox="0 0 47 15" svg:d="M47 0c0 8-10 15-23 15s-24-7-24-15">
              <text:p/>
            </draw:path>
            <draw:line draw:style-name="gr96" draw:text-style-name="P13" draw:layer="layout" svg:x1="30.513cm" svg:y1="17.352cm" svg:x2="30.513cm" svg:y2="17.359cm">
              <text:p/>
            </draw:line>
            <draw:line draw:style-name="gr96" draw:text-style-name="P13" draw:layer="layout" svg:x1="30.466cm" svg:y1="17.352cm" svg:x2="30.466cm" svg:y2="17.359cm">
              <text:p/>
            </draw:line>
            <draw:path draw:style-name="gr96" draw:text-style-name="P13" draw:layer="layout" svg:width="0.046cm" svg:height="0.029cm" svg:x="30.554cm" svg:y="17.31cm" svg:viewBox="0 0 47 30" svg:d="M47 15c0 8-10 15-23 15-14 0-24-7-24-15s10-15 24-15c13 0 23 7 23 15z">
              <text:p/>
            </draw:path>
            <draw:path draw:style-name="gr96" draw:text-style-name="P13" draw:layer="layout" svg:width="0.046cm" svg:height="0.014cm" svg:x="30.554cm" svg:y="17.332cm" svg:viewBox="0 0 47 15" svg:d="M47 0c0 9-10 15-23 15-14 0-24-6-24-15">
              <text:p/>
            </draw:path>
            <draw:line draw:style-name="gr96" draw:text-style-name="P13" draw:layer="layout" svg:x1="30.601cm" svg:y1="17.325cm" svg:x2="30.601cm" svg:y2="17.332cm">
              <text:p/>
            </draw:line>
            <draw:line draw:style-name="gr96" draw:text-style-name="P13" draw:layer="layout" svg:x1="30.554cm" svg:y1="17.325cm" svg:x2="30.554cm" svg:y2="17.332cm">
              <text:p/>
            </draw:line>
            <draw:path draw:style-name="gr96" draw:text-style-name="P13" draw:layer="layout" svg:width="0.046cm" svg:height="0.028cm" svg:x="30.633cm" svg:y="17.286cm" svg:viewBox="0 0 47 29" svg:d="M47 14c0 8-10 15-24 15-13 0-23-7-23-15s10-14 23-14c14 0 24 6 24 14z">
              <text:p/>
            </draw:path>
            <draw:path draw:style-name="gr96" draw:text-style-name="P13" draw:layer="layout" svg:width="0.046cm" svg:height="0.014cm" svg:x="30.633cm" svg:y="17.308cm" svg:viewBox="0 0 47 15" svg:d="M47 0c0 8-10 15-24 15-13 0-23-7-23-15">
              <text:p/>
            </draw:path>
            <draw:line draw:style-name="gr96" draw:text-style-name="P13" draw:layer="layout" svg:x1="30.679cm" svg:y1="17.3cm" svg:x2="30.679cm" svg:y2="17.307cm">
              <text:p/>
            </draw:line>
            <draw:line draw:style-name="gr96" draw:text-style-name="P13" draw:layer="layout" svg:x1="30.633cm" svg:y1="17.3cm" svg:x2="30.633cm" svg:y2="17.307cm">
              <text:p/>
            </draw:line>
            <draw:path draw:style-name="gr96" draw:text-style-name="P13" draw:layer="layout" svg:width="0.046cm" svg:height="0.029cm" svg:x="30.711cm" svg:y="17.261cm" svg:viewBox="0 0 47 30" svg:d="M47 15c0 8-11 15-24 15s-23-7-23-15c0-9 10-15 23-15s24 6 24 15z">
              <text:p/>
            </draw:path>
            <draw:path draw:style-name="gr96" draw:text-style-name="P13" draw:layer="layout" svg:width="0.046cm" svg:height="0.014cm" svg:x="30.711cm" svg:y="17.283cm" svg:viewBox="0 0 47 15" svg:d="M47 0c0 8-11 15-24 15s-23-7-23-15">
              <text:p/>
            </draw:path>
            <draw:line draw:style-name="gr96" draw:text-style-name="P13" draw:layer="layout" svg:x1="30.757cm" svg:y1="17.276cm" svg:x2="30.757cm" svg:y2="17.283cm">
              <text:p/>
            </draw:line>
            <draw:line draw:style-name="gr96" draw:text-style-name="P13" draw:layer="layout" svg:x1="30.711cm" svg:y1="17.276cm" svg:x2="30.711cm" svg:y2="17.283cm">
              <text:p/>
            </draw:line>
            <draw:path draw:style-name="gr96" draw:text-style-name="P13" draw:layer="layout" svg:width="0.038cm" svg:height="0.023cm" svg:x="30.877cm" svg:y="17.362cm" svg:viewBox="0 0 39 24" svg:d="M39 13c0 6-9 11-19 11-11 0-20-5-20-11 0-7 9-13 20-13 10 0 19 6 19 13z">
              <text:p/>
            </draw:path>
            <draw:path draw:style-name="gr96" draw:text-style-name="P13" draw:layer="layout" svg:width="0.038cm" svg:height="0.012cm" svg:x="30.877cm" svg:y="17.379cm" svg:viewBox="0 0 39 13" svg:d="M39 0c0 7-9 13-19 13-11 0-20-6-20-13">
              <text:p/>
            </draw:path>
            <draw:line draw:style-name="gr96" draw:text-style-name="P13" draw:layer="layout" svg:x1="30.916cm" svg:y1="17.374cm" svg:x2="30.916cm" svg:y2="17.38cm">
              <text:p/>
            </draw:line>
            <draw:line draw:style-name="gr96" draw:text-style-name="P13" draw:layer="layout" svg:x1="30.877cm" svg:y1="17.374cm" svg:x2="30.877cm" svg:y2="17.38cm">
              <text:p/>
            </draw:line>
            <draw:path draw:style-name="gr96" draw:text-style-name="P13" draw:layer="layout" svg:width="0.038cm" svg:height="0.023cm" svg:x="30.507cm" svg:y="17.249cm" svg:viewBox="0 0 39 24" svg:d="M39 12c0 7-9 12-20 12s-19-5-19-12 8-12 19-12 20 5 20 12z">
              <text:p/>
            </draw:path>
            <draw:path draw:style-name="gr96" draw:text-style-name="P13" draw:layer="layout" svg:width="0.038cm" svg:height="0.012cm" svg:x="30.507cm" svg:y="17.267cm" svg:viewBox="0 0 39 13" svg:d="M39 0c0 6-9 13-20 13s-19-7-19-13">
              <text:p/>
            </draw:path>
            <draw:line draw:style-name="gr96" draw:text-style-name="P13" draw:layer="layout" svg:x1="30.545cm" svg:y1="17.261cm" svg:x2="30.545cm" svg:y2="17.267cm">
              <text:p/>
            </draw:line>
            <draw:line draw:style-name="gr96" draw:text-style-name="P13" draw:layer="layout" svg:x1="30.507cm" svg:y1="17.261cm" svg:x2="30.507cm" svg:y2="17.267cm">
              <text:p/>
            </draw:line>
            <draw:path draw:style-name="gr96" draw:text-style-name="P13" draw:layer="layout" svg:width="0.038cm" svg:height="0.024cm" svg:x="30.909cm" svg:y="17.399cm" svg:viewBox="0 0 39 25" svg:d="M39 13c0 6-9 12-19 12-11 0-20-6-20-12 0-7 9-13 20-13 10 0 19 6 19 13z">
              <text:p/>
            </draw:path>
            <draw:path draw:style-name="gr96" draw:text-style-name="P13" draw:layer="layout" svg:width="0.038cm" svg:height="0.011cm" svg:x="30.909cm" svg:y="17.418cm" svg:viewBox="0 0 39 12" svg:d="M39 0c0 6-9 12-19 12-11 0-20-6-20-12">
              <text:p/>
            </draw:path>
            <draw:line draw:style-name="gr96" draw:text-style-name="P13" draw:layer="layout" svg:x1="30.948cm" svg:y1="17.411cm" svg:x2="30.948cm" svg:y2="17.417cm">
              <text:p/>
            </draw:line>
            <draw:line draw:style-name="gr96" draw:text-style-name="P13" draw:layer="layout" svg:x1="30.909cm" svg:y1="17.411cm" svg:x2="30.909cm" svg:y2="17.417cm">
              <text:p/>
            </draw:line>
            <draw:path draw:style-name="gr96" draw:text-style-name="P13" draw:layer="layout" svg:width="0.046cm" svg:height="0.029cm" svg:x="30.302cm" svg:y="17.443cm" svg:viewBox="0 0 47 30" svg:d="M47 15c0 8-10 15-24 15-13 0-23-7-23-15 0-9 10-15 23-15 14 0 24 6 24 15z">
              <text:p/>
            </draw:path>
            <draw:path draw:style-name="gr96" draw:text-style-name="P13" draw:layer="layout" svg:width="0.046cm" svg:height="0.014cm" svg:x="30.302cm" svg:y="17.465cm" svg:viewBox="0 0 47 15" svg:d="M47 0c0 8-10 15-24 15-13 0-23-7-23-15">
              <text:p/>
            </draw:path>
            <draw:line draw:style-name="gr96" draw:text-style-name="P13" draw:layer="layout" svg:x1="30.349cm" svg:y1="17.458cm" svg:x2="30.349cm" svg:y2="17.465cm">
              <text:p/>
            </draw:line>
            <draw:line draw:style-name="gr96" draw:text-style-name="P13" draw:layer="layout" svg:x1="30.302cm" svg:y1="17.458cm" svg:x2="30.302cm" svg:y2="17.465cm">
              <text:p/>
            </draw:line>
            <draw:path draw:style-name="gr96" draw:text-style-name="P13" draw:layer="layout" svg:width="0.046cm" svg:height="0.029cm" svg:x="30.369cm" svg:y="17.422cm" svg:viewBox="0 0 47 30" svg:d="M47 15c0 8-10 15-23 15-14 0-24-7-24-15s10-15 24-15c13 0 23 7 23 15z">
              <text:p/>
            </draw:path>
            <draw:path draw:style-name="gr96" draw:text-style-name="P13" draw:layer="layout" svg:width="0.046cm" svg:height="0.014cm" svg:x="30.369cm" svg:y="17.444cm" svg:viewBox="0 0 47 15" svg:d="M47 0c0 8-10 15-23 15-14 0-24-7-24-15">
              <text:p/>
            </draw:path>
            <draw:line draw:style-name="gr96" draw:text-style-name="P13" draw:layer="layout" svg:x1="30.415cm" svg:y1="17.437cm" svg:x2="30.415cm" svg:y2="17.444cm">
              <text:p/>
            </draw:line>
            <draw:line draw:style-name="gr96" draw:text-style-name="P13" draw:layer="layout" svg:x1="30.369cm" svg:y1="17.437cm" svg:x2="30.369cm" svg:y2="17.444cm">
              <text:p/>
            </draw:line>
            <draw:path draw:style-name="gr96" draw:text-style-name="P13" draw:layer="layout" svg:width="0.046cm" svg:height="0.028cm" svg:x="30.435cm" svg:y="17.402cm" svg:viewBox="0 0 47 29" svg:d="M47 14c0 8-11 15-24 15s-23-7-23-15 10-14 23-14 24 6 24 14z">
              <text:p/>
            </draw:path>
            <draw:path draw:style-name="gr96" draw:text-style-name="P13" draw:layer="layout" svg:width="0.046cm" svg:height="0.014cm" svg:x="30.435cm" svg:y="17.423cm" svg:viewBox="0 0 47 15" svg:d="M47 0c0 8-11 15-24 15s-23-7-23-15">
              <text:p/>
            </draw:path>
            <draw:line draw:style-name="gr96" draw:text-style-name="P13" draw:layer="layout" svg:x1="30.482cm" svg:y1="17.416cm" svg:x2="30.482cm" svg:y2="17.423cm">
              <text:p/>
            </draw:line>
            <draw:line draw:style-name="gr96" draw:text-style-name="P13" draw:layer="layout" svg:x1="30.435cm" svg:y1="17.416cm" svg:x2="30.435cm" svg:y2="17.423cm">
              <text:p/>
            </draw:line>
            <draw:path draw:style-name="gr96" draw:text-style-name="P13" draw:layer="layout" svg:width="0.046cm" svg:height="0.028cm" svg:x="30.502cm" svg:y="17.38cm" svg:viewBox="0 0 47 29" svg:d="M47 14c0 9-10 15-23 15-14 0-24-6-24-15 0-8 10-14 24-14 13 0 23 6 23 14z">
              <text:p/>
            </draw:path>
            <draw:path draw:style-name="gr96" draw:text-style-name="P13" draw:layer="layout" svg:width="0.046cm" svg:height="0.014cm" svg:x="30.502cm" svg:y="17.402cm" svg:viewBox="0 0 47 15" svg:d="M47 0c0 8-10 15-23 15-14 0-24-7-24-15">
              <text:p/>
            </draw:path>
            <draw:line draw:style-name="gr96" draw:text-style-name="P13" draw:layer="layout" svg:x1="30.548cm" svg:y1="17.395cm" svg:x2="30.548cm" svg:y2="17.402cm">
              <text:p/>
            </draw:line>
            <draw:line draw:style-name="gr96" draw:text-style-name="P13" draw:layer="layout" svg:x1="30.502cm" svg:y1="17.395cm" svg:x2="30.502cm" svg:y2="17.402cm">
              <text:p/>
            </draw:line>
            <draw:path draw:style-name="gr96" draw:text-style-name="P13" draw:layer="layout" svg:width="0.046cm" svg:height="0.029cm" svg:x="30.332cm" svg:y="17.482cm" svg:viewBox="0 0 47 30" svg:d="M47 15c0 8-10 15-23 15s-24-7-24-15 11-15 24-15 23 7 23 15z">
              <text:p/>
            </draw:path>
            <draw:path draw:style-name="gr96" draw:text-style-name="P13" draw:layer="layout" svg:width="0.046cm" svg:height="0.014cm" svg:x="30.332cm" svg:y="17.503cm" svg:viewBox="0 0 47 15" svg:d="M47 0c0 8-10 15-23 15s-24-7-24-15">
              <text:p/>
            </draw:path>
            <draw:line draw:style-name="gr96" draw:text-style-name="P13" draw:layer="layout" svg:x1="30.379cm" svg:y1="17.496cm" svg:x2="30.379cm" svg:y2="17.503cm">
              <text:p/>
            </draw:line>
            <draw:line draw:style-name="gr96" draw:text-style-name="P13" draw:layer="layout" svg:x1="30.332cm" svg:y1="17.496cm" svg:x2="30.332cm" svg:y2="17.503cm">
              <text:p/>
            </draw:line>
            <draw:path draw:style-name="gr96" draw:text-style-name="P13" draw:layer="layout" svg:width="0.046cm" svg:height="0.029cm" svg:x="30.399cm" svg:y="17.461cm" svg:viewBox="0 0 47 30" svg:d="M47 14c0 8-10 16-24 16-13 0-23-8-23-16s10-14 23-14c14 0 24 6 24 14z">
              <text:p/>
            </draw:path>
            <draw:path draw:style-name="gr96" draw:text-style-name="P13" draw:layer="layout" svg:width="0.026cm" svg:height="0.014cm" svg:x="30.399cm" svg:y="17.482cm" svg:viewBox="0 0 27 15" svg:d="M27 15c-1 0-3 0-4 0-13 0-23-7-23-15">
              <text:p/>
            </draw:path>
            <draw:path draw:style-name="gr96" draw:text-style-name="P13" draw:layer="layout" svg:width="0.007cm" svg:height="0.01cm" svg:x="30.438cm" svg:y="17.482cm" svg:viewBox="0 0 8 11" svg:d="M8 0c0 4-3 8-8 11">
              <text:p/>
            </draw:path>
            <draw:line draw:style-name="gr96" draw:text-style-name="P13" draw:layer="layout" svg:x1="30.445cm" svg:y1="17.475cm" svg:x2="30.445cm" svg:y2="17.482cm">
              <text:p/>
            </draw:line>
            <draw:line draw:style-name="gr96" draw:text-style-name="P13" draw:layer="layout" svg:x1="30.399cm" svg:y1="17.475cm" svg:x2="30.399cm" svg:y2="17.482cm">
              <text:p/>
            </draw:line>
            <draw:path draw:style-name="gr96" draw:text-style-name="P13" draw:layer="layout" svg:width="0.046cm" svg:height="0.028cm" svg:x="30.465cm" svg:y="17.44cm" svg:viewBox="0 0 47 29" svg:d="M47 14c0 9-10 15-23 15s-24-6-24-15c0-8 11-14 24-14s23 6 23 14z">
              <text:p/>
            </draw:path>
            <draw:path draw:style-name="gr96" draw:text-style-name="P13" draw:layer="layout" svg:width="0.046cm" svg:height="0.014cm" svg:x="30.465cm" svg:y="17.462cm" svg:viewBox="0 0 47 15" svg:d="M47 0c0 8-10 15-23 15s-24-7-24-15">
              <text:p/>
            </draw:path>
            <draw:line draw:style-name="gr96" draw:text-style-name="P13" draw:layer="layout" svg:x1="30.512cm" svg:y1="17.454cm" svg:x2="30.512cm" svg:y2="17.461cm">
              <text:p/>
            </draw:line>
            <draw:line draw:style-name="gr96" draw:text-style-name="P13" draw:layer="layout" svg:x1="30.465cm" svg:y1="17.454cm" svg:x2="30.465cm" svg:y2="17.461cm">
              <text:p/>
            </draw:line>
            <draw:path draw:style-name="gr96" draw:text-style-name="P13" draw:layer="layout" svg:width="0.046cm" svg:height="0.028cm" svg:x="30.532cm" svg:y="17.419cm" svg:viewBox="0 0 47 29" svg:d="M47 15c0 8-10 14-24 14-13 0-23-6-23-14 0-9 10-15 23-15 14 0 24 6 24 15z">
              <text:p/>
            </draw:path>
            <draw:path draw:style-name="gr96" draw:text-style-name="P13" draw:layer="layout" svg:width="0.046cm" svg:height="0.014cm" svg:x="30.532cm" svg:y="17.44cm" svg:viewBox="0 0 47 15" svg:d="M47 0c0 8-10 15-24 15-13 0-23-7-23-15">
              <text:p/>
            </draw:path>
            <draw:line draw:style-name="gr96" draw:text-style-name="P13" draw:layer="layout" svg:x1="30.579cm" svg:y1="17.433cm" svg:x2="30.579cm" svg:y2="17.44cm">
              <text:p/>
            </draw:line>
            <draw:line draw:style-name="gr96" draw:text-style-name="P13" draw:layer="layout" svg:x1="30.532cm" svg:y1="17.433cm" svg:x2="30.532cm" svg:y2="17.44cm">
              <text:p/>
            </draw:line>
            <draw:path draw:style-name="gr96" draw:text-style-name="P13" draw:layer="layout" svg:width="0.039cm" svg:height="0.024cm" svg:x="30.946cm" svg:y="17.011cm" svg:viewBox="0 0 40 25" svg:d="M40 12c0 7-9 13-20 13s-20-6-20-13 9-12 20-12 20 5 20 12z">
              <text:p/>
            </draw:path>
            <draw:path draw:style-name="gr96" draw:text-style-name="P13" draw:layer="layout" svg:width="0.083cm" svg:height="0.051cm" svg:x="30.924cm" svg:y="17cm" svg:viewBox="0 0 84 52" svg:d="M84 26c0 14-19 26-42 26s-42-12-42-26c0-15 19-26 42-26s42 11 42 26z">
              <text:p/>
            </draw:path>
            <draw:path draw:style-name="gr96" draw:text-style-name="P13" draw:layer="layout" svg:width="0.094cm" svg:height="0.057cm" svg:x="30.919cm" svg:y="17cm" svg:viewBox="0 0 95 58" svg:d="M95 29c0 16-22 29-47 29-27 0-48-13-48-29s21-29 48-29c25 0 47 13 47 29z">
              <text:p/>
            </draw:path>
            <draw:path draw:style-name="gr96" draw:text-style-name="P13" draw:layer="layout" svg:width="0.094cm" svg:height="0.029cm" svg:x="30.919cm" svg:y="17.053cm" svg:viewBox="0 0 95 30" svg:d="M95 0c0 16-22 30-47 30-27 0-48-14-48-30">
              <text:p/>
            </draw:path>
            <draw:path draw:style-name="gr96" draw:text-style-name="P13" draw:layer="layout" svg:width="0.14cm" svg:height="0.075cm" svg:x="30.895cm" svg:y="17.02cm" svg:viewBox="0 0 141 76" svg:d="M116 0c15 8 25 20 25 33 0 24-31 43-70 43s-71-19-71-43c0-14 10-25 26-33">
              <text:p/>
            </draw:path>
            <draw:path draw:style-name="gr96" draw:text-style-name="P13" draw:layer="layout" svg:width="0.149cm" svg:height="0.082cm" svg:x="30.891cm" svg:y="17.019cm" svg:viewBox="0 0 150 83" svg:d="M120 0c18 8 30 22 30 37 0 26-34 46-75 46-42 0-75-20-75-46 0-15 12-29 30-37">
              <text:p/>
            </draw:path>
            <draw:path draw:style-name="gr96" draw:text-style-name="P13" draw:layer="layout" svg:width="0.149cm" svg:height="0.045cm" svg:x="30.891cm" svg:y="17.167cm" svg:viewBox="0 0 150 46" svg:d="M150 0c0 25-34 46-75 46-42 0-75-21-75-46">
              <text:p/>
            </draw:path>
            <draw:path draw:style-name="gr96" draw:text-style-name="P13" draw:layer="layout" svg:width="0.156cm" svg:height="0.048cm" svg:x="30.888cm" svg:y="17.11cm" svg:viewBox="0 0 157 49" svg:d="M157 0c0 27-35 49-78 49-44 0-79-22-79-49">
              <text:p/>
            </draw:path>
            <draw:path draw:style-name="gr96" draw:text-style-name="P13" draw:layer="layout" svg:width="0.043cm" svg:height="0.019cm" svg:x="30.944cm" svg:y="17.02cm" svg:viewBox="0 0 44 20" svg:d="M41 0c2 2 3 4 3 6 0 8-11 14-22 14-12 0-22-6-22-14 0-2 1-4 3-6">
              <text:p/>
            </draw:path>
            <draw:path draw:style-name="gr96" draw:text-style-name="P13" draw:layer="layout" svg:width="0.021cm" svg:height="0.011cm" svg:x="30.96cm" svg:y="17.25cm" svg:viewBox="0 0 22 12" svg:d="M22 6c0 4-5 6-11 6s-11-2-11-6c0-3 5-6 11-6s11 3 11 6z">
              <text:p/>
            </draw:path>
            <draw:path draw:style-name="gr96" draw:text-style-name="P13" draw:layer="layout" svg:width="0.074cm" svg:height="0.039cm" svg:x="30.934cm" svg:y="17.228cm" svg:viewBox="0 0 75 40" svg:d="M48 0c15 2 27 10 27 20 0 11-17 20-38 20-20 0-37-9-37-20 0-10 11-17 26-20">
              <text:p/>
            </draw:path>
            <draw:path draw:style-name="gr96" draw:text-style-name="P13" draw:layer="layout" svg:width="0.278cm" svg:height="0.133cm" svg:x="30.832cm" svg:y="17.201cm" svg:viewBox="0 0 279 134" svg:d="M252 0c17 14 27 31 27 49 0 47-63 85-140 85s-139-38-139-85c0-18 10-35 26-49">
              <text:p/>
            </draw:path>
            <draw:path draw:style-name="gr96" draw:text-style-name="P13" draw:layer="layout" svg:width="0.278cm" svg:height="0.084cm" svg:x="30.832cm" svg:y="17.271cm" svg:viewBox="0 0 279 85" svg:d="M279 0c0 47-63 85-140 85s-139-38-139-85">
              <text:p/>
            </draw:path>
            <draw:polyline draw:style-name="gr96" draw:text-style-name="P13" draw:layer="layout" svg:width="0.003cm" svg:height="0.11cm" svg:x="30.888cm" svg:y="17.056cm" svg:viewBox="0 0 4 111" draw:points="4,0 0,55 4,111">
              <text:p/>
            </draw:polyline>
            <draw:polyline draw:style-name="gr96" draw:text-style-name="P13" draw:layer="layout" svg:width="0.003cm" svg:height="0.11cm" svg:x="31.041cm" svg:y="17.056cm" svg:viewBox="0 0 4 111" draw:points="0,0 4,55 0,111">
              <text:p/>
            </draw:polyline>
            <draw:line draw:style-name="gr96" draw:text-style-name="P13" draw:layer="layout" svg:x1="30.919cm" svg:y1="17.029cm" svg:x2="30.919cm" svg:y2="17.053cm">
              <text:p/>
            </draw:line>
            <draw:line draw:style-name="gr96" draw:text-style-name="P13" draw:layer="layout" svg:x1="31.013cm" svg:y1="17.029cm" svg:x2="31.013cm" svg:y2="17.053cm">
              <text:p/>
            </draw:line>
            <draw:line draw:style-name="gr96" draw:text-style-name="P13" draw:layer="layout" svg:x1="31.11cm" svg:y1="17.25cm" svg:x2="31.11cm" svg:y2="17.271cm">
              <text:p/>
            </draw:line>
            <draw:line draw:style-name="gr96" draw:text-style-name="P13" draw:layer="layout" svg:x1="30.832cm" svg:y1="17.25cm" svg:x2="30.832cm" svg:y2="17.271cm">
              <text:p/>
            </draw:line>
            <draw:path draw:style-name="gr96" draw:text-style-name="P13" draw:layer="layout" svg:width="0.112cm" svg:height="0.065cm" svg:x="30.915cm" svg:y="17.21cm" svg:viewBox="0 0 113 66" svg:d="M30 1c-17 6-30 17-30 30 0 20 26 35 57 35s56-15 56-35c0-14-14-26-34-31">
              <text:p/>
            </draw:path>
            <draw:path draw:style-name="gr96" draw:text-style-name="P13" draw:layer="layout" svg:width="0.246cm" svg:height="0.137cm" svg:x="30.848cm" svg:y="17.169cm" svg:viewBox="0 0 247 138" svg:d="M45 5c-28 13-45 34-45 57 0 42 56 76 124 76s123-34 123-76c0-25-21-48-53-62">
              <text:p/>
            </draw:path>
            <draw:path draw:style-name="gr96" draw:text-style-name="P13" draw:layer="layout" svg:width="0.221cm" svg:height="0.12cm" svg:x="30.86cm" svg:y="17.175cm" svg:viewBox="0 0 222 121" svg:d="M34 5c-21 12-34 29-34 48 0 38 49 68 112 68 61 0 110-30 110-68 0-21-16-40-42-53">
              <text:p/>
            </draw:path>
            <draw:path draw:style-name="gr96" draw:text-style-name="P13" draw:layer="layout" svg:width="0.181cm" svg:height="0.096cm" svg:x="30.88cm" svg:y="17.19cm" svg:viewBox="0 0 182 97" svg:d="M25 4c-15 10-25 23-25 37 0 32 41 56 91 56s91-24 91-56c0-16-12-31-31-41">
              <text:p/>
            </draw:path>
            <draw:path draw:style-name="gr96" draw:text-style-name="P13" draw:layer="layout" svg:width="0.151cm" svg:height="0.081cm" svg:x="30.895cm" svg:y="17.2cm" svg:viewBox="0 0 152 82" svg:d="M23 3c-14 8-23 20-23 33 0 26 35 46 77 46 41 0 75-20 75-46 0-15-11-28-28-36">
              <text:p/>
            </draw:path>
            <draw:line draw:style-name="gr96" draw:text-style-name="P13" draw:layer="layout" svg:x1="30.959cm" svg:y1="17.213cm" svg:x2="30.961cm" svg:y2="17.257cm">
              <text:p/>
            </draw:line>
            <draw:line draw:style-name="gr96" draw:text-style-name="P13" draw:layer="layout" svg:x1="30.983cm" svg:y1="17.257cm" svg:x2="30.981cm" svg:y2="17.212cm">
              <text:p/>
            </draw:line>
            <draw:path draw:style-name="gr96" draw:text-style-name="P13" draw:layer="layout" svg:width="1.2cm" svg:height="0.541cm" svg:x="29.972cm" svg:y="17.147cm" svg:viewBox="0 0 1201 542" svg:d="M44 241l-38 11c-6 2-8 9-4 14l218 268c5 6 14 9 23 7l941-297c5-2 9-5 10-10 7-23 21-92-33-159-26-32-59-56-91-75">
              <text:p/>
            </draw:path>
            <draw:line draw:style-name="gr96" draw:text-style-name="P13" draw:layer="layout" svg:x1="30.595cm" svg:y1="17.206cm" svg:x2="30.074cm" svg:y2="17.37cm">
              <text:p/>
            </draw:line>
            <draw:line draw:style-name="gr96" draw:text-style-name="P13" draw:layer="layout" svg:x1="30.713cm" svg:y1="17.17cm" svg:x2="30.652cm" svg:y2="17.189cm">
              <text:p/>
            </draw:line>
            <draw:line draw:style-name="gr96" draw:text-style-name="P13" draw:layer="layout" svg:x1="30.888cm" svg:y1="17.115cm" svg:x2="30.77cm" svg:y2="17.152cm">
              <text:p/>
            </draw:line>
            <draw:path draw:style-name="gr96" draw:text-style-name="P13" draw:layer="layout" svg:width="1.245cm" svg:height="0.572cm" svg:x="29.95cm" svg:y="17.147cm" svg:viewBox="0 0 1246 573" svg:d="M29 253c0 0-40 12-26 36l215 265c14 16 35 23 56 16l942-296c10-3 18-11 21-22 10-30 22-98-30-161-33-41-77-70-115-91">
              <text:p/>
            </draw:path>
            <draw:path draw:style-name="gr96" draw:text-style-name="P13" draw:layer="layout" svg:width="1.249cm" svg:height="0.458cm" svg:x="29.95cm" svg:y="17.317cm" svg:viewBox="0 0 1250 459" svg:d="M1244 0c4 22 20 144-26 159l-946 298c-18 5-37 0-49-15l-218-268c0 0-5-5-5-14v-51">
              <text:p/>
            </draw:path>
            <draw:polyline draw:style-name="gr96" draw:text-style-name="P13" draw:layer="layout" svg:width="0.019cm" svg:height="0.077cm" svg:x="30.173cm" svg:y="17.682cm" svg:viewBox="0 0 20 78" draw:points="20,0 0,24 1,78">
              <text:p/>
            </draw:polyline>
            <draw:polyline draw:style-name="gr96" draw:text-style-name="P13" draw:layer="layout" svg:width="0.01cm" svg:height="0.084cm" svg:x="30.216cm" svg:y="17.687cm" svg:viewBox="0 0 11 85" draw:points="11,85 10,29 0,0">
              <text:p/>
            </draw:polyline>
            <draw:polyline draw:style-name="gr96" draw:text-style-name="P13" draw:layer="layout" svg:width="0.02cm" svg:height="0.076cm" svg:x="29.953cm" svg:y="17.411cm" svg:viewBox="0 0 21 77" draw:points="0,77 0,25 21,0">
              <text:p/>
            </draw:polyline>
            <draw:polyline draw:style-name="gr96" draw:text-style-name="P13" draw:layer="layout" svg:width="0.021cm" svg:height="0.074cm" svg:x="31.165cm" svg:y="17.384cm" svg:viewBox="0 0 22 75" draw:points="0,0 21,19 22,75">
              <text:p/>
            </draw:polyline>
            <draw:polyline draw:style-name="gr96" draw:text-style-name="P13" draw:layer="layout" svg:width="0.01cm" svg:height="0.085cm" svg:x="31.156cm" svg:y="17.391cm" svg:viewBox="0 0 11 86" draw:points="0,0 10,30 11,86">
              <text:p/>
            </draw:polyline>
            <draw:path draw:style-name="gr96" draw:text-style-name="P13" draw:layer="layout" svg:width="0.072cm" svg:height="0.029cm" svg:x="30.575cm" svg:y="17.365cm" svg:viewBox="0 0 73 30" svg:d="M73 3v8c0 2-1 4-4 5l-44 14c-4 1-9 0-12-4l-12-15c-1 0-1 0-1-1v-10">
              <text:p/>
            </draw:path>
            <draw:path draw:style-name="gr96" draw:text-style-name="P13" draw:layer="layout" svg:width="0.072cm" svg:height="0.04cm" svg:x="30.607cm" svg:y="17.385cm" svg:viewBox="0 0 73 41" svg:d="M69 27l-42 13c-5 2-10 0-13-3l-13-17c-2-2-1-4 1-4l47-16c4-1 8 0 11 3l12 15c2 3 1 8-3 9z">
              <text:p/>
            </draw:path>
            <draw:path draw:style-name="gr96" draw:text-style-name="P13" draw:layer="layout" svg:width="0.072cm" svg:height="0.029cm" svg:x="30.607cm" svg:y="17.403cm" svg:viewBox="0 0 73 30" svg:d="M73 3v8c0 2-2 4-4 5l-44 14c-4 1-9 0-12-4l-13-15v-1-10">
              <text:p/>
            </draw:path>
            <draw:path draw:style-name="gr96" draw:text-style-name="P13" draw:layer="layout" svg:width="0.072cm" svg:height="0.04cm" svg:x="30.637cm" svg:y="17.423cm" svg:viewBox="0 0 73 41" svg:d="M69 27l-42 14c-4 1-9 0-12-4l-14-17c-2-1-1-4 1-4l47-15c4-2 8-1 11 2l12 15c2 3 1 7-3 9z">
              <text:p/>
            </draw:path>
            <draw:path draw:style-name="gr96" draw:text-style-name="P13" draw:layer="layout" svg:width="0.072cm" svg:height="0.029cm" svg:x="30.637cm" svg:y="17.441cm" svg:viewBox="0 0 73 30" svg:d="M73 3v7c0 3-1 4-4 6l-43 14c-5 1-10 0-13-4l-12-15c-1 0-1-1-1-1v-10">
              <text:p/>
            </draw:path>
            <draw:path draw:style-name="gr96" draw:text-style-name="P13" draw:layer="layout" svg:width="0.072cm" svg:height="0.04cm" svg:x="30.668cm" svg:y="17.461cm" svg:viewBox="0 0 73 41" svg:d="M69 26l-43 14c-4 2-9 0-12-3l-13-17c-2-2-1-4 1-4l47-16c4-1 8 0 11 3l12 15c2 3 1 7-3 8z">
              <text:p/>
            </draw:path>
            <draw:path draw:style-name="gr96" draw:text-style-name="P13" draw:layer="layout" svg:width="0.072cm" svg:height="0.029cm" svg:x="30.668cm" svg:y="17.479cm" svg:viewBox="0 0 73 30" svg:d="M73 3v8c0 2-1 4-4 5l-43 14c-5 1-10 0-13-4l-12-14c-1-1-1-1-1-2v-10">
              <text:p/>
            </draw:path>
            <draw:path draw:style-name="gr96" draw:text-style-name="P13" draw:layer="layout" svg:width="0.072cm" svg:height="0.041cm" svg:x="30.162cm" svg:y="17.424cm" svg:viewBox="0 0 73 42" svg:d="M69 27l-42 14c-5 1-10 0-13-4l-13-17c-2-1-1-4 1-4l47-16c4-1 8 0 11 3l12 15c2 3 1 8-3 9z">
              <text:p/>
            </draw:path>
            <draw:path draw:style-name="gr96" draw:text-style-name="P13" draw:layer="layout" svg:width="0.072cm" svg:height="0.029cm" svg:x="30.162cm" svg:y="17.443cm" svg:viewBox="0 0 73 30" svg:d="M73 3v7c0 3-1 5-4 6l-44 14c-4 1-9 0-12-4l-13-15v-1-10">
              <text:p/>
            </draw:path>
            <draw:path draw:style-name="gr96" draw:text-style-name="P13" draw:layer="layout" svg:width="0.072cm" svg:height="0.04cm" svg:x="30.193cm" svg:y="17.462cm" svg:viewBox="0 0 73 41" svg:d="M69 26l-42 14c-5 2-10 0-13-3l-13-17c-1-2-1-4 1-4l47-16c4-1 8 0 11 3l12 15c2 3 1 7-3 8z">
              <text:p/>
            </draw:path>
            <draw:path draw:style-name="gr96" draw:text-style-name="P13" draw:layer="layout" svg:width="0.072cm" svg:height="0.029cm" svg:x="30.193cm" svg:y="17.481cm" svg:viewBox="0 0 73 30" svg:d="M73 3v8c0 2-1 4-4 5l-43 14c-5 1-10 0-13-4l-12-14c-1-1-1-1-1-2v-10">
              <text:p/>
            </draw:path>
            <draw:path draw:style-name="gr96" draw:text-style-name="P13" draw:layer="layout" svg:width="0.072cm" svg:height="0.041cm" svg:x="30.224cm" svg:y="17.5cm" svg:viewBox="0 0 73 42" svg:d="M69 27l-42 14c-5 1-10 0-13-4l-13-17c-2-1-1-4 1-4l47-16c4-1 8 0 11 3l12 15c2 3 1 8-3 9z">
              <text:p/>
            </draw:path>
            <draw:path draw:style-name="gr96" draw:text-style-name="P13" draw:layer="layout" svg:width="0.072cm" svg:height="0.029cm" svg:x="30.224cm" svg:y="17.519cm" svg:viewBox="0 0 73 30" svg:d="M73 3v7c0 3-1 4-4 5l-44 15c-4 1-9 0-12-4l-13-15v-1-10">
              <text:p/>
            </draw:path>
            <draw:path draw:style-name="gr96" draw:text-style-name="P13" draw:layer="layout" svg:width="0.072cm" svg:height="0.04cm" svg:x="30.27cm" svg:y="17.556cm" svg:viewBox="0 0 73 41" svg:d="M69 27l-42 13c-4 2-9 0-12-3l-14-17c-2-1-1-4 1-4l47-16c4-1 8 0 11 3l12 16c2 2 1 7-3 8z">
              <text:p/>
            </draw:path>
            <draw:path draw:style-name="gr96" draw:text-style-name="P13" draw:layer="layout" svg:width="0.072cm" svg:height="0.03cm" svg:x="30.27cm" svg:y="17.574cm" svg:viewBox="0 0 73 31" svg:d="M73 3v8c0 2-1 4-4 5l-43 14c-5 2-10 0-13-4l-13-15v-1-10">
              <text:p/>
            </draw:path>
            <draw:path draw:style-name="gr96" draw:text-style-name="P13" draw:layer="layout" svg:width="0.072cm" svg:height="0.041cm" svg:x="30.111cm" svg:y="17.361cm" svg:viewBox="0 0 73 42" svg:d="M69 27l-42 14c-5 1-10 0-13-4l-13-16c-2-2-1-4 1-5l47-16c4-1 8 0 11 3l12 16c2 3 1 7-3 8z">
              <text:p/>
            </draw:path>
            <draw:path draw:style-name="gr96" draw:text-style-name="P13" draw:layer="layout" svg:width="0.072cm" svg:height="0.03cm" svg:x="30.111cm" svg:y="17.379cm" svg:viewBox="0 0 73 31" svg:d="M73 3v8c0 2-1 4-4 5l-43 14c-5 2-10 0-13-4l-13-15v-1-10">
              <text:p/>
            </draw:path>
            <draw:path draw:style-name="gr96" draw:text-style-name="P13" draw:layer="layout" svg:width="0.072cm" svg:height="0.04cm" svg:x="30.298cm" svg:y="17.591cm" svg:viewBox="0 0 73 41" svg:d="M69 27l-42 13c-5 2-10 0-13-3l-13-17c-2-1-1-4 1-4l47-16c4-1 8 0 11 3l12 15c2 3 1 8-3 9z">
              <text:p/>
            </draw:path>
            <draw:path draw:style-name="gr96" draw:text-style-name="P13" draw:layer="layout" svg:width="0.072cm" svg:height="0.029cm" svg:x="30.298cm" svg:y="17.609cm" svg:viewBox="0 0 73 30" svg:d="M73 3v8c0 2-1 4-4 5l-44 14c-4 1-9 0-12-4l-12-15c-1 0-1 0-1-1v-10">
              <text:p/>
            </draw:path>
            <draw:path draw:style-name="gr96" draw:text-style-name="P13" draw:layer="layout" svg:width="0.072cm" svg:height="0.04cm" svg:x="30.654cm" svg:y="17.322cm" svg:viewBox="0 0 73 41" svg:d="M69 27l-42 13c-5 2-10 0-13-3l-13-17c-1-1-1-4 1-4l47-16c4-1 8 0 11 3l12 16c2 2 1 7-3 8z">
              <text:p/>
            </draw:path>
            <draw:path draw:style-name="gr96" draw:text-style-name="P13" draw:layer="layout" svg:width="0.072cm" svg:height="0.029cm" svg:x="30.654cm" svg:y="17.341cm" svg:viewBox="0 0 73 30" svg:d="M73 3v8c0 2-1 4-4 4l-43 15c-5 1-10 0-13-4l-12-15c-1 0-1-1-1-1v-10">
              <text:p/>
            </draw:path>
            <draw:path draw:style-name="gr96" draw:text-style-name="P13" draw:layer="layout" svg:width="0.072cm" svg:height="0.041cm" svg:x="30.685cm" svg:y="17.36cm" svg:viewBox="0 0 73 42" svg:d="M69 27l-42 14c-5 1-10 0-13-4l-13-17c-2-1-1-3 1-4l47-16c4-1 8 0 11 3l12 16c2 3 1 7-3 8z">
              <text:p/>
            </draw:path>
            <draw:path draw:style-name="gr96" draw:text-style-name="P13" draw:layer="layout" svg:width="0.072cm" svg:height="0.029cm" svg:x="30.685cm" svg:y="17.378cm" svg:viewBox="0 0 73 30" svg:d="M73 3v8c0 2-2 4-4 5l-44 14c-4 1-9 0-12-4l-13-15v-1-10">
              <text:p/>
            </draw:path>
            <draw:path draw:style-name="gr96" draw:text-style-name="P13" draw:layer="layout" svg:width="0.072cm" svg:height="0.04cm" svg:x="30.716cm" svg:y="17.398cm" svg:viewBox="0 0 73 41" svg:d="M69 27l-42 13c-5 2-10 0-13-3l-13-17c-2-1-1-4 1-4l47-16c4-1 8 0 10 3l13 16c2 2 1 7-3 8z">
              <text:p/>
            </draw:path>
            <draw:path draw:style-name="gr96" draw:text-style-name="P13" draw:layer="layout" svg:width="0.072cm" svg:height="0.029cm" svg:x="30.716cm" svg:y="17.416cm" svg:viewBox="0 0 73 30" svg:d="M73 3v8c0 2-1 4-4 5l-44 14c-4 1-9 0-12-4l-12-15c-1 0-1 0-1-1v-10">
              <text:p/>
            </draw:path>
            <draw:path draw:style-name="gr96" draw:text-style-name="P13" draw:layer="layout" svg:width="0.072cm" svg:height="0.041cm" svg:x="30.747cm" svg:y="17.436cm" svg:viewBox="0 0 73 42" svg:d="M69 27l-42 14c-5 1-10 0-13-4l-13-17c-2-1-1-3 1-4l47-16c4-1 8 0 11 3l12 16c2 3 1 7-3 8z">
              <text:p/>
            </draw:path>
            <draw:path draw:style-name="gr96" draw:text-style-name="P13" draw:layer="layout" svg:width="0.072cm" svg:height="0.029cm" svg:x="30.747cm" svg:y="17.454cm" svg:viewBox="0 0 73 30" svg:d="M73 4v7c0 2-1 4-3 5l-44 14c-5 1-10 0-13-4l-12-14c-1-1-1-1-1-1v-1-10">
              <text:p/>
            </draw:path>
            <draw:path draw:style-name="gr96" draw:text-style-name="P13" draw:layer="layout" svg:width="0.072cm" svg:height="0.04cm" svg:x="30.732cm" svg:y="17.298cm" svg:viewBox="0 0 73 41" svg:d="M69 26l-42 14c-5 2-10 0-13-3l-13-17c-1-2-1-4 1-4l47-16c4-1 8 0 11 3l12 15c2 3 1 7-3 8z">
              <text:p/>
            </draw:path>
            <draw:path draw:style-name="gr96" draw:text-style-name="P13" draw:layer="layout" svg:width="0.072cm" svg:height="0.029cm" svg:x="30.732cm" svg:y="17.316cm" svg:viewBox="0 0 73 30" svg:d="M73 3v8c0 2-1 4-4 5l-43 14c-5 1-10 0-13-4l-12-15c-1 0-1 0-1-1v-10">
              <text:p/>
            </draw:path>
            <draw:path draw:style-name="gr96" draw:text-style-name="P13" draw:layer="layout" svg:width="0.072cm" svg:height="0.04cm" svg:x="30.763cm" svg:y="17.335cm" svg:viewBox="0 0 73 41" svg:d="M69 26l-42 15c-4 1-10 0-13-4l-13-17c-2-2-1-4 1-4l47-15c4-2 8 0 11 3l12 14c2 3 1 7-3 8z">
              <text:p/>
            </draw:path>
            <draw:path draw:style-name="gr96" draw:text-style-name="P13" draw:layer="layout" svg:width="0.072cm" svg:height="0.029cm" svg:x="30.763cm" svg:y="17.354cm" svg:viewBox="0 0 73 30" svg:d="M73 3v7c0 3-1 5-4 6l-43 14c-5 1-10 0-13-4l-13-15v-1-10">
              <text:p/>
            </draw:path>
            <draw:path draw:style-name="gr96" draw:text-style-name="P13" draw:layer="layout" svg:width="0.072cm" svg:height="0.04cm" svg:x="30.794cm" svg:y="17.373cm" svg:viewBox="0 0 73 41" svg:d="M69 26l-42 14c-5 2-10 0-13-3l-13-17c-1-2-1-4 1-4l47-16c3-1 8 0 10 3l13 15c2 3 1 7-3 8z">
              <text:p/>
            </draw:path>
            <draw:path draw:style-name="gr96" draw:text-style-name="P13" draw:layer="layout" svg:width="0.072cm" svg:height="0.029cm" svg:x="30.794cm" svg:y="17.392cm" svg:viewBox="0 0 73 30" svg:d="M73 3v8c0 2-1 4-4 5l-43 14c-5 1-10 0-13-4l-12-14c-1-1-1-1-1-2v-10">
              <text:p/>
            </draw:path>
            <draw:path draw:style-name="gr96" draw:text-style-name="P13" draw:layer="layout" svg:width="0.072cm" svg:height="0.04cm" svg:x="30.825cm" svg:y="17.411cm" svg:viewBox="0 0 73 41" svg:d="M69 26l-42 15c-5 1-10 0-13-5l-13-16c-2-2-1-4 1-4l47-15c4-2 8 0 11 3l12 14c2 3 1 7-3 8z">
              <text:p/>
            </draw:path>
            <draw:path draw:style-name="gr96" draw:text-style-name="P13" draw:layer="layout" svg:width="0.072cm" svg:height="0.029cm" svg:x="30.825cm" svg:y="17.43cm" svg:viewBox="0 0 73 30" svg:d="M73 3v7c0 3-2 4-4 5l-44 15c-4 1-9 0-12-4l-13-15v-1-10">
              <text:p/>
            </draw:path>
            <draw:path draw:style-name="gr96" draw:text-style-name="P13" draw:layer="layout" svg:width="0.248cm" svg:height="0.103cm" svg:x="30.214cm" svg:y="17.276cm" svg:viewBox="0 0 249 104" svg:d="M247 36l-218 68c-1 0-2 0-3 0l-26-33c0-1 0-3 2-3l218-68c1 0 2 0 2 1l26 32c1 1 1 2-1 3z">
              <text:p/>
            </draw:path>
            <draw:path draw:style-name="gr96" draw:text-style-name="P13" draw:layer="layout" svg:width="0.192cm" svg:height="0.056cm" svg:x="30.406cm" svg:y="17.493cm" svg:viewBox="0 0 193 57" svg:d="M2 30l-2 20c0 1 1 2 2 2l186 5c1 0 2-1 2-2l3-23c0 0-17-28-26-28-5 0-14-1-14-1 0 0-26 10-56 10-26 0-56-13-56-13 0 0-11 0-14 0-9 0-25 30-25 30z">
              <text:p/>
            </draw:path>
            <draw:path draw:style-name="gr96" draw:text-style-name="P13" draw:layer="layout" svg:width="0.187cm" svg:height="0.028cm" svg:x="30.407cm" svg:y="17.521cm" svg:viewBox="0 0 188 29" svg:d="M188 29c-5-7-17-25-24-25-6 0-14-1-14-1 0 0-26 10-56 10-27 0-56-13-56-13 0 0-14 0-17 0-7 0-16 14-21 24">
              <text:p/>
            </draw:path>
            <draw:line draw:style-name="gr96" draw:text-style-name="P13" draw:layer="layout" svg:x1="30.559cm" svg:y1="17.496cm" svg:x2="30.556cm" svg:y2="17.524cm">
              <text:p/>
            </draw:line>
            <draw:line draw:style-name="gr96" draw:text-style-name="P13" draw:layer="layout" svg:x1="30.575cm" svg:y1="17.497cm" svg:x2="30.572cm" svg:y2="17.525cm">
              <text:p/>
            </draw:line>
            <draw:line draw:style-name="gr96" draw:text-style-name="P13" draw:layer="layout" svg:x1="30.447cm" svg:y1="17.493cm" svg:x2="30.444cm" svg:y2="17.521cm">
              <text:p/>
            </draw:line>
            <draw:line draw:style-name="gr96" draw:text-style-name="P13" draw:layer="layout" svg:x1="30.431cm" svg:y1="17.493cm" svg:x2="30.428cm" svg:y2="17.521cm">
              <text:p/>
            </draw:line>
          </draw:g>
          <draw:frame draw:style-name="gr97" draw:text-style-name="P8" draw:layer="layout" svg:width="1.302cm" svg:height="0.725cm" svg:x="29.898cm" svg:y="17.775cm">
            <draw:text-box>
              <text:p>PTZ</text:p>
            </draw:text-box>
          </draw:frame>
        </draw:g>
        <draw:custom-shape draw:style-name="gr98" draw:text-style-name="P2" draw:layer="layout" svg:width="3.5cm" svg:height="1.625cm" svg:x="16.95cm" svg:y="13.525cm">
          <text:p/>
          <draw:enhanced-geometry svg:viewBox="0 0 21600 21600" draw:mirror-horizontal="false" draw:mirror-vertical="false" draw:type="rectangle" draw:enhanced-path="M 0 0 L 21600 0 21600 21600 0 21600 0 0 Z N"/>
        </draw:custom-shape>
        <draw:frame draw:style-name="gr99" draw:text-style-name="P8" draw:layer="layout" svg:width="3.94cm" svg:height="0.725cm" svg:x="16.76cm" svg:y="14.525cm">
          <draw:text-box>
            <text:p>switch-hp-4-4-port </text:p>
          </draw:text-box>
        </draw:frame>
        <draw:g draw:name="switch 2">
          <draw:custom-shape draw:style-name="gr100" draw:text-style-name="P6" draw:layer="layout" svg:width="1.75cm" svg:height="0.729cm" svg:x="17.95cm" svg:y="13.65cm">
            <text:p/>
            <draw:enhanced-geometry svg:viewBox="0 0 21600 21600" draw:mirror-horizontal="false" draw:mirror-vertical="false" draw:type="rectangle" draw:enhanced-path="M 0 0 L 21600 0 21600 21600 0 21600 0 0 Z N"/>
          </draw:custom-shape>
          <draw:custom-shape draw:style-name="gr101" draw:text-style-name="P6" draw:layer="layout" svg:width="1.604cm" svg:height="0.073cm" svg:x="18.023cm" svg:y="14.452cm">
            <text:p/>
            <draw:enhanced-geometry svg:viewBox="0 0 21600 21600" draw:mirror-horizontal="false" draw:mirror-vertical="false" draw:type="rectangle" draw:enhanced-path="M 0 0 L 21600 0 21600 21600 0 21600 0 0 Z N"/>
          </draw:custom-shape>
          <draw:custom-shape draw:style-name="gr102" draw:text-style-name="P7" draw:layer="layout" svg:width="0.437cm" svg:height="0.437cm" svg:x="19.19cm" svg:y="13.796cm">
            <text:p/>
            <draw:enhanced-geometry svg:viewBox="0 0 21600 21600" draw:mirror-horizontal="false" draw:mirror-vertical="false" draw:type="rectangle" draw:enhanced-path="M 0 0 L 21600 0 21600 21600 0 21600 0 0 Z N"/>
          </draw:custom-shape>
          <draw:polyline draw:style-name="gr103" draw:text-style-name="P9" draw:layer="layout" svg:width="0.349cm" svg:height="0.232cm" svg:x="19.233cm" svg:y="13.883cm" svg:viewBox="0 0 350 233" draw:points="0,233 98,233 261,0 350,0">
            <text:p/>
          </draw:polyline>
          <draw:polyline draw:style-name="gr104" draw:text-style-name="P9" draw:layer="layout" svg:width="0.349cm" svg:height="0.232cm" svg:x="19.233cm" svg:y="13.883cm" svg:viewBox="0 0 350 233" draw:points="350,233 252,233 89,0 0,0">
            <text:p/>
          </draw:polyline>
          <draw:polygon draw:style-name="gr105" draw:text-style-name="P6" draw:layer="layout" svg:width="0.218cm" svg:height="0.189cm" svg:x="18.023cm" svg:y="14.059cm" svg:viewBox="0 0 219 190" draw:points="0,146 0,0 219,0 219,146 146,146 146,189 73,190 73,146">
            <text:p/>
          </draw:polygon>
          <draw:polygon draw:style-name="gr106" draw:text-style-name="P6" draw:layer="layout" svg:width="0.218cm" svg:height="0.189cm" svg:x="18.607cm" svg:y="14.06cm" svg:viewBox="0 0 219 190" draw:points="0,146 0,0 219,0 219,146 146,146 146,189 73,190 73,146">
            <text:p/>
          </draw:polygon>
          <draw:polygon draw:style-name="gr107" draw:text-style-name="P6" draw:layer="layout" svg:width="0.218cm" svg:height="0.189cm" svg:x="18.316cm" svg:y="14.06cm" svg:viewBox="0 0 219 190" draw:points="0,146 0,0 219,0 219,146 146,146 146,189 73,190 73,146">
            <text:p/>
          </draw:polygon>
          <draw:polygon draw:style-name="gr108" draw:text-style-name="P6" draw:layer="layout" svg:width="0.218cm" svg:height="0.189cm" svg:x="18.9cm" svg:y="14.061cm" svg:viewBox="0 0 219 190" draw:points="0,146 0,0 219,0 219,146 146,146 146,189 73,190 73,146">
            <text:p/>
          </draw:polygon>
          <draw:polygon draw:style-name="gr109" draw:text-style-name="P6" draw:layer="layout" svg:width="0.218cm" svg:height="0.189cm" svg:x="18.023cm" svg:y="13.798cm" svg:viewBox="0 0 219 190" draw:points="0,146 0,0 219,0 219,146 146,146 146,189 73,190 73,146">
            <text:p/>
          </draw:polygon>
          <draw:polygon draw:style-name="gr110" draw:text-style-name="P6" draw:layer="layout" svg:width="0.218cm" svg:height="0.189cm" svg:x="18.607cm" svg:y="13.799cm" svg:viewBox="0 0 219 190" draw:points="0,146 0,0 219,0 219,146 146,146 146,189 73,190 73,146">
            <text:p/>
          </draw:polygon>
          <draw:polygon draw:style-name="gr111" draw:text-style-name="P6" draw:layer="layout" svg:width="0.218cm" svg:height="0.189cm" svg:x="18.316cm" svg:y="13.799cm" svg:viewBox="0 0 219 190" draw:points="0,146 0,0 219,0 219,146 146,146 146,189 73,190 73,146">
            <text:p/>
          </draw:polygon>
          <draw:polygon draw:style-name="gr112" draw:text-style-name="P6" draw:layer="layout" svg:width="0.218cm" svg:height="0.189cm" svg:x="18.9cm" svg:y="13.8cm" svg:viewBox="0 0 219 190" draw:points="0,146 0,0 219,0 219,146 146,146 146,189 73,190 73,146">
            <text:p/>
          </draw:polygon>
        </draw:g>
        <draw:g>
          <draw:custom-shape draw:style-name="gr113" draw:text-style-name="P2" draw:layer="layout" svg:width="2.5cm" svg:height="1.5cm" svg:x="32.39cm" svg:y="16.71cm">
            <text:p/>
            <draw:enhanced-geometry svg:viewBox="0 0 21600 21600" draw:mirror-horizontal="false" draw:mirror-vertical="false" draw:type="rectangle" draw:enhanced-path="M 0 0 L 21600 0 21600 21600 0 21600 0 0 Z N"/>
          </draw:custom-shape>
          <draw:frame draw:style-name="gr2" draw:text-style-name="P1" draw:layer="layout" svg:width="2.64cm" svg:height="2.64cm" svg:x="32.25cm" svg:y="16cm">
            <draw:image xlink:href="Pictures/10000201000000C8000000C88A56E135A892CB91.png" xlink:type="simple" xlink:show="embed" xlink:actuate="onLoad" draw:mime-type="image/png">
              <text:p/>
            </draw:image>
          </draw:frame>
          <draw:frame draw:style-name="gr114" draw:text-style-name="P8" draw:layer="layout" svg:width="2.598cm" svg:height="0.725cm" svg:x="32.352cm" svg:y="17.525cm">
            <draw:text-box>
              <text:p>CHBeamer</text:p>
            </draw:text-box>
          </draw:frame>
        </draw:g>
        <draw:g>
          <draw:custom-shape draw:style-name="gr115" draw:text-style-name="P2" draw:layer="layout" svg:width="2.5cm" svg:height="2.25cm" svg:x="27.577cm" svg:y="10cm">
            <text:p/>
            <draw:enhanced-geometry svg:viewBox="0 0 21600 21600" draw:mirror-horizontal="false" draw:mirror-vertical="false" draw:type="rectangle" draw:enhanced-path="M 0 0 L 21600 0 21600 21600 0 21600 0 0 Z N"/>
          </draw:custom-shape>
          <draw:g>
            <draw:polygon draw:style-name="gr116" draw:text-style-name="P14" draw:layer="layout" svg:width="1.142cm" svg:height="0.773cm" svg:x="28.237cm" svg:y="10.099cm" svg:viewBox="0 0 1143 774" draw:points="1123,774 21,774 0,754 0,20 21,0 1123,0 1143,20 1143,754">
              <text:p/>
            </draw:polygon>
            <draw:polygon draw:style-name="gr116" draw:text-style-name="P14" draw:layer="layout" svg:width="0.7cm" svg:height="0.948cm" svg:x="28.458cm" svg:y="10cm" svg:viewBox="0 0 701 949" draw:points="674,949 27,949 0,923 0,27 27,0 674,0 701,27 701,923">
              <text:p/>
            </draw:polygon>
            <draw:path draw:style-name="gr116" draw:text-style-name="P14" draw:layer="layout" svg:width="0.462cm" svg:height="0.463cm" svg:x="28.577cm" svg:y="10.257cm" svg:viewBox="0 0 463 464" svg:d="M463 232c0 128-103 232-231 232s-232-104-232-232 104-232 232-232 231 104 231 232z">
              <text:p/>
            </draw:path>
            <draw:path draw:style-name="gr116" draw:text-style-name="P14" draw:layer="layout" svg:width="0.397cm" svg:height="0.397cm" svg:x="28.61cm" svg:y="10.29cm" svg:viewBox="0 0 398 398" svg:d="M398 198c0 110-89 200-199 200-111 0-199-90-199-200 0-109 88-198 199-198 110 0 199 89 199 198z">
              <text:p/>
            </draw:path>
            <draw:path draw:style-name="gr117" draw:text-style-name="P15" draw:layer="layout" svg:width="0.355cm" svg:height="0.355cm" svg:x="28.631cm" svg:y="10.311cm" svg:viewBox="0 0 356 356" svg:d="M356 177c0 98-80 179-179 179-98 0-177-81-177-179s79-177 177-177c99 0 179 79 179 177z">
              <text:p/>
            </draw:path>
            <draw:polygon draw:style-name="gr118" draw:text-style-name="P15" draw:layer="layout" svg:width="0.094cm" svg:height="0.029cm" svg:x="28.47cm" svg:y="10.474cm" svg:viewBox="0 0 95 30" draw:points="0,30 95,30 95,0 0,0">
              <text:p/>
            </draw:polygon>
            <draw:polygon draw:style-name="gr119" draw:text-style-name="P13" draw:layer="layout" svg:width="0.094cm" svg:height="0.029cm" svg:x="28.47cm" svg:y="10.474cm" svg:viewBox="0 0 95 30" draw:points="95,30 0,30 0,0 95,0">
              <text:p/>
            </draw:polygon>
            <draw:polygon draw:style-name="gr118" draw:text-style-name="P15" draw:layer="layout" svg:width="0.094cm" svg:height="0.029cm" svg:x="29.052cm" svg:y="10.474cm" svg:viewBox="0 0 95 30" draw:points="0,30 95,30 95,0 0,0">
              <text:p/>
            </draw:polygon>
            <draw:polygon draw:style-name="gr119" draw:text-style-name="P13" draw:layer="layout" svg:width="0.094cm" svg:height="0.029cm" svg:x="29.052cm" svg:y="10.474cm" svg:viewBox="0 0 95 30" draw:points="95,30 0,30 0,0 95,0">
              <text:p/>
            </draw:polygon>
            <draw:path draw:style-name="gr117" draw:text-style-name="P15" draw:layer="layout" svg:width="0.197cm" svg:height="1.06cm" svg:x="28.341cm" svg:y="10.038cm" svg:viewBox="0 0 198 1061" svg:d="M198 1061h-198v-1044l18-17h82l18 17v936c0 4 1 8 4 11z">
              <text:p/>
            </draw:path>
            <draw:path draw:style-name="gr117" draw:text-style-name="P15" draw:layer="layout" svg:width="0.197cm" svg:height="1.06cm" svg:x="29.078cm" svg:y="10.038cm" svg:viewBox="0 0 198 1061" svg:d="M0 1061h198v-1044l-17-17h-83l-18 17v936c0 4-1 8-3 11z">
              <text:p/>
            </draw:path>
            <draw:polygon draw:style-name="gr117" draw:text-style-name="P15" draw:layer="layout" svg:width="1.368cm" svg:height="0.048cm" svg:x="28.124cm" svg:y="11.098cm" svg:viewBox="0 0 1369 49" draw:points="1369,49 0,49 24,0 1345,0">
              <text:p/>
            </draw:polygon>
            <draw:polygon draw:style-name="gr116" draw:text-style-name="P14" draw:layer="layout" svg:width="1.463cm" svg:height="0.04cm" svg:x="28.077cm" svg:y="11.146cm" svg:viewBox="0 0 1464 41" draw:points="1464,41 0,41 32,0 1431,0">
              <text:p/>
            </draw:polygon>
            <draw:polygon draw:style-name="gr116" draw:text-style-name="P14" draw:layer="layout" svg:width="1.463cm" svg:height="0.04cm" svg:x="28.077cm" svg:y="11.547cm" svg:viewBox="0 0 1464 41" draw:points="1431,41 32,41 0,0 1464,0">
              <text:p/>
            </draw:polygon>
            <draw:polygon draw:style-name="gr116" draw:text-style-name="P14" draw:layer="layout" svg:width="1.463cm" svg:height="0.361cm" svg:x="28.077cm" svg:y="11.186cm" svg:viewBox="0 0 1464 362" draw:points="1464,362 0,362 0,0 1464,0">
              <text:p/>
            </draw:polygon>
            <draw:line draw:style-name="gr119" draw:text-style-name="P13" draw:layer="layout" svg:x1="29.158cm" svg:y1="10.488cm" svg:x2="29.146cm" svg:y2="10.488cm">
              <text:p/>
            </draw:line>
            <draw:line draw:style-name="gr119" draw:text-style-name="P13" draw:layer="layout" svg:x1="28.47cm" svg:y1="10.488cm" svg:x2="28.458cm" svg:y2="10.488cm">
              <text:p/>
            </draw:line>
            <draw:line draw:style-name="gr119" draw:text-style-name="P13" draw:layer="layout" svg:x1="29.052cm" svg:y1="10.488cm" svg:x2="29.039cm" svg:y2="10.488cm">
              <text:p/>
            </draw:line>
            <draw:line draw:style-name="gr119" draw:text-style-name="P13" draw:layer="layout" svg:x1="28.577cm" svg:y1="10.488cm" svg:x2="28.564cm" svg:y2="10.488cm">
              <text:p/>
            </draw:line>
            <draw:line draw:style-name="gr119" draw:text-style-name="P13" draw:layer="layout" svg:x1="28.33cm" svg:y1="10.872cm" svg:x2="28.458cm" svg:y2="10.872cm">
              <text:p/>
            </draw:line>
            <draw:line draw:style-name="gr119" draw:text-style-name="P13" draw:layer="layout" svg:x1="29.275cm" svg:y1="10.872cm" svg:x2="29.158cm" svg:y2="10.872cm">
              <text:p/>
            </draw:line>
            <draw:polygon draw:style-name="gr117" draw:text-style-name="P15" draw:layer="layout" svg:width="0.956cm" svg:height="0.195cm" svg:x="28.33cm" svg:y="11.269cm" svg:viewBox="0 0 957 196" draw:points="957,196 0,196 0,0 957,0">
              <text:p/>
            </draw:polygon>
            <draw:polygon draw:style-name="gr120" draw:text-style-name="P14" draw:layer="layout" svg:width="0.01cm" svg:height="0.035cm" svg:x="29.192cm" svg:y="11.349cm" svg:viewBox="0 0 11 36" draw:points="0,36 11,36 11,0 0,0">
              <text:p/>
            </draw:polygon>
            <draw:polygon draw:style-name="gr119" draw:text-style-name="P13" draw:layer="layout" svg:width="0.01cm" svg:height="0.035cm" svg:x="29.192cm" svg:y="11.349cm" svg:viewBox="0 0 11 36" draw:points="0,0 11,0 11,36 0,36">
              <text:p/>
            </draw:polygon>
          </draw:g>
          <draw:frame draw:style-name="gr121" draw:text-style-name="P8" draw:layer="layout" svg:width="2.623cm" svg:height="0.725cm" svg:x="27.577cm" svg:y="11.525cm">
            <draw:text-box>
              <text:p>ptz-cam-01</text:p>
            </draw:text-box>
          </draw:frame>
        </draw:g>
        <draw:g>
          <draw:custom-shape draw:style-name="gr115" draw:text-style-name="P2" draw:layer="layout" svg:width="2.5cm" svg:height="2.25cm" svg:x="30.327cm" svg:y="10cm">
            <text:p/>
            <draw:enhanced-geometry svg:viewBox="0 0 21600 21600" draw:mirror-horizontal="false" draw:mirror-vertical="false" draw:type="rectangle" draw:enhanced-path="M 0 0 L 21600 0 21600 21600 0 21600 0 0 Z N"/>
          </draw:custom-shape>
          <draw:g>
            <draw:polygon draw:style-name="gr116" draw:text-style-name="P14" draw:layer="layout" svg:width="1.142cm" svg:height="0.773cm" svg:x="30.987cm" svg:y="10.099cm" svg:viewBox="0 0 1143 774" draw:points="1123,774 21,774 0,754 0,20 21,0 1123,0 1143,20 1143,754">
              <text:p/>
            </draw:polygon>
            <draw:polygon draw:style-name="gr116" draw:text-style-name="P14" draw:layer="layout" svg:width="0.7cm" svg:height="0.948cm" svg:x="31.208cm" svg:y="10cm" svg:viewBox="0 0 701 949" draw:points="674,949 27,949 0,923 0,27 27,0 674,0 701,27 701,923">
              <text:p/>
            </draw:polygon>
            <draw:path draw:style-name="gr116" draw:text-style-name="P14" draw:layer="layout" svg:width="0.462cm" svg:height="0.463cm" svg:x="31.327cm" svg:y="10.257cm" svg:viewBox="0 0 463 464" svg:d="M463 232c0 128-103 232-231 232s-232-104-232-232 104-232 232-232 231 104 231 232z">
              <text:p/>
            </draw:path>
            <draw:path draw:style-name="gr116" draw:text-style-name="P14" draw:layer="layout" svg:width="0.397cm" svg:height="0.397cm" svg:x="31.36cm" svg:y="10.29cm" svg:viewBox="0 0 398 398" svg:d="M398 198c0 110-89 200-199 200-111 0-199-90-199-200 0-109 88-198 199-198 110 0 199 89 199 198z">
              <text:p/>
            </draw:path>
            <draw:path draw:style-name="gr117" draw:text-style-name="P15" draw:layer="layout" svg:width="0.355cm" svg:height="0.355cm" svg:x="31.381cm" svg:y="10.311cm" svg:viewBox="0 0 356 356" svg:d="M356 177c0 98-80 179-179 179-98 0-177-81-177-179s79-177 177-177c99 0 179 79 179 177z">
              <text:p/>
            </draw:path>
            <draw:polygon draw:style-name="gr118" draw:text-style-name="P15" draw:layer="layout" svg:width="0.094cm" svg:height="0.029cm" svg:x="31.22cm" svg:y="10.474cm" svg:viewBox="0 0 95 30" draw:points="0,30 95,30 95,0 0,0">
              <text:p/>
            </draw:polygon>
            <draw:polygon draw:style-name="gr119" draw:text-style-name="P13" draw:layer="layout" svg:width="0.094cm" svg:height="0.029cm" svg:x="31.22cm" svg:y="10.474cm" svg:viewBox="0 0 95 30" draw:points="95,30 0,30 0,0 95,0">
              <text:p/>
            </draw:polygon>
            <draw:polygon draw:style-name="gr118" draw:text-style-name="P15" draw:layer="layout" svg:width="0.094cm" svg:height="0.029cm" svg:x="31.802cm" svg:y="10.474cm" svg:viewBox="0 0 95 30" draw:points="0,30 95,30 95,0 0,0">
              <text:p/>
            </draw:polygon>
            <draw:polygon draw:style-name="gr119" draw:text-style-name="P13" draw:layer="layout" svg:width="0.094cm" svg:height="0.029cm" svg:x="31.802cm" svg:y="10.474cm" svg:viewBox="0 0 95 30" draw:points="95,30 0,30 0,0 95,0">
              <text:p/>
            </draw:polygon>
            <draw:path draw:style-name="gr117" draw:text-style-name="P15" draw:layer="layout" svg:width="0.197cm" svg:height="1.06cm" svg:x="31.091cm" svg:y="10.038cm" svg:viewBox="0 0 198 1061" svg:d="M198 1061h-198v-1044l18-17h82l18 17v936c0 4 1 8 4 11z">
              <text:p/>
            </draw:path>
            <draw:path draw:style-name="gr117" draw:text-style-name="P15" draw:layer="layout" svg:width="0.197cm" svg:height="1.06cm" svg:x="31.828cm" svg:y="10.038cm" svg:viewBox="0 0 198 1061" svg:d="M0 1061h198v-1044l-17-17h-83l-18 17v936c0 4-1 8-3 11z">
              <text:p/>
            </draw:path>
            <draw:polygon draw:style-name="gr117" draw:text-style-name="P15" draw:layer="layout" svg:width="1.368cm" svg:height="0.048cm" svg:x="30.874cm" svg:y="11.098cm" svg:viewBox="0 0 1369 49" draw:points="1369,49 0,49 24,0 1345,0">
              <text:p/>
            </draw:polygon>
            <draw:polygon draw:style-name="gr116" draw:text-style-name="P14" draw:layer="layout" svg:width="1.463cm" svg:height="0.04cm" svg:x="30.827cm" svg:y="11.146cm" svg:viewBox="0 0 1464 41" draw:points="1464,41 0,41 32,0 1431,0">
              <text:p/>
            </draw:polygon>
            <draw:polygon draw:style-name="gr116" draw:text-style-name="P14" draw:layer="layout" svg:width="1.463cm" svg:height="0.04cm" svg:x="30.827cm" svg:y="11.547cm" svg:viewBox="0 0 1464 41" draw:points="1431,41 32,41 0,0 1464,0">
              <text:p/>
            </draw:polygon>
            <draw:polygon draw:style-name="gr116" draw:text-style-name="P14" draw:layer="layout" svg:width="1.463cm" svg:height="0.361cm" svg:x="30.827cm" svg:y="11.186cm" svg:viewBox="0 0 1464 362" draw:points="1464,362 0,362 0,0 1464,0">
              <text:p/>
            </draw:polygon>
            <draw:line draw:style-name="gr119" draw:text-style-name="P13" draw:layer="layout" svg:x1="31.908cm" svg:y1="10.488cm" svg:x2="31.896cm" svg:y2="10.488cm">
              <text:p/>
            </draw:line>
            <draw:line draw:style-name="gr119" draw:text-style-name="P13" draw:layer="layout" svg:x1="31.22cm" svg:y1="10.488cm" svg:x2="31.208cm" svg:y2="10.488cm">
              <text:p/>
            </draw:line>
            <draw:line draw:style-name="gr119" draw:text-style-name="P13" draw:layer="layout" svg:x1="31.802cm" svg:y1="10.488cm" svg:x2="31.789cm" svg:y2="10.488cm">
              <text:p/>
            </draw:line>
            <draw:line draw:style-name="gr119" draw:text-style-name="P13" draw:layer="layout" svg:x1="31.327cm" svg:y1="10.488cm" svg:x2="31.314cm" svg:y2="10.488cm">
              <text:p/>
            </draw:line>
            <draw:line draw:style-name="gr119" draw:text-style-name="P13" draw:layer="layout" svg:x1="31.08cm" svg:y1="10.872cm" svg:x2="31.208cm" svg:y2="10.872cm">
              <text:p/>
            </draw:line>
            <draw:line draw:style-name="gr119" draw:text-style-name="P13" draw:layer="layout" svg:x1="32.025cm" svg:y1="10.872cm" svg:x2="31.908cm" svg:y2="10.872cm">
              <text:p/>
            </draw:line>
            <draw:polygon draw:style-name="gr117" draw:text-style-name="P15" draw:layer="layout" svg:width="0.956cm" svg:height="0.195cm" svg:x="31.08cm" svg:y="11.269cm" svg:viewBox="0 0 957 196" draw:points="957,196 0,196 0,0 957,0">
              <text:p/>
            </draw:polygon>
            <draw:polygon draw:style-name="gr120" draw:text-style-name="P14" draw:layer="layout" svg:width="0.01cm" svg:height="0.035cm" svg:x="31.942cm" svg:y="11.349cm" svg:viewBox="0 0 11 36" draw:points="0,36 11,36 11,0 0,0">
              <text:p/>
            </draw:polygon>
            <draw:polygon draw:style-name="gr119" draw:text-style-name="P13" draw:layer="layout" svg:width="0.01cm" svg:height="0.035cm" svg:x="31.942cm" svg:y="11.349cm" svg:viewBox="0 0 11 36" draw:points="0,0 11,0 11,36 0,36">
              <text:p/>
            </draw:polygon>
          </draw:g>
          <draw:frame draw:style-name="gr121" draw:text-style-name="P8" draw:layer="layout" svg:width="2.623cm" svg:height="0.725cm" svg:x="30.327cm" svg:y="11.525cm">
            <draw:text-box>
              <text:p>ptz-cam-02</text:p>
            </draw:text-box>
          </draw:frame>
        </draw:g>
        <draw:g>
          <draw:custom-shape draw:style-name="gr122" draw:text-style-name="P2" draw:layer="layout" svg:width="2cm" svg:height="3.25cm" svg:x="15.2cm" svg:y="5.5cm">
            <text:p/>
            <draw:enhanced-geometry svg:viewBox="0 0 21600 21600" draw:mirror-horizontal="false" draw:mirror-vertical="false" draw:type="rectangle" draw:enhanced-path="M 0 0 L 21600 0 21600 21600 0 21600 0 0 Z N"/>
          </draw:custom-shape>
          <draw:g draw:name="tablet 1">
            <draw:custom-shape draw:style-name="gr123" draw:text-style-name="P6" draw:layer="layout" svg:width="2.5cm" svg:height="1.75cm" draw:transform="rotate (-1.5707963267949) translate (17.12cm 5.698cm)">
              <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124" draw:text-style-name="P7" draw:layer="layout" svg:width="1.75cm" svg:height="1.25cm" draw:transform="rotate (-1.5707963267949) translate (16.87cm 5.948cm)">
              <text:p/>
              <draw:enhanced-geometry svg:viewBox="0 0 21600 21600" draw:mirror-horizontal="false" draw:mirror-vertical="false" draw:path-stretchpoint-x="10800" draw:path-stretchpoint-y="10800" draw:text-areas="?f3 ?f4 ?f5 ?f6" draw:type="round-rectangle" draw:modifiers="1795.683453237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5" draw:text-style-name="P7" draw:layer="layout" svg:width="0.25cm" svg:height="0.25cm" draw:transform="rotate (-1.5707963267949) translate (16.37cm 7.8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26" draw:text-style-name="P8" draw:layer="layout" svg:width="1.353cm" svg:height="0.725cm" svg:x="15.55cm" svg:y="7.996cm">
            <draw:text-box>
              <text:p>iPad</text:p>
            </draw:text-box>
          </draw:frame>
        </draw:g>
        <draw:g>
          <draw:custom-shape draw:style-name="gr127" draw:text-style-name="P2" draw:layer="layout" svg:width="2.25cm" svg:height="1.75cm" svg:x="12cm" svg:y="16.25cm">
            <text:p/>
            <draw:enhanced-geometry svg:viewBox="0 0 21600 21600" draw:mirror-horizontal="false" draw:mirror-vertical="false" draw:type="rectangle" draw:enhanced-path="M 0 0 L 21600 0 21600 21600 0 21600 0 0 Z N"/>
          </draw:custom-shape>
          <draw:g draw:name="wireless-access-point 1">
            <draw:line draw:style-name="gr128" draw:text-style-name="P9" draw:layer="layout" svg:x1="13.164cm" svg:y1="16.685cm" svg:x2="13.164cm" svg:y2="16.857cm">
              <text:p/>
            </draw:line>
            <draw:custom-shape draw:style-name="gr129" draw:text-style-name="P6" draw:layer="layout" svg:width="0.287cm" svg:height="0.719cm" svg:x="13.02cm" svg:y="16.774cm">
              <text:p/>
              <draw:enhanced-geometry svg:viewBox="0 0 21600 21600" draw:mirror-horizontal="false" draw:mirror-vertical="true" draw:glue-points="?f6 10800 10800 21600 ?f5 10800 10800 0" draw:text-areas="?f3 ?f3 ?f4 ?f4" draw:type="trapezoid" draw:modifiers="6430.3696303696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ircle draw:style-name="gr130" draw:text-style-name="P16" draw:layer="layout" svg:width="0.287cm" svg:height="0.287cm" svg:x="13.02cm" svg:y="16.478cm" draw:kind="arc" draw:start-angle="326.77" draw:end-angle="32.36">
              <text:p/>
            </draw:circle>
            <draw:circle draw:style-name="gr131" draw:text-style-name="P17" draw:layer="layout" svg:width="0.287cm" svg:height="0.287cm" svg:x="13.02cm" svg:y="16.478cm" draw:kind="arc" draw:start-angle="147.58" draw:end-angle="213.24">
              <text:p/>
            </draw:circle>
            <draw:ellipse draw:style-name="gr132" draw:text-style-name="P16" draw:layer="layout" svg:width="0.43cm" svg:height="0.431cm" svg:x="12.949cm" svg:y="16.401cm" draw:kind="arc" draw:start-angle="326.77" draw:end-angle="32.36">
              <text:p/>
            </draw:ellipse>
            <draw:ellipse draw:style-name="gr133" draw:text-style-name="P17" draw:layer="layout" svg:width="0.43cm" svg:height="0.431cm" svg:x="12.949cm" svg:y="16.401cm" draw:kind="arc" draw:start-angle="147.58" draw:end-angle="213.24">
              <text:p/>
            </draw:ellipse>
            <draw:ellipse draw:style-name="gr134" draw:text-style-name="P16" draw:layer="layout" svg:width="0.645cm" svg:height="0.647cm" svg:x="12.805cm" svg:y="16.288cm" draw:kind="arc" draw:start-angle="326.77" draw:end-angle="32.36">
              <text:p/>
            </draw:ellipse>
            <draw:ellipse draw:style-name="gr135" draw:text-style-name="P17" draw:layer="layout" svg:width="0.645cm" svg:height="0.647cm" svg:x="12.877cm" svg:y="16.288cm" draw:kind="arc" draw:start-angle="147.63" draw:end-angle="213.21">
              <text:p/>
            </draw:ellipse>
            <draw:circle draw:style-name="gr136" draw:text-style-name="P10" draw:layer="layout" svg:width="0.143cm" svg:height="0.144cm" svg:x="13.092cm" svg:y="16.544cm">
              <text:p/>
            </draw:circle>
          </draw:g>
          <draw:frame draw:style-name="gr137" draw:text-style-name="P8" draw:layer="layout" svg:width="2.297cm" svg:height="0.725cm" svg:x="12cm" svg:y="17.275cm">
            <draw:text-box>
              <text:p>presenter</text:p>
            </draw:text-box>
          </draw:frame>
        </draw:g>
        <draw:g>
          <draw:custom-shape draw:style-name="gr138" draw:text-style-name="P2" draw:layer="layout" svg:width="2.538cm" svg:height="1.5cm" svg:x="15.95cm" svg:y="10.11cm">
            <text:p/>
            <draw:enhanced-geometry svg:viewBox="0 0 21600 21600" draw:mirror-horizontal="false" draw:mirror-vertical="false" draw:type="rectangle" draw:enhanced-path="M 0 0 L 21600 0 21600 21600 0 21600 0 0 Z N"/>
          </draw:custom-shape>
          <draw:frame draw:style-name="gr114" draw:text-style-name="P8" draw:layer="layout" svg:width="2.75cm" svg:height="0.725cm" svg:x="15.95cm" svg:y="10.925cm">
            <draw:text-box>
              <text:p>tbsEncoder</text:p>
            </draw:text-box>
          </draw:frame>
        </draw:g>
        <draw:frame draw:style-name="gr2" draw:text-style-name="P1" draw:layer="layout" svg:width="2.64cm" svg:height="2.64cm" svg:x="15.95cm" svg:y="9.36cm">
          <draw:image xlink:href="Pictures/10000201000000C8000000C88A56E135A892CB91.png" xlink:type="simple" xlink:show="embed" xlink:actuate="onLoad" draw:mime-type="image/png">
            <text:p/>
          </draw:image>
        </draw:frame>
        <draw:custom-shape draw:style-name="gr139" draw:text-style-name="P2" draw:layer="layout" svg:width="1.841cm" svg:height="1.5cm" svg:x="18.319cm" svg:y="16.61cm">
          <text:p/>
          <draw:enhanced-geometry svg:viewBox="0 0 21600 21600" draw:mirror-horizontal="false" draw:mirror-vertical="false" draw:type="rectangle" draw:enhanced-path="M 0 0 L 21600 0 21600 21600 0 21600 0 0 Z N"/>
        </draw:custom-shape>
        <draw:frame draw:style-name="gr140" draw:text-style-name="P8" draw:layer="layout" svg:width="2.2cm" svg:height="0.725cm" svg:x="18.16cm" svg:y="17.425cm">
          <draw:text-box>
            <text:p>CHAudio</text:p>
          </draw:text-box>
        </draw:frame>
        <draw:frame draw:style-name="gr2" draw:text-style-name="P1" draw:layer="layout" svg:width="2.64cm" svg:height="2.64cm" svg:x="17.91cm" svg:y="15.86cm">
          <draw:image xlink:href="Pictures/10000201000000C8000000C88A56E135A892CB91.png" xlink:type="simple" xlink:show="embed" xlink:actuate="onLoad" draw:mime-type="image/png">
            <text:p/>
          </draw:image>
        </draw:frame>
        <draw:custom-shape draw:name="Bubble-6" draw:style-name="gr141" draw:text-style-name="P18" draw:layer="layout" svg:width="7.786cm" svg:height="4.672cm" svg:x="18.164cm" svg:y="5.32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9" draw:text-style-name="P8" draw:layer="layout" svg:width="5.078cm" svg:height="0.725cm" svg:x="19.353cm" svg:y="7.25cm">
          <draw:text-box>
            <text:p>WLan CH-videotechnik <text:s/></text:p>
          </draw:text-box>
        </draw:frame>
        <draw:custom-shape draw:name="Bubble- 1" draw:style-name="gr142" draw:text-style-name="P18" draw:layer="layout" svg:width="5.039cm" svg:height="3.023cm" svg:x="29.211cm" svg:y="5.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43" draw:text-style-name="P20" draw:layer="layout" svg:width="2.965cm" svg:height="1.199cm" svg:x="30.25cm" svg:y="6.551cm">
          <draw:text-box>
            <text:p text:style-name="P19"><text:span text:style-name="T1">Internet</text:span></text:p>
          </draw:text-box>
        </draw:frame>
        <draw:g>
          <draw:custom-shape draw:style-name="gr144" draw:text-style-name="P2" draw:layer="layout" svg:width="3cm" svg:height="2cm" svg:x="11.671cm" svg:y="9.6cm">
            <text:p/>
            <draw:enhanced-geometry svg:viewBox="0 0 21600 21600" draw:mirror-horizontal="false" draw:mirror-vertical="false" draw:type="rectangle" draw:enhanced-path="M 0 0 L 21600 0 21600 21600 0 21600 0 0 Z N"/>
          </draw:custom-shape>
          <draw:g draw:name="laptop 2">
            <draw:custom-shape draw:style-name="gr145" draw:text-style-name="P6" draw:layer="layout" svg:width="1.213cm" svg:height="0.849cm" svg:x="12.537cm" svg:y="9.858cm">
              <text:p/>
              <draw:enhanced-geometry svg:viewBox="0 0 21600 21600" draw:mirror-horizontal="false" draw:mirror-vertical="false" draw:type="rectangle" draw:enhanced-path="M 0 0 L 21600 0 21600 21600 0 21600 0 0 Z N"/>
            </draw:custom-shape>
            <draw:rect draw:style-name="gr146" draw:text-style-name="P7" draw:layer="layout" svg:width="0.97cm" svg:height="0.607cm" svg:x="12.659cm" svg:y="9.979cm">
              <text:p/>
            </draw:rect>
            <draw:custom-shape draw:style-name="gr147" draw:text-style-name="P6" draw:layer="layout" svg:width="1.455cm" svg:height="0.364cm" svg:x="12.416cm" svg:y="10.707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8" draw:text-style-name="P10" draw:layer="layout" svg:width="0.243cm" svg:height="0.063cm" svg:x="13.022cm" svg:y="10.942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9" draw:text-style-name="P6" draw:layer="layout" svg:width="1.213cm" svg:height="0.184cm" svg:x="12.537cm" svg:y="10.765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draw:style-name="gr150" draw:text-style-name="P8" draw:layer="layout" svg:width="3.029cm" svg:height="0.725cm" svg:x="11.671cm" svg:y="10.975cm">
            <draw:text-box>
              <text:p>fremd-Laptop</text:p>
            </draw:text-box>
          </draw:frame>
        </draw:g>
        <draw:g>
          <draw:custom-shape draw:style-name="gr151" draw:text-style-name="P2" draw:layer="layout" svg:width="2cm" svg:height="1.25cm" svg:x="18.15cm" svg:y="19cm">
            <text:p/>
            <draw:enhanced-geometry svg:viewBox="0 0 21600 21600" draw:mirror-horizontal="false" draw:mirror-vertical="false" draw:type="rectangle" draw:enhanced-path="M 0 0 L 21600 0 21600 21600 0 21600 0 0 Z N"/>
          </draw:custom-shape>
          <draw:g draw:name="external-media-drive 1">
            <draw:custom-shape draw:style-name="gr152" draw:text-style-name="P6" draw:layer="layout" svg:width="1.034cm" svg:height="0.431cm" svg:x="18.666cm" svg:y="19.148cm">
              <text:p/>
              <draw:enhanced-geometry svg:viewBox="0 0 21600 21600" draw:mirror-horizontal="false" draw:mirror-vertical="false" draw:type="rectangle" draw:enhanced-path="M 0 0 L 21600 0 21600 21600 0 21600 0 0 Z N"/>
            </draw:custom-shape>
            <draw:custom-shape draw:style-name="gr153" draw:text-style-name="P6" draw:layer="layout" svg:width="0.948cm" svg:height="0.043cm" svg:x="18.709cm" svg:y="19.622cm">
              <text:p/>
              <draw:enhanced-geometry svg:viewBox="0 0 21600 21600" draw:mirror-horizontal="false" draw:mirror-vertical="false" draw:type="rectangle" draw:enhanced-path="M 0 0 L 21600 0 21600 21600 0 21600 0 0 Z N"/>
            </draw:custom-shape>
            <draw:custom-shape draw:style-name="gr154" draw:text-style-name="P7" draw:layer="layout" svg:width="0.259cm" svg:height="0.259cm" svg:x="19.398cm" svg:y="19.234cm">
              <text:p/>
              <draw:enhanced-geometry svg:viewBox="0 0 21600 21600" draw:mirror-horizontal="false" draw:mirror-vertical="false" draw:type="rectangle" draw:enhanced-path="M 0 0 L 21600 0 21600 21600 0 21600 0 0 Z N"/>
            </draw:custom-shape>
            <draw:custom-shape draw:style-name="gr155" draw:text-style-name="P21" draw:layer="layout" svg:width="0.172cm" svg:height="0.173cm" svg:x="19.442cm" svg:y="19.2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6" draw:layer="layout" svg:width="0.043cm" svg:height="0.044cm" svg:x="18.795cm" svg:y="19.3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7" draw:text-style-name="P6" draw:layer="layout" svg:width="0.388cm" svg:height="0.044cm" svg:x="18.881cm" svg:y="19.363cm">
              <text:p/>
              <draw:enhanced-geometry svg:viewBox="0 0 21600 21600" draw:mirror-horizontal="false" draw:mirror-vertical="false" draw:type="rectangle" draw:enhanced-path="M 0 0 L 21600 0 21600 21600 0 21600 0 0 Z N"/>
            </draw:custom-shape>
            <draw:custom-shape draw:style-name="gr158" draw:text-style-name="P22" draw:layer="layout" svg:width="0.172cm" svg:height="0.173cm" svg:x="19.442cm" svg:y="19.277cm">
              <text:p/>
              <draw:enhanced-geometry draw:mirror-horizontal="false" draw:mirror-vertical="false" draw:glue-point-type="segments" draw:type="mso-spt100" draw:modifiers="-179.535932183302 89.351772538409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9" draw:text-style-name="P22" draw:layer="layout" svg:width="0.172cm" svg:height="0.173cm" svg:x="19.442cm" svg:y="19.277cm">
              <text:p/>
              <draw:enhanced-geometry draw:mirror-horizontal="false" draw:mirror-vertical="false" draw:glue-point-type="segments" draw:type="mso-spt100" draw:modifiers="-0.0502153942533674 -88.504536136116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frame draw:style-name="gr160" draw:text-style-name="P8" draw:layer="layout" svg:width="2.246cm" svg:height="0.725cm" svg:x="18.054cm" svg:y="19.525cm">
            <draw:text-box>
              <text:p>Focusrite</text:p>
            </draw:text-box>
          </draw:frame>
        </draw:g>
        <draw:custom-shape draw:style-name="gr161" draw:text-style-name="P2" draw:layer="layout" svg:width="2cm" svg:height="1.5cm" svg:x="32.65cm" svg:y="19cm">
          <text:p/>
          <draw:enhanced-geometry svg:viewBox="0 0 21600 21600" draw:mirror-horizontal="false" draw:mirror-vertical="false" draw:type="rectangle" draw:enhanced-path="M 0 0 L 21600 0 21600 21600 0 21600 0 0 Z N"/>
        </draw:custom-shape>
        <draw:g draw:name="projector 1">
          <draw:custom-shape draw:style-name="gr162" draw:text-style-name="P6" draw:layer="layout" svg:width="0.961cm" svg:height="0.044cm" svg:x="33.252cm" svg:y="19.706cm">
            <text:p/>
            <draw:enhanced-geometry svg:viewBox="0 0 21600 21600" draw:mirror-horizontal="false" draw:mirror-vertical="false" draw:type="rectangle" draw:enhanced-path="M 0 0 L 21600 0 21600 21600 0 21600 0 0 Z N"/>
          </draw:custom-shape>
          <draw:custom-shape draw:name="Rectangle-Cut-6_ 1" draw:style-name="gr163" draw:text-style-name="P23" draw:layer="layout" svg:width="0.961cm" svg:height="0.437cm" svg:x="33.252cm" svg:y="19.226cm">
            <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custom-shape draw:style-name="gr164" draw:text-style-name="P7" draw:layer="layout" svg:width="0.262cm" svg:height="0.262cm" svg:x="33.383cm" svg:y="19.3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6" draw:layer="layout" svg:width="0.375cm" svg:height="0.001cm" svg:x="33.75cm" svg:y="19.488cm">
            <text:p/>
            <draw:enhanced-geometry svg:viewBox="0 0 21600 21600" draw:mirror-horizontal="false" draw:mirror-vertical="false" draw:type="rectangle" draw:enhanced-path="M 0 0 L 21600 0 21600 21600 0 21600 0 0 Z N"/>
          </draw:custom-shape>
          <draw:custom-shape draw:style-name="gr166" draw:text-style-name="P6" draw:layer="layout" svg:width="0.375cm" svg:height="0.001cm" svg:x="33.75cm" svg:y="19.401cm">
            <text:p/>
            <draw:enhanced-geometry svg:viewBox="0 0 21600 21600" draw:mirror-horizontal="false" draw:mirror-vertical="false" draw:type="rectangle" draw:enhanced-path="M 0 0 L 21600 0 21600 21600 0 21600 0 0 Z N"/>
          </draw:custom-shape>
        </draw:g>
        <draw:frame draw:style-name="gr167" draw:text-style-name="P8" draw:layer="layout" svg:width="2.2cm" svg:height="0.725cm" svg:x="32.55cm" svg:y="19.775cm">
          <draw:text-box>
            <text:p>Projektor</text:p>
          </draw:text-box>
        </draw:frame>
        <draw:g>
          <draw:custom-shape draw:style-name="gr168" draw:text-style-name="P2" draw:layer="layout" svg:width="3.25cm" svg:height="1.75cm" svg:x="17.55cm" svg:y="21.65cm">
            <text:p/>
            <draw:enhanced-geometry svg:viewBox="0 0 21600 21600" draw:mirror-horizontal="false" draw:mirror-vertical="false" draw:type="rectangle" draw:enhanced-path="M 0 0 L 21600 0 21600 21600 0 21600 0 0 Z N"/>
          </draw:custom-shape>
          <draw:frame draw:style-name="gr2" draw:text-style-name="P1" draw:layer="layout" svg:width="2.651cm" svg:height="1.25cm" svg:x="17.943cm" svg:y="21.75cm">
            <draw:image xlink:href="Pictures/100000000000051400000265BD440F4C4AF0C2F9.jpg" xlink:type="simple" xlink:show="embed" xlink:actuate="onLoad" draw:mime-type="image/jpeg">
              <text:p/>
            </draw:image>
          </draw:frame>
          <draw:frame draw:style-name="gr169" draw:text-style-name="P8" draw:layer="layout" svg:width="3.211cm" svg:height="0.725cm" svg:x="17.589cm" svg:y="22.775cm">
            <draw:text-box>
              <text:p>Audio-Mischer</text:p>
            </draw:text-box>
          </draw:frame>
        </draw:g>
        <draw:frame draw:style-name="gr170" draw:text-style-name="P24" draw:layer="layout" svg:width="2.018cm" svg:height="0.569cm" svg:x="32.75cm" svg:y="16.181cm">
          <draw:text-box>
            <text:p><text:span text:style-name="T2">PoE-Splitter</text:span></text:p>
          </draw:text-box>
        </draw:frame>
        <draw:frame draw:style-name="gr171" draw:text-style-name="P8" draw:layer="layout" svg:width="1.25cm" svg:height="0.569cm" draw:transform="rotate (1.5707963267949) translate (18.591cm 19.14cm)">
          <draw:text-box>
            <text:p><text:span text:style-name="T2">USB</text:span></text:p>
          </draw:text-box>
        </draw:frame>
        <draw:frame draw:style-name="gr172" draw:text-style-name="P24" draw:layer="layout" svg:width="2.746cm" svg:height="0.887cm" svg:x="19.604cm" svg:y="20.25cm">
          <draw:text-box>
            <text:p><text:span text:style-name="T2">XLR:</text:span></text:p>
            <text:p><text:span text:style-name="T2">von Mischer</text:span></text:p>
          </draw:text-box>
        </draw:frame>
        <draw:frame draw:style-name="gr173" draw:text-style-name="P26" draw:layer="layout" svg:width="3.05cm" svg:height="0.887cm" svg:x="16.6cm" svg:y="20.25cm">
          <draw:text-box>
            <text:p text:style-name="P25"><text:span text:style-name="T2">Klinke:</text:span></text:p>
            <text:p text:style-name="P25"><text:span text:style-name="T2">zum Mischer</text:span></text:p>
          </draw:text-box>
        </draw:frame>
        <draw:frame draw:style-name="gr174" draw:text-style-name="P24" draw:layer="layout" svg:width="1.823cm" svg:height="0.569cm" svg:x="16.75cm" svg:y="23.681cm">
          <draw:text-box>
            <text:p><text:span text:style-name="T2">Audio-Rac</text:span></text:p>
          </draw:text-box>
        </draw:frame>
        <draw:frame draw:style-name="gr175" draw:text-style-name="P24" draw:layer="layout" svg:width="1.25cm" svg:height="0.569cm" svg:x="33.25cm" svg:y="18.5cm">
          <draw:text-box>
            <text:p><text:span text:style-name="T2">HDMI</text:span></text:p>
          </draw:text-box>
        </draw:frame>
        <draw:frame draw:style-name="gr176" draw:text-style-name="P24" draw:layer="layout" svg:width="1.395cm" svg:height="0.887cm" svg:x="13.105cm" svg:y="14.5cm">
          <draw:text-box>
            <text:p><text:span text:style-name="T2">USB-</text:span></text:p>
            <text:p><text:span text:style-name="T2">Dongel</text:span></text:p>
          </draw:text-box>
        </draw:frame>
        <draw:frame draw:style-name="gr170" draw:text-style-name="P24" draw:layer="layout" svg:width="2.018cm" svg:height="0.569cm" svg:x="17.082cm" svg:y="11.531cm">
          <draw:text-box>
            <text:p><text:span text:style-name="T2">PoE-Splitter</text:span></text:p>
          </draw:text-box>
        </draw:frame>
        <draw:frame draw:style-name="gr175" draw:text-style-name="P24" draw:layer="layout" svg:width="1.226cm" svg:height="0.569cm" svg:x="14.724cm" svg:y="10.281cm">
          <draw:text-box>
            <text:p><text:span text:style-name="T2">HDMI</text:span></text:p>
          </draw:text-box>
        </draw:frame>
        <draw:frame draw:style-name="gr177" draw:text-style-name="P24" draw:layer="layout" svg:width="1.04cm" svg:height="0.569cm" svg:x="30.55cm" svg:y="13.031cm">
          <draw:text-box>
            <text:p><text:span text:style-name="T2">PoE</text:span></text:p>
          </draw:text-box>
        </draw:frame>
        <draw:frame draw:style-name="gr177" draw:text-style-name="P24" draw:layer="layout" svg:width="1.04cm" svg:height="0.569cm" svg:x="28.55cm" svg:y="13.032cm">
          <draw:text-box>
            <text:p><text:span text:style-name="T2">PoE</text:span></text:p>
          </draw:text-box>
        </draw:frame>
        <draw:frame draw:style-name="gr177" draw:text-style-name="P24" draw:layer="layout" svg:width="1.04cm" svg:height="0.569cm" svg:x="30.55cm" svg:y="15.132cm">
          <draw:text-box>
            <text:p><text:span text:style-name="T2">PoE</text:span></text:p>
          </draw:text-box>
        </draw:frame>
        <draw:g>
          <draw:custom-shape draw:style-name="gr66" draw:text-style-name="P2" draw:layer="layout" svg:width="1.75cm" svg:height="1.5cm" svg:x="26.671cm" svg:y="6.21cm">
            <text:p/>
            <draw:enhanced-geometry svg:viewBox="0 0 21600 21600" draw:mirror-horizontal="false" draw:mirror-vertical="false" draw:type="rectangle" draw:enhanced-path="M 0 0 L 21600 0 21600 21600 0 21600 0 0 Z N"/>
          </draw:custom-shape>
          <draw:g draw:name="modem 1">
            <draw:custom-shape draw:style-name="gr178" draw:text-style-name="P6" draw:layer="layout" svg:width="1.343cm" svg:height="0.56cm" svg:x="26.85cm" svg:y="6.46cm">
              <text:p/>
              <draw:enhanced-geometry svg:viewBox="0 0 21600 21600" draw:mirror-horizontal="false" draw:mirror-vertical="false" draw:type="rectangle" draw:enhanced-path="M 0 0 L 21600 0 21600 21600 0 21600 0 0 Z N"/>
            </draw:custom-shape>
            <draw:custom-shape draw:style-name="gr179" draw:text-style-name="P6" draw:layer="layout" svg:width="1.231cm" svg:height="0.056cm" svg:x="26.906cm" svg:y="7.076cm">
              <text:p/>
              <draw:enhanced-geometry svg:viewBox="0 0 21600 21600" draw:mirror-horizontal="false" draw:mirror-vertical="false" draw:type="rectangle" draw:enhanced-path="M 0 0 L 21600 0 21600 21600 0 21600 0 0 Z N"/>
            </draw:custom-shape>
            <draw:custom-shape draw:style-name="gr180" draw:text-style-name="P7" draw:layer="layout" svg:width="0.336cm" svg:height="0.336cm" svg:x="27.801cm" svg:y="6.572cm">
              <text:p/>
              <draw:enhanced-geometry svg:viewBox="0 0 21600 21600" draw:mirror-horizontal="false" draw:mirror-vertical="false" draw:type="rectangle" draw:enhanced-path="M 0 0 L 21600 0 21600 21600 0 21600 0 0 Z N"/>
            </draw:custom-shape>
            <draw:custom-shape draw:style-name="gr181" draw:text-style-name="P9" draw:layer="layout" svg:width="0.224cm" svg:height="0.223cm" svg:x="27.857cm" svg:y="6.6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82" draw:text-style-name="P6" draw:layer="layout" svg:width="0.057cm" svg:height="0.056cm" svg:x="26.961cm" svg:y="6.684cm">
              <text:p/>
            </draw:ellipse>
            <draw:circle draw:style-name="gr183" draw:text-style-name="P6" draw:layer="layout" svg:width="0.056cm" svg:height="0.056cm" svg:x="27.186cm" svg:y="6.684cm">
              <text:p/>
            </draw:circle>
            <draw:circle draw:style-name="gr184" draw:text-style-name="P6" draw:layer="layout" svg:width="0.056cm" svg:height="0.056cm" svg:x="27.074cm" svg:y="6.684cm">
              <text:p/>
            </draw:circle>
            <draw:circle draw:style-name="gr185" draw:text-style-name="P6" draw:layer="layout" svg:width="0.055cm" svg:height="0.056cm" svg:x="27.298cm" svg:y="6.684cm">
              <text:p/>
            </draw:circle>
            <draw:custom-shape draw:style-name="gr186" draw:text-style-name="P9" draw:layer="layout" svg:width="0.112cm" svg:height="0.224cm" svg:x="27.913cm" svg:y="6.6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87" draw:text-style-name="P9" draw:layer="layout" svg:x1="27.857cm" svg:y1="6.74cm" svg:x2="28.081cm" svg:y2="6.74cm">
              <text:p/>
            </draw:line>
            <draw:line draw:style-name="gr188" draw:text-style-name="P9" draw:layer="layout" svg:x1="27.969cm" svg:y1="6.628cm" svg:x2="27.969cm" svg:y2="6.852cm">
              <text:p/>
            </draw:line>
          </draw:g>
          <draw:frame draw:style-name="gr78" draw:text-style-name="P8" draw:layer="layout" svg:width="1.988cm" svg:height="0.725cm" svg:x="26.512cm" svg:y="7.025cm">
            <draw:text-box>
              <text:p>fritz.box</text:p>
            </draw:text-box>
          </draw:frame>
        </draw:g>
        <draw:frame draw:style-name="gr177" draw:text-style-name="P24" draw:layer="layout" svg:width="1.5cm" svg:height="0.569cm" svg:x="26cm" svg:y="10.25cm">
          <draw:text-box>
            <text:p><text:span text:style-name="T2">Lan1</text:span></text:p>
          </draw:text-box>
        </draw:frame>
        <draw:g>
          <draw:custom-shape draw:style-name="gr113" draw:text-style-name="P2" draw:layer="layout" svg:width="2.5cm" svg:height="1.5cm" svg:x="35.49cm" svg:y="16.698cm">
            <text:p/>
            <draw:enhanced-geometry svg:viewBox="0 0 21600 21600" draw:mirror-horizontal="false" draw:mirror-vertical="false" draw:type="rectangle" draw:enhanced-path="M 0 0 L 21600 0 21600 21600 0 21600 0 0 Z N"/>
          </draw:custom-shape>
          <draw:frame draw:style-name="gr2" draw:text-style-name="P1" draw:layer="layout" svg:width="2.64cm" svg:height="2.64cm" svg:x="35.35cm" svg:y="15.988cm">
            <draw:image xlink:href="Pictures/10000201000000C8000000C88A56E135A892CB91.png" xlink:type="simple" xlink:show="embed" xlink:actuate="onLoad" draw:mime-type="image/png">
              <text:p/>
            </draw:image>
          </draw:frame>
          <draw:frame draw:style-name="gr114" draw:text-style-name="P8" draw:layer="layout" svg:width="2.598cm" svg:height="0.725cm" svg:x="35.452cm" svg:y="17.513cm">
            <draw:text-box>
              <text:p>CHStage</text:p>
            </draw:text-box>
          </draw:frame>
        </draw:g>
        <draw:frame draw:style-name="gr170" draw:text-style-name="P24" draw:layer="layout" svg:width="2.018cm" svg:height="0.569cm" svg:x="35.85cm" svg:y="16.169cm">
          <draw:text-box>
            <text:p><text:span text:style-name="T2">PoE-Splitter</text:span></text:p>
          </draw:text-box>
        </draw:frame>
        <draw:g draw:name="video-display 1_0">
          <draw:custom-shape draw:style-name="gr189" draw:text-style-name="P6" draw:layer="layout" svg:width="1.313cm" svg:height="0.918cm" svg:x="36.25cm" svg:y="19.199cm">
            <text:p/>
            <draw:enhanced-geometry svg:viewBox="0 0 21600 21600" draw:mirror-horizontal="false" draw:mirror-vertical="false" draw:type="rectangle" draw:enhanced-path="M 0 0 L 21600 0 21600 21600 0 21600 0 0 Z N"/>
          </draw:custom-shape>
          <draw:rect draw:style-name="gr190" draw:text-style-name="P7" draw:layer="layout" svg:width="1.051cm" svg:height="0.657cm" svg:x="36.381cm" svg:y="19.33cm">
            <text:p/>
          </draw:rect>
          <draw:custom-shape draw:style-name="gr191" draw:text-style-name="P6" draw:layer="layout" svg:width="0.263cm" svg:height="0.132cm" svg:x="36.775cm" svg:y="20.117cm">
            <text:p/>
            <draw:enhanced-geometry svg:viewBox="0 0 21600 21600" draw:mirror-horizontal="false" draw:mirror-vertical="false" draw:type="rectangle" draw:enhanced-path="M 0 0 L 21600 0 21600 21600 0 21600 0 0 Z N"/>
          </draw:custom-shape>
          <draw:custom-shape draw:style-name="gr192" draw:text-style-name="P6" draw:layer="layout" svg:width="0.524cm" svg:height="0.001cm" svg:x="36.644cm" svg:y="20.249cm">
            <text:p/>
            <draw:enhanced-geometry svg:viewBox="0 0 21600 21600" draw:mirror-horizontal="false" draw:mirror-vertical="false" draw:type="rectangle" draw:enhanced-path="M 0 0 L 21600 0 21600 21600 0 21600 0 0 Z N"/>
          </draw:custom-shape>
        </draw:g>
        <draw:frame draw:style-name="gr193" draw:text-style-name="P27" draw:layer="layout" svg:width="2.7cm" svg:height="1.25cm" svg:x="35.564cm" svg:y="20.5cm">
          <draw:text-box>
            <text:p text:style-name="P19">Saal</text:p>
            <text:p text:style-name="P19">Rückwand</text:p>
          </draw:text-box>
        </draw:frame>
        <draw:frame draw:style-name="gr175" draw:text-style-name="P24" draw:layer="layout" svg:width="1.25cm" svg:height="0.569cm" svg:x="36.45cm" svg:y="18.501cm">
          <draw:text-box>
            <text:p><text:span text:style-name="T2">HDMI</text:span></text:p>
          </draw:text-box>
        </draw:frame>
        <draw:line draw:style-name="gr1" draw:text-style-name="P1" draw:layer="layout" svg:x1="36.25cm" svg:y1="13.5cm" svg:x2="36.25cm" svg:y2="12cm">
          <text:p/>
        </draw:line>
        <draw:custom-shape draw:style-name="gr194" draw:text-style-name="P2" draw:layer="layout" svg:width="2.25cm" svg:height="1.5cm" svg:x="36cm" svg:y="8.5cm">
          <text:p/>
          <draw:enhanced-geometry svg:viewBox="0 0 21600 21600" draw:mirror-horizontal="false" draw:mirror-vertical="false" draw:type="rectangle" draw:enhanced-path="M 0 0 L 21600 0 21600 21600 0 21600 0 0 Z N"/>
        </draw:custom-shape>
        <draw:custom-shape draw:style-name="gr113" draw:text-style-name="P2" draw:layer="layout" svg:width="2.5cm" svg:height="1.5cm" svg:x="35.89cm" svg:y="10.71cm">
          <text:p/>
          <draw:enhanced-geometry svg:viewBox="0 0 21600 21600" draw:mirror-horizontal="false" draw:mirror-vertical="false" draw:type="rectangle" draw:enhanced-path="M 0 0 L 21600 0 21600 21600 0 21600 0 0 Z N"/>
        </draw:custom-shape>
        <draw:frame draw:style-name="gr2" draw:text-style-name="P1" draw:layer="layout" svg:width="2.64cm" svg:height="2.64cm" svg:x="35.75cm" svg:y="10cm">
          <draw:image xlink:href="Pictures/10000201000000C8000000C88A56E135A892CB91.png" xlink:type="simple" xlink:show="embed" xlink:actuate="onLoad" draw:mime-type="image/png">
            <text:p/>
          </draw:image>
        </draw:frame>
        <draw:frame draw:style-name="gr195" draw:text-style-name="P8" draw:layer="layout" svg:width="3cm" svg:height="1.199cm" svg:x="35.75cm" svg:y="11.551cm">
          <draw:text-box>
            <text:p>CHMonitor1</text:p>
          </draw:text-box>
        </draw:frame>
        <draw:frame draw:style-name="gr170" draw:text-style-name="P24" draw:layer="layout" svg:width="2.018cm" svg:height="0.569cm" svg:x="36.232cm" svg:y="12.181cm">
          <draw:text-box>
            <text:p><text:span text:style-name="T2">PoE-Splitter</text:span></text:p>
          </draw:text-box>
        </draw:frame>
        <draw:g draw:name="video-display 1_1">
          <draw:custom-shape draw:style-name="gr196" draw:text-style-name="P6" draw:layer="layout" svg:width="1.313cm" svg:height="0.918cm" svg:x="36.5cm" svg:y="8.699cm">
            <text:p/>
            <draw:enhanced-geometry svg:viewBox="0 0 21600 21600" draw:mirror-horizontal="false" draw:mirror-vertical="false" draw:type="rectangle" draw:enhanced-path="M 0 0 L 21600 0 21600 21600 0 21600 0 0 Z N"/>
          </draw:custom-shape>
          <draw:rect draw:style-name="gr197" draw:text-style-name="P7" draw:layer="layout" svg:width="1.051cm" svg:height="0.657cm" svg:x="36.631cm" svg:y="8.83cm">
            <text:p/>
          </draw:rect>
          <draw:custom-shape draw:style-name="gr198" draw:text-style-name="P6" draw:layer="layout" svg:width="0.263cm" svg:height="0.132cm" svg:x="37.025cm" svg:y="9.617cm">
            <text:p/>
            <draw:enhanced-geometry svg:viewBox="0 0 21600 21600" draw:mirror-horizontal="false" draw:mirror-vertical="false" draw:type="rectangle" draw:enhanced-path="M 0 0 L 21600 0 21600 21600 0 21600 0 0 Z N"/>
          </draw:custom-shape>
          <draw:custom-shape draw:style-name="gr199" draw:text-style-name="P6" draw:layer="layout" svg:width="0.524cm" svg:height="0.001cm" svg:x="36.894cm" svg:y="9.749cm">
            <text:p/>
            <draw:enhanced-geometry svg:viewBox="0 0 21600 21600" draw:mirror-horizontal="false" draw:mirror-vertical="false" draw:type="rectangle" draw:enhanced-path="M 0 0 L 21600 0 21600 21600 0 21600 0 0 Z N"/>
          </draw:custom-shape>
        </draw:g>
        <draw:frame draw:style-name="gr175" draw:text-style-name="P24" draw:layer="layout" svg:width="1.25cm" svg:height="0.569cm" svg:x="36.75cm" svg:y="10.181cm">
          <draw:text-box>
            <text:p><text:span text:style-name="T2">HDMI</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marker draw:name="Arrow_20_short" draw:display-name="Arrow short" svg:viewBox="0 0 20 13" svg:d="M0 13l10-13 10 13z"/>
    <draw:marker draw:name="Linienspitzen_20_3" draw:display-name="Linienspitzen 3" svg:viewBox="0 0 20 13" svg:d="M0 13l10-13 10 13z"/>
    <draw:stroke-dash draw:name="Dash_20_Dot_20_1" draw:display-name="Dash Dot 1" draw:style="rect" draw:dots1="1" draw:dots1-length="0.02cm" draw:dots2="1" draw:dots2-length="0.02cm" draw:distance="0.02cm"/>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Roboto" style:font-family-asian="Roboto"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3-05T10:54:25.790415084</meta:creation-date>
    <dc:date>2023-09-17T13:18:49.781000000</dc:date>
    <meta:editing-duration>PT3H38M29S</meta:editing-duration>
    <meta:editing-cycles>27</meta:editing-cycles>
    <meta:generator>LibreOffice/7.0.6.2$Windows_X86_64 LibreOffice_project/144abb84a525d8e30c9dbbefa69cbbf2d8d4ae3b</meta:generator>
    <meta:document-statistic meta:object-count="556"/>
  </office:meta>
</office:document-meta>
</file>